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288.9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3.49pt"/>
    </style:style>
    <style:style style:name="co5" style:family="table-column">
      <style:table-column-properties fo:break-before="auto" style:column-width="95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wyni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zwa</text:p>
          </table:table-cell>
          <table:table-cell/>
          <table:table-cell office:value-type="string" calcext:value-type="string">
            <text:p>Ilosc Real</text:p>
          </table:table-cell>
          <table:table-cell office:value-type="string" calcext:value-type="string">
            <text:p>Ilosc Fakt</text:p>
          </table:table-cell>
          <table:table-cell office:value-type="string" calcext:value-type="string">
            <text:p>Roznica Fakt Nor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ŁOŃ DO ROZKRĘCANIA W WORKU /870043/ <text:s text:c="11"/>700431</text:p>
          </table:table-cell>
          <table:table-cell table:formula="of:=[.E2]-[.D2]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ierścionki135677</text:p>
          </table:table-cell>
          <table:table-cell table:formula="of:=[.E3]-[.D3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ierścionki 133758</text:p>
          </table:table-cell>
          <table:table-cell table:formula="of:=[.E4]-[.D4]"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RCZA Z RZUTKAMI /7839828/ <text:s text:c="20"/>398286</text:p>
          </table:table-cell>
          <table:table-cell table:formula="of:=[.E5]-[.D5]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DOWARKA 29CM /548784/ <text:s text:c="24"/>487847</text:p>
          </table:table-cell>
          <table:table-cell table:formula="of:=[.E6]-[.D6]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STOLET METALOWY NA SPłONKę <text:s/>/7888B <text:s text:c="11"/>516093</text:p>
          </table:table-cell>
          <table:table-cell table:formula="of:=[.E7]-[.D7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ISTOLET NA SPłONKę /CHT40985/ <text:s text:c="17"/>047337</text:p>
          </table:table-cell>
          <table:table-cell table:formula="of:=[.E8]-[.D8]"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ISTOLET NA SPłONKę /CHT409A16 <text:s text:c="17"/>047344</text:p>
          </table:table-cell>
          <table:table-cell table:formula="of:=[.E9]-[.D9]"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ISTOLET NA SPłONKę /CHT409B29 <text:s text:c="17"/>047351</text:p>
          </table:table-cell>
          <table:table-cell table:formula="of:=[.E10]-[.D10]"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ISTOLET NA SPłONKE /CHT409C13 <text:s text:c="17"/>002275</text:p>
          </table:table-cell>
          <table:table-cell table:formula="of:=[.E11]-[.D1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ISTOLET METALOWY NA SPłONKę /S703B/ <text:s text:c="11"/>510657</text:p>
          </table:table-cell>
          <table:table-cell table:formula="of:=[.E12]-[.D12]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ISTOLET NA SPłONKę /CHT409A52 <text:s text:c="17"/>047368</text:p>
          </table:table-cell>
          <table:table-cell table:formula="of:=[.E13]-[.D13]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ISTOLET NA SPłONKę /CHT2927805</text:p>
          </table:table-cell>
          <table:table-cell table:formula="of:=[.E14]-[.D14]"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LOCKI ŚREDNIE /K2S/ <text:s text:c="27"/>000055</text:p>
          </table:table-cell>
          <table:table-cell table:formula="of:=[.E15]-[.D15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STOLET NA SPłONKę /CHT409C26 <text:s text:c="17"/>047313</text:p>
          </table:table-cell>
          <table:table-cell table:formula="of:=[.E16]-[.D16]" office:value-type="float" office:value="820" calcext:value-type="float">
            <text:p>820</text:p>
          </table:table-cell>
          <table:table-cell office:value-type="float" office:value="897" calcext:value-type="float">
            <text:p>897</text:p>
          </table:table-cell>
          <table:table-cell office:value-type="float" office:value="1717" calcext:value-type="float">
            <text:p>171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STOLET METALOWY NA SPłONKę /S902BN <text:s text:c="11"/>514174</text:p>
          </table:table-cell>
          <table:table-cell table:formula="of:=[.E17]-[.D17]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ISTOLET NA SPłONKę /8247SP/ <text:s text:c="19"/>516222</text:p>
          </table:table-cell>
          <table:table-cell table:formula="of:=[.E18]-[.D18]" office:value-type="float" office:value="20" calcext:value-type="float">
            <text:p>20</text:p>
          </table:table-cell>
          <table:table-cell office:value-type="float" office:value="254" calcext:value-type="float">
            <text:p>254</text:p>
          </table:table-cell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LOCKI 3 MAŁE /K3M/ <text:s text:c="28"/>000161</text:p>
          </table:table-cell>
          <table:table-cell table:formula="of:=[.E19]-[.D19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LOCKI BOBO - <text:s/>50 <text:s text:c="30"/>306725</text:p>
          </table:table-cell>
          <table:table-cell table:formula="of:=[.E20]-[.D20]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ZWONKI CHROM.27 TON <text:s text:c="27"/>000049</text:p>
          </table:table-cell>
          <table:table-cell table:formula="of:=[.E21]-[.D21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RĘGLE MAŁE /TOYS/ <text:s text:c="29"/>306084</text:p>
          </table:table-cell>
          <table:table-cell table:formula="of:=[.E22]-[.D2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ymbałki /TA9901-2/003165/</text:p>
          </table:table-cell>
          <table:table-cell table:formula="of:=[.E23]-[.D23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omplet do prasowania /000155/</text:p>
          </table:table-cell>
          <table:table-cell table:formula="of:=[.E24]-[.D24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iękka piłka i kostka /004636/</text:p>
          </table:table-cell>
          <table:table-cell table:formula="of:=[.E25]-[.D2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Zwierzęta domowe 8szt w worku /397041/</text:p>
          </table:table-cell>
          <table:table-cell table:formula="of:=[.E26]-[.D26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ŻELAZKO B.O. Pryska wodą/960308/</text:p>
          </table:table-cell>
          <table:table-cell table:formula="of:=[.E27]-[.D27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KLOCKI sluban wojsko (121 el.) /G045278/</text:p>
          </table:table-cell>
          <table:table-cell table:formula="of:=[.E28]-[.D28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KULKI WODNE <text:s/>X20</text:p>
          </table:table-cell>
          <table:table-cell table:formula="of:=[.E29]-[.D29]" office:value-type="float" office:value="155" calcext:value-type="float">
            <text:p>155</text:p>
          </table:table-cell>
          <table:table-cell office:value-type="float" office:value="1091" calcext:value-type="float">
            <text:p>1091</text:p>
          </table:table-cell>
          <table:table-cell office:value-type="float" office:value="1246" calcext:value-type="float">
            <text:p>124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KUBEK ZE SŁOMKĄ 180ML. /PB8203/ <text:s text:c="16"/>085107</text:p>
          </table:table-cell>
          <table:table-cell table:formula="of:=[.E30]-[.D30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amochiki metalowe displ. 36 szt /396365/</text:p>
          </table:table-cell>
          <table:table-cell table:formula="of:=[.E31]-[.D31]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uto czerwone-metal 12cm, Światło, Dźwięk 300209</text:p>
          </table:table-cell>
          <table:table-cell table:formula="of:=[.E32]-[.D32]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RAKTOR Z PŁUGIEM 104973</text:p>
          </table:table-cell>
          <table:table-cell table:formula="of:=[.E33]-[.D33]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alka Syrenka 29cm Display 12/48 300710</text:p>
          </table:table-cell>
          <table:table-cell table:formula="of:=[.E34]-[.D34]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RAKTOR MNJ.Z OPRYSKIWACZEM <text:s/>2055 /66406/966405</text:p>
          </table:table-cell>
          <table:table-cell table:formula="of:=[.E35]-[.D35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PIŁKA NOŻNA <text:s text:c="2"/>302028</text:p>
          </table:table-cell>
          <table:table-cell table:formula="of:=[.E36]-[.D36]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ŚMIGUSOWKA SŁONIK <text:s/>/OPK.25SZT/</text:p>
          </table:table-cell>
          <table:table-cell table:formula="of:=[.E37]-[.D37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ATAJĄCY SOLARNY MOTYLEK <text:s/>/BJ/2015 <text:s text:c="13"/>615653</text:p>
          </table:table-cell>
          <table:table-cell table:formula="of:=[.E38]-[.D38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Lalka w sukni balowej /TAT2068-19/393500/</text:p>
          </table:table-cell>
          <table:table-cell table:formula="of:=[.E39]-[.D39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ORGANY NA PRĄD Z MIKROFONEM 80CM /-3738/ <text:s text:c="7"/>960034</text:p>
          </table:table-cell>
          <table:table-cell table:formula="of:=[.E40]-[.D4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ORGANY NA PRĄD + MIKROFON 60CM./SD3007/ <text:s text:c="8"/>002834</text:p>
          </table:table-cell>
          <table:table-cell table:formula="of:=[.E41]-[.D4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Klocki Sluban Policja (126 el.) 957423</text:p>
          </table:table-cell>
          <table:table-cell table:formula="of:=[.E42]-[.D42]"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Klocki policja commando 391902</text:p>
          </table:table-cell>
          <table:table-cell table:formula="of:=[.E43]-[.D43]"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ZESTAW KOWBOJA NA KARCIE /G045030/ <text:s text:c="13"/>949251</text:p>
          </table:table-cell>
          <table:table-cell table:formula="of:=[.E44]-[.D44]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zybkie Auta Metal RC /display 4szt/300650</text:p>
          </table:table-cell>
          <table:table-cell table:formula="of:=[.E45]-[.D45]"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KARABIN B/O. Z PASKIEM 09952,992755</text:p>
          </table:table-cell>
          <table:table-cell table:formula="of:=[.E46]-[.D46]"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Auto speed car RC 300728</text:p>
          </table:table-cell>
          <table:table-cell table:formula="of:=[.E47]-[.D47]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6 Autek 7cm wys. Koła 300032</text:p>
          </table:table-cell>
          <table:table-cell table:formula="of:=[.E48]-[.D48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Piłka 20 cm włochata 135257</text:p>
          </table:table-cell>
          <table:table-cell table:formula="of:=[.E49]-[.D49]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PIŁKA DO KOSZA 302004</text:p>
          </table:table-cell>
          <table:table-cell table:formula="of:=[.E50]-[.D50]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CIĘŻARÓWKA METAL 4WZ. /2211-4/ <text:s/>PUD. <text:s text:c="11"/>066146</text:p>
          </table:table-cell>
          <table:table-cell table:formula="of:=[.E51]-[.D5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Auto śmieciarka display 12 szt. 995616</text:p>
          </table:table-cell>
          <table:table-cell table:formula="of:=[.E52]-[.D52]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DINOZAUR/ <text:s text:c="38"/>142818</text:p>
          </table:table-cell>
          <table:table-cell table:formula="of:=[.E53]-[.D53]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TRÓJ POLICJANTA <text:s/>/004025/ <text:s text:c="21"/>615042</text:p>
          </table:table-cell>
          <table:table-cell table:formula="of:=[.E54]-[.D5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MUCHA ZE ŚWIATŁEM NACIĄG SZNUREK /14364/BC <text:s text:c="5"/>617954</text:p>
          </table:table-cell>
          <table:table-cell table:formula="of:=[.E55]-[.D55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AUTO SPORT 22CM. W WORKU /016380/ <text:s text:c="14"/>620756</text:p>
          </table:table-cell>
          <table:table-cell table:formula="of:=[.E56]-[.D5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KAPELUSZ DZIEWCZYNKI 4KOL. /ZRPIE928/ <text:s text:c="10"/>055179</text:p>
          </table:table-cell>
          <table:table-cell table:formula="of:=[.E57]-[.D57]"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ZESTAW LALEK 7" W PUDEŁKU /MPA12116/ <text:s text:c="11"/>121162</text:p>
          </table:table-cell>
          <table:table-cell table:formula="of:=[.E58]-[.D5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PIŁKA MAGICZNA <text:s/>/MPG26730/ 267303</text:p>
          </table:table-cell>
          <table:table-cell table:formula="of:=[.E59]-[.D59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GRA CHIŃCZYK+WARCABY <text:s/>/NAKŁON/ <text:s text:c="17"/>800181</text:p>
          </table:table-cell>
          <table:table-cell table:formula="of:=[.E60]-[.D60]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LALKA 12 DZW. 16" PIJE/SIUSIA /MPH08436/ <text:s text:c="7"/>084368</text:p>
          </table:table-cell>
          <table:table-cell table:formula="of:=[.E61]-[.D61]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Zestaw do badmintona 994480</text:p>
          </table:table-cell>
          <table:table-cell table:formula="of:=[.E62]-[.D62]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MATERAC PLAŻOWY 208X116CM. /469079/ <text:s text:c="12"/>469079</text:p>
          </table:table-cell>
          <table:table-cell table:formula="of:=[.E63]-[.D63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Piłka do ściskania (światło) 12 szt. disp. 84115</text:p>
          </table:table-cell>
          <table:table-cell table:formula="of:=[.E64]-[.D64]" office:value-type="float" office:value="27" calcext:value-type="float">
            <text:p>27</text:p>
          </table:table-cell>
          <table:table-cell office:value-type="float" office:value="112" calcext:value-type="float">
            <text:p>112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Piłka pluszowa pompowana 20 cm /TG403626/141149/</text:p>
          </table:table-cell>
          <table:table-cell table:formula="of:=[.E65]-[.D65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ZEGAREK DZIECIĘCY PLAST.DUŻY X10 <text:s text:c="15"/>009807</text:p>
          </table:table-cell>
          <table:table-cell table:formula="of:=[.E66]-[.D66]" office:value-type="float" office:value="126" calcext:value-type="float">
            <text:p>126</text:p>
          </table:table-cell>
          <table:table-cell office:value-type="float" office:value="250" calcext:value-type="float">
            <text:p>250</text:p>
          </table:table-cell>
          <table:table-cell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Lizak policyjny 131808</text:p>
          </table:table-cell>
          <table:table-cell table:formula="of:=[.E67]-[.D67]"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Piłka nożna premium TPU /50 <text:s/>302035</text:p>
          </table:table-cell>
          <table:table-cell table:formula="of:=[.E68]-[.D68]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Gumowe kaczuszki do kąpieli 4szt 303827</text:p>
          </table:table-cell>
          <table:table-cell table:formula="of:=[.E69]-[.D69]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KARABIN PUKAWKA Z LUNETĄ /266198/ <text:s text:c="14"/>661981</text:p>
          </table:table-cell>
          <table:table-cell table:formula="of:=[.E70]-[.D70]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Brelok Emotik x12</text:p>
          </table:table-cell>
          <table:table-cell table:formula="of:=[.E71]-[.D71]" office:value-type="float" office:value="60" calcext:value-type="float">
            <text:p>60</text:p>
          </table:table-cell>
          <table:table-cell office:value-type="float" office:value="119" calcext:value-type="float">
            <text:p>119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WOJSKO Z PLANSZĄ ŚREDNIE /WOC10-8/ <text:s/>3WZ. <text:s/>28485,407471</text:p>
          </table:table-cell>
          <table:table-cell table:formula="of:=[.E72]-[.D72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KLOCKI SLUBAN 111EL. WYWROTKA /G032473/ <text:s text:c="8"/>955207</text:p>
          </table:table-cell>
          <table:table-cell table:formula="of:=[.E73]-[.D73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Puzzle Drewnanie /Q3033/132676/</text:p>
          </table:table-cell>
          <table:table-cell table:formula="of:=[.E74]-[.D74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Puzzle drewniane zegar /Q3032/132638/</text:p>
          </table:table-cell>
          <table:table-cell table:formula="of:=[.E75]-[.D75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Piłka do ćwiczeń 24 szt.</text:p>
          </table:table-cell>
          <table:table-cell table:formula="of:=[.E76]-[.D76]"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Auto Metal 3" /O382/115242/</text:p>
          </table:table-cell>
          <table:table-cell table:formula="of:=[.E77]-[.D77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PAMIĘTNIK NA SZYFR <text:s/>/TG365131/ <text:s text:c="17"/>878667</text:p>
          </table:table-cell>
          <table:table-cell table:formula="of:=[.E78]-[.D78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Piłka Nożna /50 302042</text:p>
          </table:table-cell>
          <table:table-cell table:formula="of:=[.E79]-[.D79]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Auto tir policyjny 992786</text:p>
          </table:table-cell>
          <table:table-cell table:formula="of:=[.E80]-[.D80]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WACHLARZ <text:s/>X12</text:p>
          </table:table-cell>
          <table:table-cell table:formula="of:=[.E81]-[.D81]" office:value-type="float" office:value="851" calcext:value-type="float">
            <text:p>851</text:p>
          </table:table-cell>
          <table:table-cell office:value-type="float" office:value="927" calcext:value-type="float">
            <text:p>927</text:p>
          </table:table-cell>
          <table:table-cell office:value-type="float" office:value="1778" calcext:value-type="float">
            <text:p>1778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KULKI W GRANACIE <text:s/>X24 </text:p>
          </table:table-cell>
          <table:table-cell table:formula="of:=[.E82]-[.D82]" office:value-type="float" office:value="140" calcext:value-type="float">
            <text:p>140</text:p>
          </table:table-cell>
          <table:table-cell office:value-type="float" office:value="34" calcext:value-type="float">
            <text:p>34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KULA MAGICZNA <text:s/>X 12SZT /G076031/ <text:s text:c="15"/>970330</text:p>
          </table:table-cell>
          <table:table-cell table:formula="of:=[.E83]-[.D83]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AUTO "SONIC 2" <text:s/>23CM. /Q2371/ 3KOL.WOREK <text:s text:c="7"/>116225</text:p>
          </table:table-cell>
          <table:table-cell table:formula="of:=[.E84]-[.D84]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Kucyk w jajku 12.5cm 300544</text:p>
          </table:table-cell>
          <table:table-cell table:formula="of:=[.E85]-[.D85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GNIOTEK szt. / x5 <text:s/>paczka/ <text:s/>850028</text:p>
          </table:table-cell>
          <table:table-cell table:formula="of:=[.E86]-[.D86]" office:value-type="float" office:value="236" calcext:value-type="float">
            <text:p>236</text:p>
          </table:table-cell>
          <table:table-cell office:value-type="float" office:value="25" calcext:value-type="float">
            <text:p>25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Piłka miękka x12 szt. 983422</text:p>
          </table:table-cell>
          <table:table-cell table:formula="of:=[.E87]-[.D87]"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PIŁKA POMPOWANA </text:p>
          </table:table-cell>
          <table:table-cell table:formula="of:=[.E88]-[.D88]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PIŁKA 24 <text:s/>POMPOWANA <text:s/>X10</text:p>
          </table:table-cell>
          <table:table-cell table:formula="of:=[.E89]-[.D89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GRA ZNAKI DROGOWE/LEŚNY TELEFON <text:s text:c="2"/>(FAN) <text:s text:c="8"/>802637</text:p>
          </table:table-cell>
          <table:table-cell table:formula="of:=[.E90]-[.D9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PROFESOREK Wyrazek - składa wyrazy</text:p>
          </table:table-cell>
          <table:table-cell table:formula="of:=[.E91]-[.D91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Pamiętnik otwierany różdżką 136797</text:p>
          </table:table-cell>
          <table:table-cell table:formula="of:=[.E92]-[.D9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AUTO METAL OTW.DRZWI <text:s/>/0304/BLISTER <text:s text:c="12"/>081660</text:p>
          </table:table-cell>
          <table:table-cell table:formula="of:=[.E93]-[.D93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GRA ZOSTAŃ GWIAZDA <text:s/>3GRY <text:s text:c="5"/>(FAN) <text:s text:c="12"/>803016</text:p>
          </table:table-cell>
          <table:table-cell table:formula="of:=[.E94]-[.D94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GRA ZOSTAŃ LEKARZEM <text:s text:c="4"/>(FAN) <text:s text:c="18"/>802903</text:p>
          </table:table-cell>
          <table:table-cell table:formula="of:=[.E95]-[.D95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GRA ZOSTAŃ POLICJANTEM <text:s text:c="4"/>(FAN) <text:s text:c="15"/>802897</text:p>
          </table:table-cell>
          <table:table-cell table:formula="of:=[.E96]-[.D9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Piłka gumowa z rączką 994527</text:p>
          </table:table-cell>
          <table:table-cell table:formula="of:=[.E97]-[.D97]"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GRA ZOSTAŃ STRAŻAKIEM <text:s text:c="4"/>(FAN) <text:s text:c="16"/>802880</text:p>
          </table:table-cell>
          <table:table-cell table:formula="of:=[.E98]-[.D98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PROFESOREK Cyferek - liczenie</text:p>
          </table:table-cell>
          <table:table-cell table:formula="of:=[.E99]-[.D99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Ułóż Wyrazy Ekologia <text:s text:c="2"/>804082</text:p>
          </table:table-cell>
          <table:table-cell table:formula="of:=[.E100]-[.D100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UKŁADANKA-KOLOROWY SAD <text:s/>(FAN) <text:s text:c="18"/>803108</text:p>
          </table:table-cell>
          <table:table-cell table:formula="of:=[.E101]-[.D101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GRA UŁÓŻ WYRAZY JUNIOR <text:s text:c="2"/>(FAN) <text:s text:c="17"/>804075</text:p>
          </table:table-cell>
          <table:table-cell table:formula="of:=[.E102]-[.D102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GRA UŁÓŻ SZYFR KOLORY I FIGURY <text:s text:c="2"/>(FAN) <text:s text:c="9"/>804402</text:p>
          </table:table-cell>
          <table:table-cell table:formula="of:=[.E103]-[.D103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GRA WARCABY &amp; CHIŃCZYK <text:s text:c="6"/>(FAN) <text:s text:c="13"/>802194</text:p>
          </table:table-cell>
          <table:table-cell table:formula="of:=[.E104]-[.D10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KLOCKI FURGON POLIC. 206EL.(B1900)/G32482/ <text:s text:c="5"/>957348</text:p>
          </table:table-cell>
          <table:table-cell table:formula="of:=[.E105]-[.D105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PERUKA IROKEZ <text:s/>/ZRPIE905/ <text:s text:c="2"/>W0127 <text:s text:c="8"/>58880,901457</text:p>
          </table:table-cell>
          <table:table-cell table:formula="of:=[.E106]-[.D106]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BMW 1:24 RADIO F/F.+ŁADOW. /Q2193/ <text:s text:c="13"/>120543</text:p>
          </table:table-cell>
          <table:table-cell table:formula="of:=[.E107]-[.D107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ZEGAREK BRANSOLETKA <text:s/>X10 <text:s text:c="2"/>MAŁY</text:p>
          </table:table-cell>
          <table:table-cell table:formula="of:=[.E108]-[.D108]" office:value-type="float" office:value="146" calcext:value-type="float">
            <text:p>146</text:p>
          </table:table-cell>
          <table:table-cell office:value-type="float" office:value="910" calcext:value-type="float">
            <text:p>910</text:p>
          </table:table-cell>
          <table:table-cell office:value-type="float" office:value="1056" calcext:value-type="float">
            <text:p>1056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Art. rozrywkowy gluty z insektami /48szt displ/807769</text:p>
          </table:table-cell>
          <table:table-cell table:formula="of:=[.E109]-[.D109]"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WÓZEK WIDŁOWY 18CM. /746266/ <text:s/>KLOSZ <text:s text:c="6"/>15496,462668</text:p>
          </table:table-cell>
          <table:table-cell table:formula="of:=[.E110]-[.D110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PISTOLETY "WESTERN COWBOY" /MPB68648/ BLIS <text:s text:c="5"/>686487</text:p>
          </table:table-cell>
          <table:table-cell table:formula="of:=[.E111]-[.D111]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Pieluchy dla lalek 5 sztuk/302967/</text:p>
          </table:table-cell>
          <table:table-cell table:formula="of:=[.E112]-[.D112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LATAJĄCA BILA MNJ.W SIATCE 303223</text:p>
          </table:table-cell>
          <table:table-cell table:formula="of:=[.E113]-[.D113]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PING PONG 2RAKIETKI+3PIŁKI 302530</text:p>
          </table:table-cell>
          <table:table-cell table:formula="of:=[.E114]-[.D114]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ZESTAW DO TENISA-2RAKIETY 53CM. /SPY112810 <text:s text:c="5"/>098053</text:p>
          </table:table-cell>
          <table:table-cell table:formula="of:=[.E115]-[.D115]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PAJĄK NA KABEL B/O /G069889/ BLISTER <text:s text:c="11"/>969624</text:p>
          </table:table-cell>
          <table:table-cell table:formula="of:=[.E116]-[.D116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Wiatraczek podwójny (8 szt.)136957</text:p>
          </table:table-cell>
          <table:table-cell table:formula="of:=[.E117]-[.D117]" office:value-type="float" office:value="1.125" calcext:value-type="float">
            <text:p>1.125</text:p>
          </table:table-cell>
          <table:table-cell office:value-type="string" calcext:value-type="string">
            <text:p>4.87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WAŃKA WSTAŃKA MIŚ ŚW/DZW <text:s text:c="5"/>961585</text:p>
          </table:table-cell>
          <table:table-cell table:formula="of:=[.E118]-[.D118]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ŚMIGUSÓWKA JAJKO DUŻE <text:s/>/OP.25SZT/</text:p>
          </table:table-cell>
          <table:table-cell table:formula="of:=[.E119]-[.D119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ŚMIGUSÓWKA JAJKO MAXI /OP.25SZT/</text:p>
          </table:table-cell>
          <table:table-cell table:formula="of:=[.E120]-[.D120]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ŚMIGUSÓWKA RYBKA /OP.25SZT./</text:p>
          </table:table-cell>
          <table:table-cell table:formula="of:=[.E121]-[.D121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Gierka do Grania 300681</text:p>
          </table:table-cell>
          <table:table-cell table:formula="of:=[.E122]-[.D122]"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ŁOPATKA,GRABKI /HEM/ <text:s text:c="27"/>002462</text:p>
          </table:table-cell>
          <table:table-cell table:formula="of:=[.E123]-[.D12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KÓŁKO NADM.51CM.-HELLO KITTY /SP56200/ <text:s text:c="9"/>562008</text:p>
          </table:table-cell>
          <table:table-cell table:formula="of:=[.E124]-[.D12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Zestaw policyjny 963138</text:p>
          </table:table-cell>
          <table:table-cell table:formula="of:=[.E125]-[.D125]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Auto 727212</text:p>
          </table:table-cell>
          <table:table-cell table:formula="of:=[.E126]-[.D126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SPRĘŻYNA Z GWIAZDKAMI 6,5CM /G031170/ <text:s text:c="4"/>56784,926658</text:p>
          </table:table-cell>
          <table:table-cell table:formula="of:=[.E127]-[.D127]" office:value-type="float" office:value="88" calcext:value-type="float">
            <text:p>88</text:p>
          </table:table-cell>
          <table:table-cell office:value-type="float" office:value="259" calcext:value-type="float">
            <text:p>259</text:p>
          </table:table-cell>
          <table:table-cell office:value-type="float" office:value="347" calcext:value-type="float">
            <text:p>347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SPRĘŻYNA TĘCZOWA 8CM 42026,447514, 398772</text:p>
          </table:table-cell>
          <table:table-cell table:formula="of:=[.E128]-[.D128]" office:value-type="float" office:value="117" calcext:value-type="float">
            <text:p>117</text:p>
          </table:table-cell>
          <table:table-cell office:value-type="float" office:value="296" calcext:value-type="float">
            <text:p>296</text:p>
          </table:table-cell>
          <table:table-cell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KOMBAJN DO KUKURYDZY 34CM. /6275457/ <text:s text:c="5"/>00238,751570,754661</text:p>
          </table:table-cell>
          <table:table-cell table:formula="of:=[.E129]-[.D129]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ZESTAW LEKARSKI /Q2719/129171/</text:p>
          </table:table-cell>
          <table:table-cell table:formula="of:=[.E130]-[.D130]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Spiner /969567/968744/</text:p>
          </table:table-cell>
          <table:table-cell table:formula="of:=[.E131]-[.D131]"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Auto laweta + 3 quady807065</text:p>
          </table:table-cell>
          <table:table-cell table:formula="of:=[.E132]-[.D132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Zestaw lekarza /005169/</text:p>
          </table:table-cell>
          <table:table-cell table:formula="of:=[.E133]-[.D13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PRZEWROTKA <text:s/>POLICJA NA BATERIE <text:s/>/62797/ <text:s text:c="8"/>962797</text:p>
          </table:table-cell>
          <table:table-cell table:formula="of:=[.E134]-[.D134]"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Yoyo z buźką duże 301366</text:p>
          </table:table-cell>
          <table:table-cell table:formula="of:=[.E135]-[.D135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Wędka + 6 Rybek 3000766</text:p>
          </table:table-cell>
          <table:table-cell table:formula="of:=[.E136]-[.D136]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Auto 367937</text:p>
          </table:table-cell>
          <table:table-cell table:formula="of:=[.E137]-[.D137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KOSIARKA DO TRAWY <text:s/>/SYP/ <text:s text:c="23"/>300095</text:p>
          </table:table-cell>
          <table:table-cell table:formula="of:=[.E138]-[.D138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AUTKO BUDOWL.4WZ. W WORKU /556877/ <text:s text:c="13"/>568775</text:p>
          </table:table-cell>
          <table:table-cell table:formula="of:=[.E139]-[.D13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TIR z lawetą + 4 autka233575</text:p>
          </table:table-cell>
          <table:table-cell table:formula="of:=[.E140]-[.D140]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LALKA 8SUKIENEK + AKC. 256405,564053,289778</text:p>
          </table:table-cell>
          <table:table-cell table:formula="of:=[.E141]-[.D141]"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PIŁA MOTOROWA 33CM. B/O. 2357199, 61417,571993</text:p>
          </table:table-cell>
          <table:table-cell table:formula="of:=[.E142]-[.D142]"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KOPARKA NO.312 <text:s/>40CM./60328/ <text:s/>KLOSZ <text:s text:c="12"/>960328</text:p>
          </table:table-cell>
          <table:table-cell table:formula="of:=[.E143]-[.D143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Gra statki /TAJT881/392299/</text:p>
          </table:table-cell>
          <table:table-cell table:formula="of:=[.E144]-[.D14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Kucyk 7cm w jajku 300537</text:p>
          </table:table-cell>
          <table:table-cell table:formula="of:=[.E145]-[.D145]"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WACHLARZ - KWIATY C. X12 <text:s/>/TG365102/ <text:s text:c="11"/>878612</text:p>
          </table:table-cell>
          <table:table-cell table:formula="of:=[.E146]-[.D146]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Elektroniczne zwierzątko 966306</text:p>
          </table:table-cell>
          <table:table-cell table:formula="of:=[.E147]-[.D147]"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Zestaw policjant 967815</text:p>
          </table:table-cell>
          <table:table-cell table:formula="of:=[.E148]-[.D148]"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TELEFON KOM.T618 W PUD. /MPH35704/ 357042</text:p>
          </table:table-cell>
          <table:table-cell table:formula="of:=[.E149]-[.D149]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TIR z lawetą dwupoziomowa + 4 autka103321</text:p>
          </table:table-cell>
          <table:table-cell table:formula="of:=[.E150]-[.D150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Piłka do skakania z kolcami uchwyt 967477</text:p>
          </table:table-cell>
          <table:table-cell table:formula="of:=[.E151]-[.D151]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Puzzle 30el Strażak Sam /182132/</text:p>
          </table:table-cell>
          <table:table-cell table:formula="of:=[.E152]-[.D152]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Gra Sylaby <text:s/>/005888/</text:p>
          </table:table-cell>
          <table:table-cell table:formula="of:=[.E153]-[.D153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Karty Piotrusie Memo Cars 3 <text:s/>/100351/</text:p>
          </table:table-cell>
          <table:table-cell table:formula="of:=[.E154]-[.D154]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Karty Piotruś Memo Despicable <text:s/>/100368/</text:p>
          </table:table-cell>
          <table:table-cell table:formula="of:=[.E155]-[.D155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UKŁADANKA EDUKAC.WĄŻ W FOLII /DAJ/ <text:s text:c="13"/>293661</text:p>
          </table:table-cell>
          <table:table-cell table:formula="of:=[.E156]-[.D156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Puzzle 60el. Lot dookoła świata <text:s/>/173079/</text:p>
          </table:table-cell>
          <table:table-cell table:formula="of:=[.E157]-[.D157]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Farba do malowania 6 kol. /TABV002/392862/</text:p>
          </table:table-cell>
          <table:table-cell table:formula="of:=[.E158]-[.D158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Puzzle 2w1+memos Podniebni bohaterowie /906356/</text:p>
          </table:table-cell>
          <table:table-cell table:formula="of:=[.E159]-[.D15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Puzzle 60el. Cars 3 /172973/</text:p>
          </table:table-cell>
          <table:table-cell table:formula="of:=[.E160]-[.D160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Puzzle 1500el. Tower Bridge nad Tamizą <text:s/>/261400/</text:p>
          </table:table-cell>
          <table:table-cell table:formula="of:=[.E161]-[.D16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STATEK PIRATÓW NO.12602 /G057134/ <text:s text:c="14"/>960089</text:p>
          </table:table-cell>
          <table:table-cell table:formula="of:=[.E162]-[.D162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MIECZ ŚWIECĄCY <text:s/>/HL319111/ <text:s/>WOREK <text:s text:c="14"/>271120</text:p>
          </table:table-cell>
          <table:table-cell table:formula="of:=[.E163]-[.D163]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Pas z kaskiem i narzędziami 8201415</text:p>
          </table:table-cell>
          <table:table-cell table:formula="of:=[.E164]-[.D164]"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CATCH BALL 18.5CM. - ŁAPACZ <text:s/>831878,963596</text:p>
          </table:table-cell>
          <table:table-cell table:formula="of:=[.E165]-[.D165]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WACHLARZ 21 cm x 10 <text:s/>304237</text:p>
          </table:table-cell>
          <table:table-cell table:formula="of:=[.E166]-[.D166]"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Jaś i Małgosia Piotruś Pan <text:s/>/324078/</text:p>
          </table:table-cell>
          <table:table-cell table:formula="of:=[.E167]-[.D16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Królewna Śnieżka - Legenda o Smok Wawelski <text:s/>/324146/</text:p>
          </table:table-cell>
          <table:table-cell table:formula="of:=[.E168]-[.D16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Mata do kolorowania /129980/</text:p>
          </table:table-cell>
          <table:table-cell table:formula="of:=[.E169]-[.D169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Gra Planszowa Bartek</text:p>
          </table:table-cell>
          <table:table-cell table:formula="of:=[.E170]-[.D170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KONIK + akc. do czesania/395726/</text:p>
          </table:table-cell>
          <table:table-cell table:formula="of:=[.E171]-[.D171]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Puzzle 60 el. Wspólne wygłupy /172928/</text:p>
          </table:table-cell>
          <table:table-cell table:formula="of:=[.E172]-[.D17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Zabawka do kąpieli /Q1971/119455/</text:p>
          </table:table-cell>
          <table:table-cell table:formula="of:=[.E173]-[.D17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Puzzle 100el. Shimmer and Shine /072569/</text:p>
          </table:table-cell>
          <table:table-cell table:formula="of:=[.E174]-[.D17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Puzzle 30 el. Zabawa i przygoda /182279/</text:p>
          </table:table-cell>
          <table:table-cell table:formula="of:=[.E175]-[.D175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Puzzle 100 el. Jedna drużyna /163322/</text:p>
          </table:table-cell>
          <table:table-cell table:formula="of:=[.E176]-[.D176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LALKA BALOWA <text:s/>/G075791/</text:p>
          </table:table-cell>
          <table:table-cell table:formula="of:=[.E177]-[.D177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Zestaw kreatywny /128617/</text:p>
          </table:table-cell>
          <table:table-cell table:formula="of:=[.E178]-[.D178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Puzzle 60 el. Wyścig do mety /172843/</text:p>
          </table:table-cell>
          <table:table-cell table:formula="of:=[.E179]-[.D179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Puzzle 60 el. Podróż na Księżyc /172621/</text:p>
          </table:table-cell>
          <table:table-cell table:formula="of:=[.E180]-[.D18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Metalowe autka sportowe, frict., disp. 12 szt. /397157/</text:p>
          </table:table-cell>
          <table:table-cell table:formula="of:=[.E181]-[.D181]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Puzzle 100 el.Vaiana i przyjaciele <text:s/>/162981/</text:p>
          </table:table-cell>
          <table:table-cell table:formula="of:=[.E182]-[.D18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Piszę i Zmazuję Litery /006564/</text:p>
          </table:table-cell>
          <table:table-cell table:formula="of:=[.E183]-[.D18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Gra Memory /251393/</text:p>
          </table:table-cell>
          <table:table-cell table:formula="of:=[.E184]-[.D184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Remiza strażacka /133109/</text:p>
          </table:table-cell>
          <table:table-cell table:formula="of:=[.E185]-[.D185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LALKA PRZYTULANKA J.POLSKI /G076179/972020/TG364841/877356/</text:p>
          </table:table-cell>
          <table:table-cell table:formula="of:=[.E186]-[.D186]"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Helikopter <text:s/>św,dźw /997832/</text:p>
          </table:table-cell>
          <table:table-cell table:formula="of:=[.E187]-[.D187]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Puzzle Magnetyczne Cyferki <text:s/>017380</text:p>
          </table:table-cell>
          <table:table-cell table:formula="of:=[.E188]-[.D18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Mistrz Słowa-Mini <text:s/>003475</text:p>
          </table:table-cell>
          <table:table-cell table:formula="of:=[.E189]-[.D18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Strażak Sam Skuter <text:s/>007029</text:p>
          </table:table-cell>
          <table:table-cell table:formula="of:=[.E190]-[.D19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Puzzle 30 el. Przyjaciele na zawsze <text:s/>182248</text:p>
          </table:table-cell>
          <table:table-cell table:formula="of:=[.E191]-[.D191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Miś Gift 20cm (siedzący 2 kolory /036599/</text:p>
          </table:table-cell>
          <table:table-cell table:formula="of:=[.E192]-[.D19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MOTOCYKLISTA 20CM. W WORKU /G075650/ <text:s text:c="11"/>966579</text:p>
          </table:table-cell>
          <table:table-cell table:formula="of:=[.E193]-[.D193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Miś Lilian 2 Kolory 31 cm /046024/</text:p>
          </table:table-cell>
          <table:table-cell table:formula="of:=[.E194]-[.D194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AUTO PRZWROTKA WKSZ. B/O. 0971154</text:p>
          </table:table-cell>
          <table:table-cell table:formula="of:=[.E195]-[.D195]"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Osiołek Donki Leżący 20cm /044068/</text:p>
          </table:table-cell>
          <table:table-cell table:formula="of:=[.E196]-[.D196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ZEST.DO ROBIENIA BANIEK Z RĘKAWICĄ/G063098 <text:s text:c="5"/>956785</text:p>
          </table:table-cell>
          <table:table-cell table:formula="of:=[.E197]-[.D197]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PISTOLET NA SPŁONKĘ DŁ.LUFA 2541069/ <text:s text:c="10"/>410696</text:p>
          </table:table-cell>
          <table:table-cell table:formula="of:=[.E198]-[.D198]" office:value-type="float" office:value="108" calcext:value-type="float">
            <text:p>108</text:p>
          </table:table-cell>
          <table:table-cell office:value-type="float" office:value="21" calcext:value-type="float">
            <text:p>21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TRAKTOR610926</text:p>
          </table:table-cell>
          <table:table-cell table:formula="of:=[.E199]-[.D199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Zestaw rycerza</text:p>
          </table:table-cell>
          <table:table-cell table:formula="of:=[.E200]-[.D200]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JOJO ZE ŚWIATŁEM /778847/</text:p>
          </table:table-cell>
          <table:table-cell table:formula="of:=[.E201]-[.D201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Bateria /10szt / AG13 /1154</text:p>
          </table:table-cell>
          <table:table-cell table:formula="of:=[.E202]-[.D202]"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BATERIA R6 PANASONIC <text:s/>X 4SZT.</text:p>
          </table:table-cell>
          <table:table-cell table:formula="of:=[.E203]-[.D203]" office:value-type="float" office:value="41" calcext:value-type="float">
            <text:p>41</text:p>
          </table:table-cell>
          <table:table-cell office:value-type="float" office:value="432" calcext:value-type="float">
            <text:p>432</text:p>
          </table:table-cell>
          <table:table-cell office:value-type="float" office:value="473" calcext:value-type="float">
            <text:p>473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Pojazdy friction, św, dźw, 396280</text:p>
          </table:table-cell>
          <table:table-cell table:formula="of:=[.E204]-[.D204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ZEST.STRAŻAKA 923616</text:p>
          </table:table-cell>
          <table:table-cell table:formula="of:=[.E205]-[.D205]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TRĄBKA ROWER.(PRZEZROCZ)962803</text:p>
          </table:table-cell>
          <table:table-cell table:formula="of:=[.E206]-[.D206]" office:value-type="float" office:value="36" calcext:value-type="float">
            <text:p>36</text:p>
          </table:table-cell>
          <table:table-cell office:value-type="float" office:value="105" calcext:value-type="float">
            <text:p>105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Zestaw grzechotek 392039</text:p>
          </table:table-cell>
          <table:table-cell table:formula="of:=[.E207]-[.D207]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SZALONA KULA B/O.W PUDEŁKU /MPI18470/184709</text:p>
          </table:table-cell>
          <table:table-cell table:formula="of:=[.E208]-[.D208]"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Młotek na baterie /G1516/123896/</text:p>
          </table:table-cell>
          <table:table-cell table:formula="of:=[.E209]-[.D209]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Gra świat biznesu /800198/</text:p>
          </table:table-cell>
          <table:table-cell table:formula="of:=[.E210]-[.D210]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PIŁKA NOŻNA 301533</text:p>
          </table:table-cell>
          <table:table-cell table:formula="of:=[.E211]-[.D211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LALKA Z AKCESORIAMI <text:s/>/G089752/986126/</text:p>
          </table:table-cell>
          <table:table-cell table:formula="of:=[.E212]-[.D212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WALKIE TALKIE ze światłem 003806</text:p>
          </table:table-cell>
          <table:table-cell table:formula="of:=[.E213]-[.D213]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Piesek na smyczy /G016273/ 940760</text:p>
          </table:table-cell>
          <table:table-cell table:formula="of:=[.E214]-[.D214]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Pojazd friction, św., dźw., bat zał. disp. 8 szt. 200456</text:p>
          </table:table-cell>
          <table:table-cell table:formula="of:=[.E215]-[.D215]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Traktor <text:s text:c="2"/>/573510 /</text:p>
          </table:table-cell>
          <table:table-cell table:formula="of:=[.E216]-[.D216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Płyn do baniek 0.5l 302363</text:p>
          </table:table-cell>
          <table:table-cell table:formula="of:=[.E217]-[.D217]"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Kalejdoskop <text:s text:c="2"/>/124145/</text:p>
          </table:table-cell>
          <table:table-cell table:formula="of:=[.E218]-[.D218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ZESTAW POLICYJNY /66592X/</text:p>
          </table:table-cell>
          <table:table-cell table:formula="of:=[.E219]-[.D21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Pieniążki edukacyjne /004621/</text:p>
          </table:table-cell>
          <table:table-cell table:formula="of:=[.E220]-[.D220]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Pieniążki edukacyjne /003648/</text:p>
          </table:table-cell>
          <table:table-cell table:formula="of:=[.E221]-[.D221]"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AUTO STRAŻ POŻARNA 30CM 8795745, 957450 </text:p>
          </table:table-cell>
          <table:table-cell table:formula="of:=[.E222]-[.D222]"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Gluty 24 szt. opakowanie 810554, 984115</text:p>
          </table:table-cell>
          <table:table-cell table:formula="of:=[.E223]-[.D223]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Pojazd Betoniarka /993462/</text:p>
          </table:table-cell>
          <table:table-cell table:formula="of:=[.E224]-[.D224]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Pompony chirliderek 807455</text:p>
          </table:table-cell>
          <table:table-cell table:formula="of:=[.E225]-[.D225]"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LALKA SZMACIANKA 30CM. /PG2870/ <text:s text:c="16"/>828700</text:p>
          </table:table-cell>
          <table:table-cell table:formula="of:=[.E226]-[.D226]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Lalka Szmacianka Mała /819647/</text:p>
          </table:table-cell>
          <table:table-cell table:formula="of:=[.E227]-[.D227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Torebka z akcesoriami 122011</text:p>
          </table:table-cell>
          <table:table-cell table:formula="of:=[.E228]-[.D228]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PISTOLET TRANSFORMER /K8965/5 <text:s text:c="18"/>158965</text:p>
          </table:table-cell>
          <table:table-cell table:formula="of:=[.E229]-[.D229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PISTOLET NA BAŃKI W FOLII /63473/ <text:s text:c="14"/>963473</text:p>
          </table:table-cell>
          <table:table-cell table:formula="of:=[.E230]-[.D230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PRALKA /ZR3216/960704/</text:p>
          </table:table-cell>
          <table:table-cell table:formula="of:=[.E231]-[.D231]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BATERIA R03-OKTAN <text:s text:c="2"/>X4 <text:s text:c="25"/>170010</text:p>
          </table:table-cell>
          <table:table-cell table:formula="of:=[.E232]-[.D232]"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Sprężyna 967587</text:p>
          </table:table-cell>
          <table:table-cell table:formula="of:=[.E233]-[.D233]" office:value-type="float" office:value="41" calcext:value-type="float">
            <text:p>41</text:p>
          </table:table-cell>
          <table:table-cell office:value-type="float" office:value="360" calcext:value-type="float">
            <text:p>360</text:p>
          </table:table-cell>
          <table:table-cell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Gra w Kości /800044/</text:p>
          </table:table-cell>
          <table:table-cell table:formula="of:=[.E234]-[.D234]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Badminton134816</text:p>
          </table:table-cell>
          <table:table-cell table:formula="of:=[.E235]-[.D235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LATAJĄCA BILA 300543</text:p>
          </table:table-cell>
          <table:table-cell table:formula="of:=[.E236]-[.D236]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KIEROWNICA DUŻA Z LICZNIKIEM /384576/ <text:s text:c="10"/>845762</text:p>
          </table:table-cell>
          <table:table-cell table:formula="of:=[.E237]-[.D237]"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KOLEJKA Z TOREM B/O. /014009/ <text:s text:c="18"/>618517</text:p>
          </table:table-cell>
          <table:table-cell table:formula="of:=[.E238]-[.D23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CIASTOLINA 6 POJEMNIKÓW WKSZ. /025735/ <text:s text:c="9"/>621302</text:p>
          </table:table-cell>
          <table:table-cell table:formula="of:=[.E239]-[.D239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Robot wojownik display 12 399601</text:p>
          </table:table-cell>
          <table:table-cell table:formula="of:=[.E240]-[.D240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MIKROFON B/O. CZARNY <text:s/>NO.1319A <text:s text:c="17"/>293607</text:p>
          </table:table-cell>
          <table:table-cell table:formula="of:=[.E241]-[.D24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Kalkulator /889855/</text:p>
          </table:table-cell>
          <table:table-cell table:formula="of:=[.E242]-[.D242]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ZESTAW BOKSERSKI MNJ. <text:s/>/261799/ <text:s text:c="16"/>617995</text:p>
          </table:table-cell>
          <table:table-cell table:formula="of:=[.E243]-[.D243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AUTKO 17CM W WORKU <text:s/>/MPG42500/ <text:s text:c="17"/>425000</text:p>
          </table:table-cell>
          <table:table-cell table:formula="of:=[.E244]-[.D244]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Kolejka, światło, b.o /003240/</text:p>
          </table:table-cell>
          <table:table-cell table:formula="of:=[.E245]-[.D24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PIRAMIDA /KACZOR,PAJACYK/ <text:s text:c="2"/>HEM <text:s text:c="16"/>002059</text:p>
          </table:table-cell>
          <table:table-cell table:formula="of:=[.E246]-[.D246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KARETA MNJ.+ KONIK,LALECZKA /MK4948884/ <text:s text:c="2"/>48882,488848</text:p>
          </table:table-cell>
          <table:table-cell table:formula="of:=[.E247]-[.D247]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ALKA 11" <text:s/>"SPARKIE" <text:s/>225877</text:p>
          </table:table-cell>
          <table:table-cell table:formula="of:=[.E248]-[.D248]"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HELIKOPTER - NACIĄG SZNUREK <text:s/>/015766/ <text:s text:c="10"/>609058</text:p>
          </table:table-cell>
          <table:table-cell table:formula="of:=[.E249]-[.D249]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PARKING POLIC.Z AUTKAMI NO.660-76 /G057152 <text:s text:c="5"/>958352</text:p>
          </table:table-cell>
          <table:table-cell table:formula="of:=[.E250]-[.D250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Sznurki do wózka , 4 wz. /033566/</text:p>
          </table:table-cell>
          <table:table-cell table:formula="of:=[.E251]-[.D25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Kolejka na baterie /G057166/960140/</text:p>
          </table:table-cell>
          <table:table-cell table:formula="of:=[.E252]-[.D252]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Traktor z maszyną rolniczą 24400, 530431, 903628</text:p>
          </table:table-cell>
          <table:table-cell table:formula="of:=[.E253]-[.D253]"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Zwierzak w jajku , display 12 szt. 399465</text:p>
          </table:table-cell>
          <table:table-cell table:formula="of:=[.E254]-[.D254]"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POMPKA DŁ.DO PIŁEK Z WĘZYKIEM /TAQT-0112/ <text:s text:c="6"/>003615</text:p>
          </table:table-cell>
          <table:table-cell table:formula="of:=[.E255]-[.D255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SPRZĄTACZKA ZESTAW WKSZ.W WORKU /027681/ <text:s text:c="7"/>616353</text:p>
          </table:table-cell>
          <table:table-cell table:formula="of:=[.E256]-[.D256]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KOSTKA MAGICZNA </text:p>
          </table:table-cell>
          <table:table-cell table:formula="of:=[.E257]-[.D257]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BOBAS 30CM.- WEŁNIANE UBRANKO /1403/ <text:s text:c="11"/>870197</text:p>
          </table:table-cell>
          <table:table-cell table:formula="of:=[.E258]-[.D258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KARTY PIOTRUŚ "NAPIĘKNIEJSZE BAJKI /Z3264/ <text:s text:c="5"/>002488</text:p>
          </table:table-cell>
          <table:table-cell table:formula="of:=[.E259]-[.D259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Tablet zabawka /808704/</text:p>
          </table:table-cell>
          <table:table-cell table:formula="of:=[.E260]-[.D260]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Kostka magiczna 926658</text:p>
          </table:table-cell>
          <table:table-cell table:formula="of:=[.E261]-[.D261]"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Zabawka piłka 992943</text:p>
          </table:table-cell>
          <table:table-cell table:formula="of:=[.E262]-[.D262]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Kolejka na baterie 589cm /G075500/970965/</text:p>
          </table:table-cell>
          <table:table-cell table:formula="of:=[.E263]-[.D263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Klocki roboty (12 szt=display) 993278</text:p>
          </table:table-cell>
          <table:table-cell table:formula="of:=[.E264]-[.D264]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Gitara w pudełku 878988 </text:p>
          </table:table-cell>
          <table:table-cell table:formula="of:=[.E265]-[.D265]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ZESTAW LEKARSKI /Q2718/129164/</text:p>
          </table:table-cell>
          <table:table-cell table:formula="of:=[.E266]-[.D26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PLAC ZABAW NA BLISTRZE/G048726/946212/</text:p>
          </table:table-cell>
          <table:table-cell table:formula="of:=[.E267]-[.D267]"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Gitara 719024</text:p>
          </table:table-cell>
          <table:table-cell table:formula="of:=[.E268]-[.D268]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GWIZDEK PLASTIKOWY worek 12 sztuk393036</text:p>
          </table:table-cell>
          <table:table-cell table:formula="of:=[.E269]-[.D269]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string" calcext:value-type="string">
            <text:p>Piłka miękka x 12 szt. 961499</text:p>
          </table:table-cell>
          <table:table-cell table:formula="of:=[.E270]-[.D270]"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Telefon na baterie z nagrywaniem 806298</text:p>
          </table:table-cell>
          <table:table-cell table:formula="of:=[.E271]-[.D271]"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Torebka kotek/piesek 12 szt. w foli 994688</text:p>
          </table:table-cell>
          <table:table-cell table:formula="of:=[.E272]-[.D272]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MASZYNA BUDOWLANA NO.3316 /X1751/ MANITU 572394</text:p>
          </table:table-cell>
          <table:table-cell table:formula="of:=[.E273]-[.D273]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TRAKTOR Z CYSTERNA NO.1018-15 /433249/ <text:s text:c="9"/>332490</text:p>
          </table:table-cell>
          <table:table-cell table:formula="of:=[.E274]-[.D274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PIŁKA SIATKOWA "DURASOFT" <text:s text:c="2"/>/V712/ <text:s text:c="13"/>110896</text:p>
          </table:table-cell>
          <table:table-cell table:formula="of:=[.E275]-[.D275]"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Bankowe jabłuszko - skarbonka / 000339/</text:p>
          </table:table-cell>
          <table:table-cell table:formula="of:=[.E276]-[.D276]"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Ciastolina dinozaury /814637/</text:p>
          </table:table-cell>
          <table:table-cell table:formula="of:=[.E277]-[.D277]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Pistolet spłonka czarny /8392491,924913,968324</text:p>
          </table:table-cell>
          <table:table-cell table:formula="of:=[.E278]-[.D278]" office:value-type="float" office:value="97" calcext:value-type="float">
            <text:p>97</text:p>
          </table:table-cell>
          <table:table-cell office:value-type="float" office:value="147" calcext:value-type="float">
            <text:p>147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PISTOLET NA SPŁONKĘ Z LUNETĄ/ WOREK 63404,006725 218174</text:p>
          </table:table-cell>
          <table:table-cell table:formula="of:=[.E279]-[.D279]" office:value-type="float" office:value="121" calcext:value-type="float">
            <text:p>121</text:p>
          </table:table-cell>
          <table:table-cell office:value-type="float" office:value="148" calcext:value-type="float">
            <text:p>148</text:p>
          </table:table-cell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KASA <text:s/>Z DZWIĘKAMI B/O. NO.34440 /G1003/ <text:s text:c="8"/>109326</text:p>
          </table:table-cell>
          <table:table-cell table:formula="of:=[.E280]-[.D28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Pałka bańki, display 24 szt. 201163</text:p>
          </table:table-cell>
          <table:table-cell table:formula="of:=[.E281]-[.D281]"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JEEP 28CM. ŻÓŁTY <text:s text:c="2"/>/93363/NC <text:s text:c="2"/>KLOSZ <text:s text:c="11"/>993363</text:p>
          </table:table-cell>
          <table:table-cell table:formula="of:=[.E282]-[.D282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JOJO ŚWIECĄCE /68584/</text:p>
          </table:table-cell>
          <table:table-cell table:formula="of:=[.E283]-[.D283]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string" calcext:value-type="string">
            <text:p>Pistolet do robienia baniek 808285</text:p>
          </table:table-cell>
          <table:table-cell table:formula="of:=[.E284]-[.D284]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Auto policja przewrotka 302899</text:p>
          </table:table-cell>
          <table:table-cell table:formula="of:=[.E285]-[.D285]"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string" calcext:value-type="string">
            <text:p>Auto Kopyrtek /874461/</text:p>
          </table:table-cell>
          <table:table-cell table:formula="of:=[.E286]-[.D286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string" calcext:value-type="string">
            <text:p>PIŁKA DO SKAKANIA METALIZ.2KOL.45CM 831441</text:p>
          </table:table-cell>
          <table:table-cell table:formula="of:=[.E287]-[.D287]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string" calcext:value-type="string">
            <text:p>Gra zręcznościowa - krzesła 18 el. 997177</text:p>
          </table:table-cell>
          <table:table-cell table:formula="of:=[.E288]-[.D288]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string" calcext:value-type="string">
            <text:p>TRAKTOR siewnik nawozu <text:s/>/796840/</text:p>
          </table:table-cell>
          <table:table-cell table:formula="of:=[.E289]-[.D289]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string" calcext:value-type="string">
            <text:p>Domino układanie słów /814415/</text:p>
          </table:table-cell>
          <table:table-cell table:formula="of:=[.E290]-[.D290]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string" calcext:value-type="string">
            <text:p>BRANSOLETKA LAMBADKA <text:s/>X10 <text:s text:c="22"/>00981</text:p>
          </table:table-cell>
          <table:table-cell table:formula="of:=[.E291]-[.D291]" office:value-type="float" office:value="96" calcext:value-type="float">
            <text:p>96</text:p>
          </table:table-cell>
          <table:table-cell office:value-type="float" office:value="450" calcext:value-type="float">
            <text:p>450</text:p>
          </table:table-cell>
          <table:table-cell office:value-type="float" office:value="546" calcext:value-type="float">
            <text:p>546</text:p>
          </table:table-cell>
          <table:table-cell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string" calcext:value-type="string">
            <text:p>TRAKTOR z prasą kostkującą/ 642732/</text:p>
          </table:table-cell>
          <table:table-cell table:formula="of:=[.E292]-[.D292]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string" calcext:value-type="string">
            <text:p>ZESTAW NARZĘDZI <text:s/>W PVC <text:s/>/G060446/ <text:s text:c="14"/>958291</text:p>
          </table:table-cell>
          <table:table-cell table:formula="of:=[.E293]-[.D293]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string" calcext:value-type="string">
            <text:p>SIATKA DO PIŁKI X25</text:p>
          </table:table-cell>
          <table:table-cell table:formula="of:=[.E294]-[.D294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string" calcext:value-type="string">
            <text:p>KLOCKI BOBO - 200 KM4 <text:s text:c="26"/>306268</text:p>
          </table:table-cell>
          <table:table-cell table:formula="of:=[.E295]-[.D295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string" calcext:value-type="string">
            <text:p>PISTOLET NA SPŁONKĘ ZŁOTY/SREBRNY 8392455, 63381,924555</text:p>
          </table:table-cell>
          <table:table-cell table:formula="of:=[.E296]-[.D296]" office:value-type="float" office:value="63" calcext:value-type="float">
            <text:p>63</text:p>
          </table:table-cell>
          <table:table-cell office:value-type="float" office:value="277" calcext:value-type="float">
            <text:p>277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Klocki - sluban miasto (105 el.) /G032471/955115/</text:p>
          </table:table-cell>
          <table:table-cell table:formula="of:=[.E297]-[.D297]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string" calcext:value-type="string">
            <text:p>KOPARKO - SPYCHACZ /SYP/ <text:s/>SIATKA <text:s text:c="15"/>300217</text:p>
          </table:table-cell>
          <table:table-cell table:formula="of:=[.E298]-[.D29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string" calcext:value-type="string">
            <text:p>AUTKO METAL WYŚCIGOWE 1:43 /Q2309/ <text:s/>PUD. <text:s text:c="7"/>113514, 397010</text:p>
          </table:table-cell>
          <table:table-cell table:formula="of:=[.E299]-[.D299]"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string" calcext:value-type="string">
            <text:p>PISTOLET MASZ.SPŁONKA /276536/ <text:s/>BLIST. <text:s text:c="9"/>765368</text:p>
          </table:table-cell>
          <table:table-cell table:formula="of:=[.E300]-[.D300]"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string" calcext:value-type="string">
            <text:p>Konik flokowany rodzinka 800807/403473</text:p>
          </table:table-cell>
          <table:table-cell table:formula="of:=[.E301]-[.D301]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string" calcext:value-type="string">
            <text:p>TRAKTOR Z PRZYCZEPĄ +FIGURKI /3975048/ <text:s text:c="8"/>750849</text:p>
          </table:table-cell>
          <table:table-cell table:formula="of:=[.E302]-[.D302]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string" calcext:value-type="string">
            <text:p>TACZKA /HEM/ <text:s text:c="35"/>005371</text:p>
          </table:table-cell>
          <table:table-cell table:formula="of:=[.E303]-[.D303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string" calcext:value-type="string">
            <text:p>Kula grzechotka 398918</text:p>
          </table:table-cell>
          <table:table-cell table:formula="of:=[.E304]-[.D304]"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string" calcext:value-type="string">
            <text:p>KUCHNIA WIELOFUNKCYJNA 100CM. /MR/ <text:s text:c="7"/></text:p>
          </table:table-cell>
          <table:table-cell table:formula="of:=[.E305]-[.D305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string" calcext:value-type="string">
            <text:p>KARABIN PUKAWKA CIEN.LUFA /MPA46350/ <text:s text:c="5"/>35089,463507</text:p>
          </table:table-cell>
          <table:table-cell table:formula="of:=[.E306]-[.D306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string" calcext:value-type="string">
            <text:p>HUŚTAWKA DESKA /TOYS/</text:p>
          </table:table-cell>
          <table:table-cell table:formula="of:=[.E307]-[.D30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string" calcext:value-type="string">
            <text:p>Lizak policyjny 136827</text:p>
          </table:table-cell>
          <table:table-cell table:formula="of:=[.E308]-[.D308]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string" calcext:value-type="string">
            <text:p>Samochód policja na baterie/MPH86705X/867053/</text:p>
          </table:table-cell>
          <table:table-cell table:formula="of:=[.E309]-[.D309]"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string" calcext:value-type="string">
            <text:p>Plac zabaw blister 995630</text:p>
          </table:table-cell>
          <table:table-cell table:formula="of:=[.E310]-[.D310]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string" calcext:value-type="string">
            <text:p>GRZECHOTKA z dźwiękiem /G078010/970828/</text:p>
          </table:table-cell>
          <table:table-cell table:formula="of:=[.E311]-[.D311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string" calcext:value-type="string">
            <text:p>STRZELBA Z LUNETA NA STRZAŁKI /381962/ BC <text:s text:c="6"/>819626</text:p>
          </table:table-cell>
          <table:table-cell table:formula="of:=[.E312]-[.D312]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string" calcext:value-type="string">
            <text:p>AUTO PRZEWROTKA NO.138 /N1-138/ <text:s text:c="16"/>000892</text:p>
          </table:table-cell>
          <table:table-cell table:formula="of:=[.E313]-[.D313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string" calcext:value-type="string">
            <text:p>Latawiec nietoperz 134953</text:p>
          </table:table-cell>
          <table:table-cell table:formula="of:=[.E314]-[.D314]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string" calcext:value-type="string">
            <text:p>Plac zabaw blister 995647</text:p>
          </table:table-cell>
          <table:table-cell table:formula="of:=[.E315]-[.D315]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string" calcext:value-type="string">
            <text:p>LALKA 11" SOFIA <text:s text:c="2"/>/GO75530/ <text:s text:c="20"/>966074</text:p>
          </table:table-cell>
          <table:table-cell table:formula="of:=[.E316]-[.D31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string" calcext:value-type="string">
            <text:p>TRAKTORKI METALOWE Z MASZYNAMI, DISPLAY, 12 szt. /001444/</text:p>
          </table:table-cell>
          <table:table-cell table:formula="of:=[.E317]-[.D317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AUTO STRAŻ POŻ.38CM.RUCH.DRABINA /ZM381/ <text:s/>089709 68604</text:p>
          </table:table-cell>
          <table:table-cell table:formula="of:=[.E318]-[.D318]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string" calcext:value-type="string">
            <text:p>KOLEJKA /G1023/110353/</text:p>
          </table:table-cell>
          <table:table-cell table:formula="of:=[.E319]-[.D31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string" calcext:value-type="string">
            <text:p>POMPKA DO PIŁEK IGŁA,WĘŻYK /SPPIE16006/ <text:s text:c="8"/>214187</text:p>
          </table:table-cell>
          <table:table-cell table:formula="of:=[.E320]-[.D320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string" calcext:value-type="string">
            <text:p>Gra magnetyczna 2w1 /301465/ZRJT849/</text:p>
          </table:table-cell>
          <table:table-cell table:formula="of:=[.E321]-[.D321]"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string" calcext:value-type="string">
            <text:p>Piłka winogronko chropowate /12 displ / 6 cm 307764</text:p>
          </table:table-cell>
          <table:table-cell table:formula="of:=[.E322]-[.D322]"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string" calcext:value-type="string">
            <text:p>PIŁKA SIATKOWA "TONCHAN" <text:s/>983354</text:p>
          </table:table-cell>
          <table:table-cell table:formula="of:=[.E323]-[.D323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string" calcext:value-type="string">
            <text:p>Zestaw policyjny 993844</text:p>
          </table:table-cell>
          <table:table-cell table:formula="of:=[.E324]-[.D324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string" calcext:value-type="string">
            <text:p>Układanka gumki 810639</text:p>
          </table:table-cell>
          <table:table-cell table:formula="of:=[.E325]-[.D325]"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string" calcext:value-type="string">
            <text:p>Auto laweta + 3 auta718221</text:p>
          </table:table-cell>
          <table:table-cell table:formula="of:=[.E326]-[.D326]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string" calcext:value-type="string">
            <text:p>ZEST.WIĘKSZY Z SUSZARKĄ B/O. <text:s/>/MPG51070/ <text:s/>10706,392816</text:p>
          </table:table-cell>
          <table:table-cell table:formula="of:=[.E327]-[.D327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string" calcext:value-type="string">
            <text:p>TRAKTOR+PRZYCZEPA 53CM+ZWIERZ./FA0488-98/612456</text:p>
          </table:table-cell>
          <table:table-cell table:formula="of:=[.E328]-[.D328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string" calcext:value-type="string">
            <text:p>Lalka 487629</text:p>
          </table:table-cell>
          <table:table-cell table:formula="of:=[.E329]-[.D329]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string" calcext:value-type="string">
            <text:p>LALKA 4 dzw: 14' /MPH8436/084399/</text:p>
          </table:table-cell>
          <table:table-cell table:formula="of:=[.E330]-[.D330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string" calcext:value-type="string">
            <text:p>TRAKTOR PRZYCZ.3ZWIERZ.DOMOWE 750849, 244760</text:p>
          </table:table-cell>
          <table:table-cell table:formula="of:=[.E331]-[.D331]"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string" calcext:value-type="string">
            <text:p>Robot wojownik display 12 szt. 392442</text:p>
          </table:table-cell>
          <table:table-cell table:formula="of:=[.E332]-[.D332]"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string" calcext:value-type="string">
            <text:p>Telefon dla dziewczynkiMPJ05322, 398697</text:p>
          </table:table-cell>
          <table:table-cell table:formula="of:=[.E333]-[.D333]" office:value-type="float" office:value="32" calcext:value-type="float">
            <text:p>32</text:p>
          </table:table-cell>
          <table:table-cell office:value-type="float" office:value="125" calcext:value-type="float">
            <text:p>125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string" calcext:value-type="string">
            <text:p>ODKURZACZ ŚWIATŁO/DZWIĘK NO.3939 /G031831/ <text:s text:c="5"/>919124</text:p>
          </table:table-cell>
          <table:table-cell table:formula="of:=[.E334]-[.D33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string" calcext:value-type="string">
            <text:p>DOMEK Z LALKĄ 11,5" /3089404/ <text:s text:c="18"/>884048</text:p>
          </table:table-cell>
          <table:table-cell table:formula="of:=[.E335]-[.D33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string" calcext:value-type="string">
            <text:p>Miecz na bańki mydlane 090310</text:p>
          </table:table-cell>
          <table:table-cell table:formula="of:=[.E336]-[.D336]" office:value-type="float" office:value="48" calcext:value-type="float">
            <text:p>48</text:p>
          </table:table-cell>
          <table:table-cell office:value-type="float" office:value="216" calcext:value-type="float">
            <text:p>216</text:p>
          </table:table-cell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string" calcext:value-type="string">
            <text:p>TRAKTOREK Z URZĄDZENIEM-PRZÓD /210951/ <text:s text:c="9"/>109513</text:p>
          </table:table-cell>
          <table:table-cell table:formula="of:=[.E337]-[.D337]"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string" calcext:value-type="string">
            <text:p>Piesek chodzący czapeczka</text:p>
          </table:table-cell>
          <table:table-cell table:formula="of:=[.E338]-[.D338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string" calcext:value-type="string">
            <text:p>Pałka bańki 38 cm, display 24 398499</text:p>
          </table:table-cell>
          <table:table-cell table:formula="of:=[.E339]-[.D339]"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string" calcext:value-type="string">
            <text:p>ZESTAW PIĘKNOŚCI NO.924 <text:s/>/G075518/ <text:s/>BC <text:s text:c="9"/>972570</text:p>
          </table:table-cell>
          <table:table-cell table:formula="of:=[.E340]-[.D340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string" calcext:value-type="string">
            <text:p>SUSZARKA NA BATERIE +AKC. /118275/ TORBA <text:s/>18278,182753</text:p>
          </table:table-cell>
          <table:table-cell table:formula="of:=[.E341]-[.D341]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string" calcext:value-type="string">
            <text:p>CIĘŻARÓWKA Z KOPARKą 29CM. /596571/ <text:s text:c="6"/>65710,993318</text:p>
          </table:table-cell>
          <table:table-cell table:formula="of:=[.E342]-[.D342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string" calcext:value-type="string">
            <text:p>WIERTARKA NA BATERIE /61424/ <text:s text:c="13"/>57189,961424</text:p>
          </table:table-cell>
          <table:table-cell table:formula="of:=[.E343]-[.D343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string" calcext:value-type="string">
            <text:p>KOPARKA 45CM. <text:s/>KLOSZ 48362,273440</text:p>
          </table:table-cell>
          <table:table-cell table:formula="of:=[.E344]-[.D344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string" calcext:value-type="string">
            <text:p>Lalka + ubranka 008132</text:p>
          </table:table-cell>
          <table:table-cell table:formula="of:=[.E345]-[.D345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string" calcext:value-type="string">
            <text:p>AUTO STRAŻ POŻ. 23CM 098134</text:p>
          </table:table-cell>
          <table:table-cell table:formula="of:=[.E346]-[.D346]"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string" calcext:value-type="string">
            <text:p>AUTO F/F "EXCITER" + ŁADOW. /HL259420/ <text:s text:c="9"/>029281</text:p>
          </table:table-cell>
          <table:table-cell table:formula="of:=[.E347]-[.D347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string" calcext:value-type="string">
            <text:p>ZESTAW STRAŻAK Z KASKIEM MNJ. /60212/P <text:s text:c="3"/>60212,803280</text:p>
          </table:table-cell>
          <table:table-cell table:formula="of:=[.E348]-[.D348]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string" calcext:value-type="string">
            <text:p>GŁOWA DO CZESANIA-MUZYKA/ŚW. /009935/ <text:s text:c="10"/>619132</text:p>
          </table:table-cell>
          <table:table-cell table:formula="of:=[.E349]-[.D349]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string" calcext:value-type="string">
            <text:p>Lalka /995270/</text:p>
          </table:table-cell>
          <table:table-cell table:formula="of:=[.E350]-[.D350]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string" calcext:value-type="string">
            <text:p>Instrument muzyczny gitara 134021</text:p>
          </table:table-cell>
          <table:table-cell table:formula="of:=[.E351]-[.D351]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string" calcext:value-type="string">
            <text:p>FIGURKA"EARTH TUTELARY" NO.2011-13 <text:s text:c="13"/>909265</text:p>
          </table:table-cell>
          <table:table-cell table:formula="of:=[.E352]-[.D352]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Tor wyścigowy /961134/</text:p>
          </table:table-cell>
          <table:table-cell table:formula="of:=[.E353]-[.D353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LATAWIEC DO MONTAŻU PLASTIKOWY /G029112/ <text:s text:c="7"/>955528</text:p>
          </table:table-cell>
          <table:table-cell table:formula="of:=[.E354]-[.D354]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string" calcext:value-type="string">
            <text:p>Kareta /963909/</text:p>
          </table:table-cell>
          <table:table-cell table:formula="of:=[.E355]-[.D355]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string" calcext:value-type="string">
            <text:p>Lotnisko /966092/</text:p>
          </table:table-cell>
          <table:table-cell table:formula="of:=[.E356]-[.D356]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string" calcext:value-type="string">
            <text:p>Parking /967228/</text:p>
          </table:table-cell>
          <table:table-cell table:formula="of:=[.E357]-[.D357]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string" calcext:value-type="string">
            <text:p>Auto policja /963893/</text:p>
          </table:table-cell>
          <table:table-cell table:formula="of:=[.E358]-[.D358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string" calcext:value-type="string">
            <text:p>Klocki dziewczęce + auto /Ta2016-16/ 005817/</text:p>
          </table:table-cell>
          <table:table-cell table:formula="of:=[.E359]-[.D359]"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string" calcext:value-type="string">
            <text:p>Manitu /968942/</text:p>
          </table:table-cell>
          <table:table-cell table:formula="of:=[.E360]-[.D360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string" calcext:value-type="string">
            <text:p>KIEROWNICA B/O. ZWIERZATKA <text:s text:c="21"/>293744</text:p>
          </table:table-cell>
          <table:table-cell table:formula="of:=[.E361]-[.D361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string" calcext:value-type="string">
            <text:p>Wiertarka na baterie w zestawie <text:s/>/557602 /</text:p>
          </table:table-cell>
          <table:table-cell table:formula="of:=[.E362]-[.D362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string" calcext:value-type="string">
            <text:p>KUSZA NA KARCIE 43X28CM. /92663/NC <text:s text:c="13"/>992663</text:p>
          </table:table-cell>
          <table:table-cell table:formula="of:=[.E363]-[.D36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string" calcext:value-type="string">
            <text:p>Pojazd z koparką 993455</text:p>
          </table:table-cell>
          <table:table-cell table:formula="of:=[.E364]-[.D364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Brelok brązowy 815245</text:p>
          </table:table-cell>
          <table:table-cell table:formula="of:=[.E365]-[.D365]"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KARETA Z LALKĄ 28CM. /033303/ <text:s text:c="18"/>333303</text:p>
          </table:table-cell>
          <table:table-cell table:formula="of:=[.E366]-[.D366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string" calcext:value-type="string">
            <text:p>ŻYŁKA DO ZAPLATANIA /63930/ <text:s text:c="20"/>963930</text:p>
          </table:table-cell>
          <table:table-cell table:formula="of:=[.E367]-[.D367]" office:value-type="float" office:value="19" calcext:value-type="float">
            <text:p>19</text:p>
          </table:table-cell>
          <table:table-cell office:value-type="float" office:value="202" calcext:value-type="float">
            <text:p>202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string" calcext:value-type="string">
            <text:p>ROBOT KUCHENNY 2WZ. /MPB70864,68/ <text:s text:c="11"/>708646,84</text:p>
          </table:table-cell>
          <table:table-cell table:formula="of:=[.E368]-[.D368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string" calcext:value-type="string">
            <text:p>BAŃKI-PŁYN O,5L 77164,962858, 08143</text:p>
          </table:table-cell>
          <table:table-cell table:formula="of:=[.E369]-[.D369]" office:value-type="float" office:value="195" calcext:value-type="float">
            <text:p>195</text:p>
          </table:table-cell>
          <table:table-cell office:value-type="float" office:value="68" calcext:value-type="float">
            <text:p>68</text:p>
          </table:table-cell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string" calcext:value-type="string">
            <text:p>NARZĘDZIA+WIERTARKA W SKRZYNCE /MP23440T/ <text:s text:c="6"/>234404</text:p>
          </table:table-cell>
          <table:table-cell table:formula="of:=[.E370]-[.D370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string" calcext:value-type="string">
            <text:p>Kula grzechotka 398901, 817300</text:p>
          </table:table-cell>
          <table:table-cell table:formula="of:=[.E371]-[.D371]" office:value-type="float" office:value="118" calcext:value-type="float">
            <text:p>118</text:p>
          </table:table-cell>
          <table:table-cell office:value-type="float" office:value="193" calcext:value-type="float">
            <text:p>193</text:p>
          </table:table-cell>
          <table:table-cell office:value-type="float" office:value="311" calcext:value-type="float">
            <text:p>311</text:p>
          </table:table-cell>
          <table:table-cell/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string" calcext:value-type="string">
            <text:p>TRAKTOR <text:s/>642374</text:p>
          </table:table-cell>
          <table:table-cell table:formula="of:=[.E372]-[.D372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string" calcext:value-type="string">
            <text:p>Grzechotka, Gryzak - Żabka /395047/</text:p>
          </table:table-cell>
          <table:table-cell table:formula="of:=[.E373]-[.D373]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string" calcext:value-type="string">
            <text:p>Grzechotka, Gryzak - Słonik /395054/</text:p>
          </table:table-cell>
          <table:table-cell table:formula="of:=[.E374]-[.D374]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string" calcext:value-type="string">
            <text:p>Młotek edukacyjny, św, dźw /392282/</text:p>
          </table:table-cell>
          <table:table-cell table:formula="of:=[.E375]-[.D375]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string" calcext:value-type="string">
            <text:p>Lalka Dorotka mówiąca i śpiewająca po polsku /116775/</text:p>
          </table:table-cell>
          <table:table-cell table:formula="of:=[.E376]-[.D376]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string" calcext:value-type="string">
            <text:p>Kasa z kalkulatorem /131884/</text:p>
          </table:table-cell>
          <table:table-cell table:formula="of:=[.E377]-[.D377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string" calcext:value-type="string">
            <text:p>Warsztat z masą plastyczną /130627/</text:p>
          </table:table-cell>
          <table:table-cell table:formula="of:=[.E378]-[.D37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string" calcext:value-type="string">
            <text:p>Balony Happy Birthday 10szt /122844/</text:p>
          </table:table-cell>
          <table:table-cell table:formula="of:=[.E379]-[.D37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string" calcext:value-type="string">
            <text:p>Tablica magnetyczna /122387/</text:p>
          </table:table-cell>
          <table:table-cell table:formula="of:=[.E380]-[.D380]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string" calcext:value-type="string">
            <text:p>Cukierek na baterie /134229/</text:p>
          </table:table-cell>
          <table:table-cell table:formula="of:=[.E381]-[.D381]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string" calcext:value-type="string">
            <text:p>Maszyna budowlana /113651/</text:p>
          </table:table-cell>
          <table:table-cell table:formula="of:=[.E382]-[.D382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Przewrotka lokomotywa /062428/</text:p>
          </table:table-cell>
          <table:table-cell table:formula="of:=[.E383]-[.D383]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string" calcext:value-type="string">
            <text:p>Lalka /164907/</text:p>
          </table:table-cell>
          <table:table-cell table:formula="of:=[.E384]-[.D384]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string" calcext:value-type="string">
            <text:p>Jojo 871750</text:p>
          </table:table-cell>
          <table:table-cell table:formula="of:=[.E385]-[.D385]"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string" calcext:value-type="string">
            <text:p>WÓZEK DLA LALEK /06486X/8064865/</text:p>
          </table:table-cell>
          <table:table-cell table:formula="of:=[.E386]-[.D38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string" calcext:value-type="string">
            <text:p>Piłka na lince</text:p>
          </table:table-cell>
          <table:table-cell table:formula="of:=[.E387]-[.D387]" office:value-type="float" office:value="208" calcext:value-type="float">
            <text:p>208</text:p>
          </table:table-cell>
          <table:table-cell office:value-type="float" office:value="60" calcext:value-type="float">
            <text:p>60</text:p>
          </table:table-cell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string" calcext:value-type="string">
            <text:p>Samochód przewrotka 776676</text:p>
          </table:table-cell>
          <table:table-cell table:formula="of:=[.E388]-[.D388]"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string" calcext:value-type="string">
            <text:p>PCHACZ SAMOLOT 117639</text:p>
          </table:table-cell>
          <table:table-cell table:formula="of:=[.E389]-[.D389]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string" calcext:value-type="string">
            <text:p>Laweta z autkami 398420</text:p>
          </table:table-cell>
          <table:table-cell table:formula="of:=[.E390]-[.D390]"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string" calcext:value-type="string">
            <text:p>Lalka syrenka 993004</text:p>
          </table:table-cell>
          <table:table-cell table:formula="of:=[.E391]-[.D391]"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string" calcext:value-type="string">
            <text:p>ZESTAW NACZYŃ 963459</text:p>
          </table:table-cell>
          <table:table-cell table:formula="of:=[.E392]-[.D392]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string" calcext:value-type="string">
            <text:p>KARABIN PUKAWKA /7381224/ <text:s/>PEPESZA <text:s text:c="7"/>47990,812244</text:p>
          </table:table-cell>
          <table:table-cell table:formula="of:=[.E393]-[.D393]"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string" calcext:value-type="string">
            <text:p>TRAKTOR 598754</text:p>
          </table:table-cell>
          <table:table-cell table:formula="of:=[.E394]-[.D394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string" calcext:value-type="string">
            <text:p>Autka metal 5 sztuk 009337</text:p>
          </table:table-cell>
          <table:table-cell table:formula="of:=[.E395]-[.D395]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string" calcext:value-type="string">
            <text:p>KOPARKA na radio /TG364150/ 803198/</text:p>
          </table:table-cell>
          <table:table-cell table:formula="of:=[.E396]-[.D396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string" calcext:value-type="string">
            <text:p>Autka 10 sztuk 008132</text:p>
          </table:table-cell>
          <table:table-cell table:formula="of:=[.E397]-[.D397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string" calcext:value-type="string">
            <text:p>Malowidła dla lalek /803914/</text:p>
          </table:table-cell>
          <table:table-cell table:formula="of:=[.E398]-[.D398]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string" calcext:value-type="string">
            <text:p>TRAKTOR 599119</text:p>
          </table:table-cell>
          <table:table-cell table:formula="of:=[.E399]-[.D39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string" calcext:value-type="string">
            <text:p>Organy 962865</text:p>
          </table:table-cell>
          <table:table-cell table:formula="of:=[.E400]-[.D400]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string" calcext:value-type="string">
            <text:p>PIŁKA NOŻNA <text:s/>301540</text:p>
          </table:table-cell>
          <table:table-cell table:formula="of:=[.E401]-[.D401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string" calcext:value-type="string">
            <text:p>SPŁONKA POJEDYNCZA /CAP121/ <text:s text:c="14"/>262520</text:p>
          </table:table-cell>
          <table:table-cell table:formula="of:=[.E402]-[.D402]" office:value-type="float" office:value="1589" calcext:value-type="float">
            <text:p>1589</text:p>
          </table:table-cell>
          <table:table-cell office:value-type="float" office:value="967" calcext:value-type="float">
            <text:p>967</text:p>
          </table:table-cell>
          <table:table-cell office:value-type="float" office:value="2556" calcext:value-type="float">
            <text:p>2556</text:p>
          </table:table-cell>
          <table:table-cell/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string" calcext:value-type="string">
            <text:p>TRAKTOR z przyczepą+ zwierzęta 574108</text:p>
          </table:table-cell>
          <table:table-cell table:formula="of:=[.E403]-[.D403]"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string" calcext:value-type="string">
            <text:p>KARTY PIOTRUŚ <text:s text:c="2"/>X 20 <text:s text:c="2"/>(FAN) <text:s text:c="19"/>802019</text:p>
          </table:table-cell>
          <table:table-cell table:formula="of:=[.E404]-[.D404]"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string" calcext:value-type="string">
            <text:p>KAJDANKI METAL <text:s/>302707</text:p>
          </table:table-cell>
          <table:table-cell table:formula="of:=[.E405]-[.D405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string" calcext:value-type="string">
            <text:p>Mebelki 135981</text:p>
          </table:table-cell>
          <table:table-cell table:formula="of:=[.E406]-[.D406]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string" calcext:value-type="string">
            <text:p>BĘBENEK DLA MALUCHA /306934/</text:p>
          </table:table-cell>
          <table:table-cell table:formula="of:=[.E407]-[.D407]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string" calcext:value-type="string">
            <text:p>Auto laweta z dużym autem /993301/</text:p>
          </table:table-cell>
          <table:table-cell table:formula="of:=[.E408]-[.D408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string" calcext:value-type="string">
            <text:p>TRAKTOR Z MASZYNĄ-PRZÓD 248287,724375</text:p>
          </table:table-cell>
          <table:table-cell table:formula="of:=[.E409]-[.D409]"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string" calcext:value-type="string">
            <text:p>TRAKTOR Z PŁUGIEM NA PRZYCZ./488-106/ <text:s text:c="2"/>611824/245422/</text:p>
          </table:table-cell>
          <table:table-cell table:formula="of:=[.E410]-[.D410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string" calcext:value-type="string">
            <text:p>POCIĄG NA BATERIE PLATFORMA 684696</text:p>
          </table:table-cell>
          <table:table-cell table:formula="of:=[.E411]-[.D411]"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string" calcext:value-type="string">
            <text:p>AUTKO JEEP 19CM.4KOL. /392525/ <text:s text:c="17"/>925259</text:p>
          </table:table-cell>
          <table:table-cell table:formula="of:=[.E412]-[.D412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string" calcext:value-type="string">
            <text:p>TRAKTOR 876601, 642640</text:p>
          </table:table-cell>
          <table:table-cell table:formula="of:=[.E413]-[.D413]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string" calcext:value-type="string">
            <text:p>TRAKTOR z maszyną rolniczą /TG218108/872108/</text:p>
          </table:table-cell>
          <table:table-cell table:formula="of:=[.E414]-[.D414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string" calcext:value-type="string">
            <text:p>Autobusy SASC998-94/339142/</text:p>
          </table:table-cell>
          <table:table-cell table:formula="of:=[.E415]-[.D41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string" calcext:value-type="string">
            <text:p>TRAKTOR z maszyną rolniczą /TG10131/872597/</text:p>
          </table:table-cell>
          <table:table-cell table:formula="of:=[.E416]-[.D416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string" calcext:value-type="string">
            <text:p>WOJOWNIK 794833</text:p>
          </table:table-cell>
          <table:table-cell table:formula="of:=[.E417]-[.D417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string" calcext:value-type="string">
            <text:p>PISTOLET ŚW/DZW. W PUDEŁKU /MPG40054/ <text:s text:c="10"/>872965</text:p>
          </table:table-cell>
          <table:table-cell table:formula="of:=[.E418]-[.D418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string" calcext:value-type="string">
            <text:p>PCHANKA HELIKOPTER <text:s/>/92308/</text:p>
          </table:table-cell>
          <table:table-cell table:formula="of:=[.E419]-[.D419]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string" calcext:value-type="string">
            <text:p>PIŁKA NOŻNA TRZYKOLOROWA /V706/ <text:s text:c="16"/>110834</text:p>
          </table:table-cell>
          <table:table-cell table:formula="of:=[.E420]-[.D420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string" calcext:value-type="string">
            <text:p>TRAKTOR 837416</text:p>
          </table:table-cell>
          <table:table-cell table:formula="of:=[.E421]-[.D42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string" calcext:value-type="string">
            <text:p>BALON WALENTYNKOWY Z NADRUKIEM /OPK.20SZT/ <text:s text:c="5"/>831607</text:p>
          </table:table-cell>
          <table:table-cell table:formula="of:=[.E422]-[.D42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string" calcext:value-type="string">
            <text:p>EDU Biznes City</text:p>
          </table:table-cell>
          <table:table-cell table:formula="of:=[.E423]-[.D423]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string" calcext:value-type="string">
            <text:p>TRANSFORMER AUTO /MPB65229/G047336/ <text:s text:c="2"/>BC <text:s/>45932,652291</text:p>
          </table:table-cell>
          <table:table-cell table:formula="of:=[.E424]-[.D424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string" calcext:value-type="string">
            <text:p>TRAKTOR 641742</text:p>
          </table:table-cell>
          <table:table-cell table:formula="of:=[.E425]-[.D42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569" calcext:value-type="float">
            <text:p>3569</text:p>
          </table:table-cell>
          <table:table-cell office:value-type="string" calcext:value-type="string">
            <text:p>GRA SKACZĄCE KAPELUSIKI /NAKŁON/ <text:s text:c="15"/>800112</text:p>
          </table:table-cell>
          <table:table-cell table:formula="of:=[.E426]-[.D426]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string" calcext:value-type="string">
            <text:p>EDU Chińczyk Warcaby <text:s text:c="2"/>803177</text:p>
          </table:table-cell>
          <table:table-cell table:formula="of:=[.E427]-[.D42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98" calcext:value-type="float">
            <text:p>3598</text:p>
          </table:table-cell>
          <table:table-cell office:value-type="string" calcext:value-type="string">
            <text:p>TRAKTOR 157230, 572301</text:p>
          </table:table-cell>
          <table:table-cell table:formula="of:=[.E428]-[.D428]"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string" calcext:value-type="string">
            <text:p>Mikrofalówka /ZR3214N/6960315/</text:p>
          </table:table-cell>
          <table:table-cell table:formula="of:=[.E429]-[.D42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string" calcext:value-type="string">
            <text:p>PAMIĘTNIK ZAMYKANY - PUDEŁKO /TG365130/ <text:s text:c="8"/>878650</text:p>
          </table:table-cell>
          <table:table-cell table:formula="of:=[.E430]-[.D430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string" calcext:value-type="string">
            <text:p>Piłka gumowa 994220</text:p>
          </table:table-cell>
          <table:table-cell table:formula="of:=[.E431]-[.D431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string" calcext:value-type="string">
            <text:p>Zestaw Rycerski <text:s/>/993653/</text:p>
          </table:table-cell>
          <table:table-cell table:formula="of:=[.E432]-[.D432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string" calcext:value-type="string">
            <text:p>KULA SFERA MNJ. W FOLII <text:s/>/MPA31959/ <text:s text:c="12"/>319590</text:p>
          </table:table-cell>
          <table:table-cell table:formula="of:=[.E433]-[.D433]"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string" calcext:value-type="string">
            <text:p>KARUZELKA NAD ŁÓŻECZKO-PLUSZAKI /MPJ90125/ <text:s text:c="5"/>901252</text:p>
          </table:table-cell>
          <table:table-cell table:formula="of:=[.E434]-[.D434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string" calcext:value-type="string">
            <text:p>KOMBAJN /92597X/</text:p>
          </table:table-cell>
          <table:table-cell table:formula="of:=[.E435]-[.D435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string" calcext:value-type="string">
            <text:p>LEKARZ W PUDEŁKU <text:s/>/MPJ88785/ <text:s text:c="13"/>86625,887853</text:p>
          </table:table-cell>
          <table:table-cell table:formula="of:=[.E436]-[.D436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string" calcext:value-type="string">
            <text:p>Bobas w nosidle 396884</text:p>
          </table:table-cell>
          <table:table-cell table:formula="of:=[.E437]-[.D437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string" calcext:value-type="string">
            <text:p>Malowidła dla lalek 985273</text:p>
          </table:table-cell>
          <table:table-cell table:formula="of:=[.E438]-[.D438]"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string" calcext:value-type="string">
            <text:p>TRAKTOR+2MASZYNY BUDOWL.NA LAWECIE/433276/ <text:s text:c="5"/>332766</text:p>
          </table:table-cell>
          <table:table-cell table:formula="of:=[.E439]-[.D43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string" calcext:value-type="string">
            <text:p>SANKI-ŁOPATA <text:s/>/ST/</text:p>
          </table:table-cell>
          <table:table-cell table:formula="of:=[.E440]-[.D440]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string" calcext:value-type="string">
            <text:p>PIESEK 967495</text:p>
          </table:table-cell>
          <table:table-cell table:formula="of:=[.E441]-[.D441]"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3743" calcext:value-type="float">
            <text:p>3743</text:p>
          </table:table-cell>
          <table:table-cell office:value-type="string" calcext:value-type="string">
            <text:p>LALKA SYRENKA + AKC. /MPF42433/ <text:s/>PUD. <text:s text:c="10"/>424331</text:p>
          </table:table-cell>
          <table:table-cell table:formula="of:=[.E442]-[.D44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string" calcext:value-type="string">
            <text:p>TRAKTOREK PRZYCZEPA,ZWIERZ. MNJ./451038/ <text:s text:c="7"/>510386</text:p>
          </table:table-cell>
          <table:table-cell table:formula="of:=[.E443]-[.D443]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string" calcext:value-type="string">
            <text:p>ZESTAW LEKARZ W PUDEŁKU /GO44793/MPB69234 <text:s text:c="6"/>939368</text:p>
          </table:table-cell>
          <table:table-cell table:formula="of:=[.E444]-[.D444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string" calcext:value-type="string">
            <text:p>JEEP POLICJA NA BATERIE/MPD79972/ PUD. <text:s text:c="3"/>97276,997276</text:p>
          </table:table-cell>
          <table:table-cell table:formula="of:=[.E445]-[.D445]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string" calcext:value-type="string">
            <text:p>GRA GRZYBOBRANIE /NAKŁON/ <text:s text:c="22"/>800167</text:p>
          </table:table-cell>
          <table:table-cell table:formula="of:=[.E446]-[.D446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803" calcext:value-type="float">
            <text:p>3803</text:p>
          </table:table-cell>
          <table:table-cell office:value-type="string" calcext:value-type="string">
            <text:p>DOMEK EDUKACYJNY B/O. /G348/ <text:s text:c="19"/>093373</text:p>
          </table:table-cell>
          <table:table-cell table:formula="of:=[.E447]-[.D447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string" calcext:value-type="string">
            <text:p>KOLEJKA "CLASSIC TRAIN" B/O. /MPH15173/ <text:s text:c="8"/>151732</text:p>
          </table:table-cell>
          <table:table-cell table:formula="of:=[.E448]-[.D448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string" calcext:value-type="string">
            <text:p>Grzechotka 6 wzorów 811858</text:p>
          </table:table-cell>
          <table:table-cell table:formula="of:=[.E449]-[.D449]"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3837" calcext:value-type="float">
            <text:p>3837</text:p>
          </table:table-cell>
          <table:table-cell office:value-type="string" calcext:value-type="string">
            <text:p>BIERKI /NAKŁON/ <text:s text:c="32"/>800129</text:p>
          </table:table-cell>
          <table:table-cell table:formula="of:=[.E450]-[.D450]"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string" calcext:value-type="string">
            <text:p>ZESTAW RYCERSKI-2MIECZE TARCZA /GO44767/ <text:s text:c="7"/>939153</text:p>
          </table:table-cell>
          <table:table-cell table:formula="of:=[.E451]-[.D451]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string" calcext:value-type="string">
            <text:p>Lokomotywa, św, dźw. /396747/</text:p>
          </table:table-cell>
          <table:table-cell table:formula="of:=[.E452]-[.D452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894" calcext:value-type="float">
            <text:p>3894</text:p>
          </table:table-cell>
          <table:table-cell office:value-type="string" calcext:value-type="string">
            <text:p>AUTO BETONIARKA 31CM. <text:s/>/91277/NC <text:s text:c="15"/>991277</text:p>
          </table:table-cell>
          <table:table-cell table:formula="of:=[.E453]-[.D45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string" calcext:value-type="string">
            <text:p>TELEFON KOM.Z KORALIKAMI /TA7768/ <text:s/>2WZ. <text:s text:c="8"/>000614</text:p>
          </table:table-cell>
          <table:table-cell table:formula="of:=[.E454]-[.D454]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string" calcext:value-type="string">
            <text:p>MYSZKA NAKRĘCANA MNJ. X 12SZT875642, 968935</text:p>
          </table:table-cell>
          <table:table-cell table:formula="of:=[.E455]-[.D455]" office:value-type="float" office:value="301" calcext:value-type="float">
            <text:p>301</text:p>
          </table:table-cell>
          <table:table-cell office:value-type="float" office:value="88" calcext:value-type="float">
            <text:p>88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string" calcext:value-type="string">
            <text:p>GŁOWA DO CZESANIA /MPD67470/TG364173/ <text:s text:c="4"/>74705,879565</text:p>
          </table:table-cell>
          <table:table-cell table:formula="of:=[.E456]-[.D456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942" calcext:value-type="float">
            <text:p>3942</text:p>
          </table:table-cell>
          <table:table-cell office:value-type="string" calcext:value-type="string">
            <text:p>ZESTAW LEKARSKI NA KARCIE <text:s/>/G033164/923756</text:p>
          </table:table-cell>
          <table:table-cell table:formula="of:=[.E457]-[.D457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string" calcext:value-type="string">
            <text:p>MOTOR Z KOSZEM NA BATERIE <text:s/>/G040439/ <text:s text:c="5"/>50097,879183</text:p>
          </table:table-cell>
          <table:table-cell table:formula="of:=[.E458]-[.D458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953" calcext:value-type="float">
            <text:p>3953</text:p>
          </table:table-cell>
          <table:table-cell office:value-type="string" calcext:value-type="string">
            <text:p>HELIKOPTER</text:p>
          </table:table-cell>
          <table:table-cell table:formula="of:=[.E459]-[.D459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string" calcext:value-type="string">
            <text:p>KLOCKI BUS STRAŻ POŻ. 83EL. NO.8057 <text:s text:c="6"/>34636,960595</text:p>
          </table:table-cell>
          <table:table-cell table:formula="of:=[.E460]-[.D460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string" calcext:value-type="string">
            <text:p>PIANINKO-DOMEK GŁ.ZWIERZĄT <text:s/>/TG364068/ <text:s text:c="9"/>802672</text:p>
          </table:table-cell>
          <table:table-cell table:formula="of:=[.E461]-[.D461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string" calcext:value-type="string">
            <text:p>Traktor z przyczepą + zwierzęta /139883/</text:p>
          </table:table-cell>
          <table:table-cell table:formula="of:=[.E462]-[.D462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string" calcext:value-type="string">
            <text:p>Karabin pukawka/ 479020,963213/</text:p>
          </table:table-cell>
          <table:table-cell table:formula="of:=[.E463]-[.D463]"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string" calcext:value-type="string">
            <text:p>PIESEK FLOKOWANY KIWACZEK /12 szt / BOX 809817</text:p>
          </table:table-cell>
          <table:table-cell table:formula="of:=[.E464]-[.D464]"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string" calcext:value-type="string">
            <text:p>PIESEK FLOKOWANY KIWACZEK /48 szt / BOX <text:s text:c="2"/>809855</text:p>
          </table:table-cell>
          <table:table-cell table:formula="of:=[.E465]-[.D465]" office:value-type="float" office:value="18" calcext:value-type="float">
            <text:p>18</text:p>
          </table:table-cell>
          <table:table-cell office:value-type="float" office:value="135" calcext:value-type="float">
            <text:p>135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string" calcext:value-type="string">
            <text:p>Holownik w worku 006258</text:p>
          </table:table-cell>
          <table:table-cell table:formula="of:=[.E466]-[.D466]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string" calcext:value-type="string">
            <text:p>Auto sportowe 000744</text:p>
          </table:table-cell>
          <table:table-cell table:formula="of:=[.E467]-[.D467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string" calcext:value-type="string">
            <text:p>Płaszcz przeciwdeszczowy</text:p>
          </table:table-cell>
          <table:table-cell table:formula="of:=[.E468]-[.D468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string" calcext:value-type="string">
            <text:p>Malowidła dla lalek 873501</text:p>
          </table:table-cell>
          <table:table-cell table:formula="of:=[.E469]-[.D469]"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string" calcext:value-type="string">
            <text:p>Telefon na baterie 815153</text:p>
          </table:table-cell>
          <table:table-cell table:formula="of:=[.E470]-[.D470]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string" calcext:value-type="string">
            <text:p>Lalka w zestawie 034554</text:p>
          </table:table-cell>
          <table:table-cell table:formula="of:=[.E471]-[.D47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string" calcext:value-type="string">
            <text:p>KLOCKI AUTO POLIC.88EL.(B800) /G032477/ <text:s text:c="8"/>954842</text:p>
          </table:table-cell>
          <table:table-cell table:formula="of:=[.E472]-[.D472]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string" calcext:value-type="string">
            <text:p>Klocki - Sluban Straż (118el.) /954729/</text:p>
          </table:table-cell>
          <table:table-cell table:formula="of:=[.E473]-[.D473]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string" calcext:value-type="string">
            <text:p>Lalka z dzieckiem + akc. /576836/</text:p>
          </table:table-cell>
          <table:table-cell table:formula="of:=[.E474]-[.D474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string" calcext:value-type="string">
            <text:p>GITARA 992731</text:p>
          </table:table-cell>
          <table:table-cell table:formula="of:=[.E475]-[.D475]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string" calcext:value-type="string">
            <text:p>Lalka /130961/</text:p>
          </table:table-cell>
          <table:table-cell table:formula="of:=[.E476]-[.D476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string" calcext:value-type="string">
            <text:p>KACZUSZKA+MAŁA-PISZCZKI /6801/ <text:s text:c="17"/>744028</text:p>
          </table:table-cell>
          <table:table-cell table:formula="of:=[.E477]-[.D477]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string" calcext:value-type="string">
            <text:p>DINOZAURY MIĘKKIE 960223</text:p>
          </table:table-cell>
          <table:table-cell table:formula="of:=[.E478]-[.D478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string" calcext:value-type="string">
            <text:p>Maszyna do szycia <text:s/>/118892, 303025/</text:p>
          </table:table-cell>
          <table:table-cell table:formula="of:=[.E479]-[.D479]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string" calcext:value-type="string">
            <text:p>Mikser /118007/</text:p>
          </table:table-cell>
          <table:table-cell table:formula="of:=[.E480]-[.D480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string" calcext:value-type="string">
            <text:p>Mata na baterie /132362/</text:p>
          </table:table-cell>
          <table:table-cell table:formula="of:=[.E481]-[.D481]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string" calcext:value-type="string">
            <text:p>Koń dla Barbie /109357/</text:p>
          </table:table-cell>
          <table:table-cell table:formula="of:=[.E482]-[.D482]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4057" calcext:value-type="float">
            <text:p>4057</text:p>
          </table:table-cell>
          <table:table-cell office:value-type="string" calcext:value-type="string">
            <text:p>Koń dla Barbie /109340/</text:p>
          </table:table-cell>
          <table:table-cell table:formula="of:=[.E483]-[.D483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string" calcext:value-type="string">
            <text:p>Lalka Dorotka szmacianka śpiewa i mówi po polsku <text:s/>/105960/</text:p>
          </table:table-cell>
          <table:table-cell table:formula="of:=[.E484]-[.D48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061" calcext:value-type="float">
            <text:p>4061</text:p>
          </table:table-cell>
          <table:table-cell office:value-type="string" calcext:value-type="string">
            <text:p>Lalka Dorotka szmacianka śpiewa i mówi po polsku <text:s/>/106660/</text:p>
          </table:table-cell>
          <table:table-cell table:formula="of:=[.E485]-[.D485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066" calcext:value-type="float">
            <text:p>4066</text:p>
          </table:table-cell>
          <table:table-cell office:value-type="string" calcext:value-type="string">
            <text:p>Zestaw kuchenny <text:s/>/986065/</text:p>
          </table:table-cell>
          <table:table-cell table:formula="of:=[.E486]-[.D486]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string" calcext:value-type="string">
            <text:p>Klocki drewniane /JENGA/TG18485/870913/</text:p>
          </table:table-cell>
          <table:table-cell table:formula="of:=[.E487]-[.D487]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072" calcext:value-type="float">
            <text:p>4072</text:p>
          </table:table-cell>
          <table:table-cell office:value-type="string" calcext:value-type="string">
            <text:p>MYSZKA NAKRĘCANA WKSZ. <text:s/>OP.X1 <text:s/>/1489419/ <text:s text:c="7"/>894193</text:p>
          </table:table-cell>
          <table:table-cell table:formula="of:=[.E488]-[.D48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string" calcext:value-type="string">
            <text:p>BAŃKI-PŁYN 1L. KANIST 62841,70302,962841, 08136</text:p>
          </table:table-cell>
          <table:table-cell table:formula="of:=[.E489]-[.D489]"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4084" calcext:value-type="float">
            <text:p>4084</text:p>
          </table:table-cell>
          <table:table-cell office:value-type="string" calcext:value-type="string">
            <text:p>Zwierzęta Bimbom 136438</text:p>
          </table:table-cell>
          <table:table-cell table:formula="of:=[.E490]-[.D490]"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4088" calcext:value-type="float">
            <text:p>4088</text:p>
          </table:table-cell>
          <table:table-cell office:value-type="string" calcext:value-type="string">
            <text:p>Zwierzak z akcesoriami w worku 399779</text:p>
          </table:table-cell>
          <table:table-cell table:formula="of:=[.E491]-[.D491]"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GARAŻ /131600/</text:p>
          </table:table-cell>
          <table:table-cell table:formula="of:=[.E492]-[.D492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106" calcext:value-type="float">
            <text:p>4106</text:p>
          </table:table-cell>
          <table:table-cell office:value-type="string" calcext:value-type="string">
            <text:p>PISTOLET NA BATERIE 805949</text:p>
          </table:table-cell>
          <table:table-cell table:formula="of:=[.E493]-[.D493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string" calcext:value-type="string">
            <text:p>Lalka dźwiękowa masza 812787</text:p>
          </table:table-cell>
          <table:table-cell table:formula="of:=[.E494]-[.D494]"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string" calcext:value-type="string">
            <text:p>ZABAWKA FIGURKA</text:p>
          </table:table-cell>
          <table:table-cell table:formula="of:=[.E495]-[.D495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string" calcext:value-type="string">
            <text:p>ZABAWKA RÓZGA</text:p>
          </table:table-cell>
          <table:table-cell table:formula="of:=[.E496]-[.D496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202" calcext:value-type="float">
            <text:p>4202</text:p>
          </table:table-cell>
          <table:table-cell office:value-type="string" calcext:value-type="string">
            <text:p>PLAC ZABAW - blister /G048725/946229/</text:p>
          </table:table-cell>
          <table:table-cell table:formula="of:=[.E497]-[.D497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203" calcext:value-type="float">
            <text:p>4203</text:p>
          </table:table-cell>
          <table:table-cell office:value-type="string" calcext:value-type="string">
            <text:p>AUTO 32CM <text:s text:c="38"/>992212</text:p>
          </table:table-cell>
          <table:table-cell table:formula="of:=[.E498]-[.D498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string" calcext:value-type="string">
            <text:p>POJAZD KłAD <text:s text:c="36"/>993509</text:p>
          </table:table-cell>
          <table:table-cell table:formula="of:=[.E499]-[.D49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05" calcext:value-type="float">
            <text:p>4205</text:p>
          </table:table-cell>
          <table:table-cell office:value-type="string" calcext:value-type="string">
            <text:p>AUTO POLICJA <text:s text:c="35"/>993325</text:p>
          </table:table-cell>
          <table:table-cell table:formula="of:=[.E500]-[.D500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4206" calcext:value-type="float">
            <text:p>4206</text:p>
          </table:table-cell>
          <table:table-cell office:value-type="string" calcext:value-type="string">
            <text:p>HELIKOPTER NA BATERIE <text:s text:c="23"/>993424</text:p>
          </table:table-cell>
          <table:table-cell table:formula="of:=[.E501]-[.D501]"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207" calcext:value-type="float">
            <text:p>4207</text:p>
          </table:table-cell>
          <table:table-cell office:value-type="string" calcext:value-type="string">
            <text:p>KOPARKA <text:s text:c="40"/>993165</text:p>
          </table:table-cell>
          <table:table-cell table:formula="of:=[.E502]-[.D502]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209" calcext:value-type="float">
            <text:p>4209</text:p>
          </table:table-cell>
          <table:table-cell office:value-type="string" calcext:value-type="string">
            <text:p>Młotek piszczący 992915,919236, 879213</text:p>
          </table:table-cell>
          <table:table-cell table:formula="of:=[.E503]-[.D503]"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string" calcext:value-type="string">
            <text:p>ZESTAW POLICYJNY <text:s text:c="31"/>992618</text:p>
          </table:table-cell>
          <table:table-cell table:formula="of:=[.E504]-[.D504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string" calcext:value-type="string">
            <text:p>Helikopter z dźwiękiem 93479/993479/</text:p>
          </table:table-cell>
          <table:table-cell table:formula="of:=[.E505]-[.D505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string" calcext:value-type="string">
            <text:p>Koparka 93554/993554/</text:p>
          </table:table-cell>
          <table:table-cell table:formula="of:=[.E506]-[.D506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string" calcext:value-type="string">
            <text:p>ZESTAW DO PIASKU DUżY <text:s text:c="26"/>300132</text:p>
          </table:table-cell>
          <table:table-cell table:formula="of:=[.E507]-[.D50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34" calcext:value-type="float">
            <text:p>4234</text:p>
          </table:table-cell>
          <table:table-cell office:value-type="string" calcext:value-type="string">
            <text:p>PłYN DO BANIEK</text:p>
          </table:table-cell>
          <table:table-cell table:formula="of:=[.E508]-[.D508]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4237" calcext:value-type="float">
            <text:p>4237</text:p>
          </table:table-cell>
          <table:table-cell office:value-type="string" calcext:value-type="string">
            <text:p>PISTOLET SYGNAłOWY</text:p>
          </table:table-cell>
          <table:table-cell table:formula="of:=[.E509]-[.D50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string" calcext:value-type="string">
            <text:p>KOSZYKÓWKA</text:p>
          </table:table-cell>
          <table:table-cell table:formula="of:=[.E510]-[.D510]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string" calcext:value-type="string">
            <text:p>Fryzjer plastikowy zestaw 107082, 510706</text:p>
          </table:table-cell>
          <table:table-cell table:formula="of:=[.E511]-[.D511]"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4251" calcext:value-type="float">
            <text:p>4251</text:p>
          </table:table-cell>
          <table:table-cell office:value-type="string" calcext:value-type="string">
            <text:p>MASKOTKA PIES</text:p>
          </table:table-cell>
          <table:table-cell table:formula="of:=[.E512]-[.D512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string" calcext:value-type="string">
            <text:p>MASKOTKA WIEWIÓR</text:p>
          </table:table-cell>
          <table:table-cell table:formula="of:=[.E513]-[.D513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254" calcext:value-type="float">
            <text:p>4254</text:p>
          </table:table-cell>
          <table:table-cell office:value-type="string" calcext:value-type="string">
            <text:p>MASKOTKA PINGWIN</text:p>
          </table:table-cell>
          <table:table-cell table:formula="of:=[.E514]-[.D51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256" calcext:value-type="float">
            <text:p>4256</text:p>
          </table:table-cell>
          <table:table-cell office:value-type="string" calcext:value-type="string">
            <text:p>MASKOTKA SID</text:p>
          </table:table-cell>
          <table:table-cell table:formula="of:=[.E515]-[.D51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257" calcext:value-type="float">
            <text:p>4257</text:p>
          </table:table-cell>
          <table:table-cell office:value-type="string" calcext:value-type="string">
            <text:p>Auto 93349 /993479/</text:p>
          </table:table-cell>
          <table:table-cell table:formula="of:=[.E516]-[.D516]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string" calcext:value-type="string">
            <text:p>MASKOTKA MINI</text:p>
          </table:table-cell>
          <table:table-cell table:formula="of:=[.E517]-[.D517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259" calcext:value-type="float">
            <text:p>4259</text:p>
          </table:table-cell>
          <table:table-cell office:value-type="string" calcext:value-type="string">
            <text:p>PIłKA</text:p>
          </table:table-cell>
          <table:table-cell table:formula="of:=[.E518]-[.D518]"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string" calcext:value-type="string">
            <text:p>ZABAWKA PIERśCIONEK</text:p>
          </table:table-cell>
          <table:table-cell table:formula="of:=[.E519]-[.D519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4262" calcext:value-type="float">
            <text:p>4262</text:p>
          </table:table-cell>
          <table:table-cell office:value-type="string" calcext:value-type="string">
            <text:p>MIECZ NA BATERIE</text:p>
          </table:table-cell>
          <table:table-cell table:formula="of:=[.E520]-[.D520]"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string" calcext:value-type="string">
            <text:p>KULKI GRANAT</text:p>
          </table:table-cell>
          <table:table-cell table:formula="of:=[.E521]-[.D521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265" calcext:value-type="float">
            <text:p>4265</text:p>
          </table:table-cell>
          <table:table-cell office:value-type="string" calcext:value-type="string">
            <text:p>ZESTAW KUCHENNY</text:p>
          </table:table-cell>
          <table:table-cell table:formula="of:=[.E522]-[.D52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266" calcext:value-type="float">
            <text:p>4266</text:p>
          </table:table-cell>
          <table:table-cell office:value-type="string" calcext:value-type="string">
            <text:p>ZESTAW PIęKNOśCI</text:p>
          </table:table-cell>
          <table:table-cell table:formula="of:=[.E523]-[.D523]"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string" calcext:value-type="string">
            <text:p>ZESTAW BOKSERSKI</text:p>
          </table:table-cell>
          <table:table-cell table:formula="of:=[.E524]-[.D524]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4271" calcext:value-type="float">
            <text:p>4271</text:p>
          </table:table-cell>
          <table:table-cell office:value-type="string" calcext:value-type="string">
            <text:p>ZESTAW PIęKNOśCI</text:p>
          </table:table-cell>
          <table:table-cell table:formula="of:=[.E525]-[.D525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4272" calcext:value-type="float">
            <text:p>4272</text:p>
          </table:table-cell>
          <table:table-cell office:value-type="string" calcext:value-type="string">
            <text:p>PROJEKTOR NA BATERIE</text:p>
          </table:table-cell>
          <table:table-cell table:formula="of:=[.E526]-[.D526]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4274" calcext:value-type="float">
            <text:p>4274</text:p>
          </table:table-cell>
          <table:table-cell office:value-type="string" calcext:value-type="string">
            <text:p>KOLEJKA z torami /305074/</text:p>
          </table:table-cell>
          <table:table-cell table:formula="of:=[.E527]-[.D527]"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4275" calcext:value-type="float">
            <text:p>4275</text:p>
          </table:table-cell>
          <table:table-cell office:value-type="string" calcext:value-type="string">
            <text:p>GITARA</text:p>
          </table:table-cell>
          <table:table-cell table:formula="of:=[.E528]-[.D528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4276" calcext:value-type="float">
            <text:p>4276</text:p>
          </table:table-cell>
          <table:table-cell office:value-type="string" calcext:value-type="string">
            <text:p>KUSZA</text:p>
          </table:table-cell>
          <table:table-cell table:formula="of:=[.E529]-[.D529]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4277" calcext:value-type="float">
            <text:p>4277</text:p>
          </table:table-cell>
          <table:table-cell office:value-type="string" calcext:value-type="string">
            <text:p>Motor 93745 /993745/</text:p>
          </table:table-cell>
          <table:table-cell table:formula="of:=[.E530]-[.D530]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278" calcext:value-type="float">
            <text:p>4278</text:p>
          </table:table-cell>
          <table:table-cell office:value-type="string" calcext:value-type="string">
            <text:p>GRA RYBKI</text:p>
          </table:table-cell>
          <table:table-cell table:formula="of:=[.E531]-[.D53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279" calcext:value-type="float">
            <text:p>4279</text:p>
          </table:table-cell>
          <table:table-cell office:value-type="string" calcext:value-type="string">
            <text:p>ZESTAW DO BANIEK</text:p>
          </table:table-cell>
          <table:table-cell table:formula="of:=[.E532]-[.D532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string" calcext:value-type="string">
            <text:p>Bąk duży przezr.</text:p>
          </table:table-cell>
          <table:table-cell table:formula="of:=[.E533]-[.D533]"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4281" calcext:value-type="float">
            <text:p>4281</text:p>
          </table:table-cell>
          <table:table-cell office:value-type="string" calcext:value-type="string">
            <text:p>GRA RYBKI <text:s/>111695</text:p>
          </table:table-cell>
          <table:table-cell table:formula="of:=[.E534]-[.D534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4282" calcext:value-type="float">
            <text:p>4282</text:p>
          </table:table-cell>
          <table:table-cell office:value-type="string" calcext:value-type="string">
            <text:p>PIŁA DUŻA NA BATERIE <text:s/>/G039744/ <text:s text:c="16"/>933892</text:p>
          </table:table-cell>
          <table:table-cell table:formula="of:=[.E535]-[.D535]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283" calcext:value-type="float">
            <text:p>4283</text:p>
          </table:table-cell>
          <table:table-cell office:value-type="string" calcext:value-type="string">
            <text:p>Walec 960274</text:p>
          </table:table-cell>
          <table:table-cell table:formula="of:=[.E536]-[.D536]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4284" calcext:value-type="float">
            <text:p>4284</text:p>
          </table:table-cell>
          <table:table-cell office:value-type="string" calcext:value-type="string">
            <text:p>TRAKTOR siewnik nawozu</text:p>
          </table:table-cell>
          <table:table-cell table:formula="of:=[.E537]-[.D53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285" calcext:value-type="float">
            <text:p>4285</text:p>
          </table:table-cell>
          <table:table-cell office:value-type="string" calcext:value-type="string">
            <text:p>Pistolet w pudełku 93646 /993646/</text:p>
          </table:table-cell>
          <table:table-cell table:formula="of:=[.E538]-[.D538]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4286" calcext:value-type="float">
            <text:p>4286</text:p>
          </table:table-cell>
          <table:table-cell office:value-type="string" calcext:value-type="string">
            <text:p>KULKI</text:p>
          </table:table-cell>
          <table:table-cell table:formula="of:=[.E539]-[.D539]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4287" calcext:value-type="float">
            <text:p>4287</text:p>
          </table:table-cell>
          <table:table-cell office:value-type="string" calcext:value-type="string">
            <text:p>KULKI</text:p>
          </table:table-cell>
          <table:table-cell table:formula="of:=[.E540]-[.D540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string" calcext:value-type="string">
            <text:p>PTASZEK W KLATCE</text:p>
          </table:table-cell>
          <table:table-cell table:formula="of:=[.E541]-[.D541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289" calcext:value-type="float">
            <text:p>4289</text:p>
          </table:table-cell>
          <table:table-cell office:value-type="string" calcext:value-type="string">
            <text:p>TOREBKA</text:p>
          </table:table-cell>
          <table:table-cell table:formula="of:=[.E542]-[.D542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string" calcext:value-type="string">
            <text:p>PCHACZ</text:p>
          </table:table-cell>
          <table:table-cell table:formula="of:=[.E543]-[.D543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291" calcext:value-type="float">
            <text:p>4291</text:p>
          </table:table-cell>
          <table:table-cell office:value-type="string" calcext:value-type="string">
            <text:p>PCHACZ</text:p>
          </table:table-cell>
          <table:table-cell table:formula="of:=[.E544]-[.D544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293" calcext:value-type="float">
            <text:p>4293</text:p>
          </table:table-cell>
          <table:table-cell office:value-type="string" calcext:value-type="string">
            <text:p>KARABIN</text:p>
          </table:table-cell>
          <table:table-cell table:formula="of:=[.E545]-[.D545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295" calcext:value-type="float">
            <text:p>4295</text:p>
          </table:table-cell>
          <table:table-cell office:value-type="string" calcext:value-type="string">
            <text:p>KARETKA</text:p>
          </table:table-cell>
          <table:table-cell table:formula="of:=[.E546]-[.D546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4296" calcext:value-type="float">
            <text:p>4296</text:p>
          </table:table-cell>
          <table:table-cell office:value-type="string" calcext:value-type="string">
            <text:p>AUTO</text:p>
          </table:table-cell>
          <table:table-cell table:formula="of:=[.E547]-[.D547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298" calcext:value-type="float">
            <text:p>4298</text:p>
          </table:table-cell>
          <table:table-cell office:value-type="string" calcext:value-type="string">
            <text:p>Traktor z opryskiwaczem 900412, 968355</text:p>
          </table:table-cell>
          <table:table-cell table:formula="of:=[.E548]-[.D548]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string" calcext:value-type="string">
            <text:p>Traktor z wozem paszowym 964333</text:p>
          </table:table-cell>
          <table:table-cell table:formula="of:=[.E549]-[.D549]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string" calcext:value-type="string">
            <text:p>TRAKTOR</text:p>
          </table:table-cell>
          <table:table-cell table:formula="of:=[.E550]-[.D550]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301" calcext:value-type="float">
            <text:p>4301</text:p>
          </table:table-cell>
          <table:table-cell office:value-type="string" calcext:value-type="string">
            <text:p>TRAKTOR</text:p>
          </table:table-cell>
          <table:table-cell table:formula="of:=[.E551]-[.D551]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4302" calcext:value-type="float">
            <text:p>4302</text:p>
          </table:table-cell>
          <table:table-cell office:value-type="string" calcext:value-type="string">
            <text:p>WIDLAK</text:p>
          </table:table-cell>
          <table:table-cell table:formula="of:=[.E552]-[.D552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303" calcext:value-type="float">
            <text:p>4303</text:p>
          </table:table-cell>
          <table:table-cell office:value-type="string" calcext:value-type="string">
            <text:p>LALKA /969222/</text:p>
          </table:table-cell>
          <table:table-cell table:formula="of:=[.E553]-[.D553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304" calcext:value-type="float">
            <text:p>4304</text:p>
          </table:table-cell>
          <table:table-cell office:value-type="string" calcext:value-type="string">
            <text:p>LALKA</text:p>
          </table:table-cell>
          <table:table-cell table:formula="of:=[.E554]-[.D554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305" calcext:value-type="float">
            <text:p>4305</text:p>
          </table:table-cell>
          <table:table-cell office:value-type="string" calcext:value-type="string">
            <text:p>Lalka ze skuterem/969246/</text:p>
          </table:table-cell>
          <table:table-cell table:formula="of:=[.E555]-[.D555]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308" calcext:value-type="float">
            <text:p>4308</text:p>
          </table:table-cell>
          <table:table-cell office:value-type="string" calcext:value-type="string">
            <text:p>LALKA 969277</text:p>
          </table:table-cell>
          <table:table-cell table:formula="of:=[.E556]-[.D556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309" calcext:value-type="float">
            <text:p>4309</text:p>
          </table:table-cell>
          <table:table-cell office:value-type="string" calcext:value-type="string">
            <text:p>TOREBKA</text:p>
          </table:table-cell>
          <table:table-cell table:formula="of:=[.E557]-[.D557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string" calcext:value-type="string">
            <text:p>WÓZEK</text:p>
          </table:table-cell>
          <table:table-cell table:formula="of:=[.E558]-[.D55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string" calcext:value-type="string">
            <text:p>PISTOLET NA STRZAłKI <text:s text:c="27"/>123650</text:p>
          </table:table-cell>
          <table:table-cell table:formula="of:=[.E559]-[.D559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4314" calcext:value-type="float">
            <text:p>4314</text:p>
          </table:table-cell>
          <table:table-cell office:value-type="string" calcext:value-type="string">
            <text:p>TRAKTOR Z MODUłEM <text:s text:c="29"/>115808</text:p>
          </table:table-cell>
          <table:table-cell table:formula="of:=[.E560]-[.D560]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string" calcext:value-type="string">
            <text:p>TRAKTOR Z MODUłEM <text:s text:c="29"/>115846</text:p>
          </table:table-cell>
          <table:table-cell table:formula="of:=[.E561]-[.D561]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4316" calcext:value-type="float">
            <text:p>4316</text:p>
          </table:table-cell>
          <table:table-cell office:value-type="string" calcext:value-type="string">
            <text:p>TRAKTOR Z MODUłEM <text:s text:c="29"/>115815</text:p>
          </table:table-cell>
          <table:table-cell table:formula="of:=[.E562]-[.D562]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4317" calcext:value-type="float">
            <text:p>4317</text:p>
          </table:table-cell>
          <table:table-cell office:value-type="string" calcext:value-type="string">
            <text:p>TRAKTOR Z MODUłEM <text:s text:c="29"/>115792</text:p>
          </table:table-cell>
          <table:table-cell table:formula="of:=[.E563]-[.D563]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4319" calcext:value-type="float">
            <text:p>4319</text:p>
          </table:table-cell>
          <table:table-cell office:value-type="string" calcext:value-type="string">
            <text:p>"AUTA" AUTO Z LAWETĄ 3WZ /72 <text:s text:c="2"/>300360 ZM826-108-109-110</text:p>
          </table:table-cell>
          <table:table-cell table:formula="of:=[.E564]-[.D564]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4321" calcext:value-type="float">
            <text:p>4321</text:p>
          </table:table-cell>
          <table:table-cell office:value-type="string" calcext:value-type="string">
            <text:p>WANNA 124121</text:p>
          </table:table-cell>
          <table:table-cell table:formula="of:=[.E565]-[.D565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322" calcext:value-type="float">
            <text:p>4322</text:p>
          </table:table-cell>
          <table:table-cell office:value-type="string" calcext:value-type="string">
            <text:p>Żaba <text:s text:c="9"/>/12szt displ/24022</text:p>
          </table:table-cell>
          <table:table-cell table:formula="of:=[.E566]-[.D566]"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string" calcext:value-type="string">
            <text:p>HULAJNOGA <text:s text:c="38"/>124275</text:p>
          </table:table-cell>
          <table:table-cell table:formula="of:=[.E567]-[.D56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string" calcext:value-type="string">
            <text:p>ZESTAW LEKARSKI <text:s text:c="32"/>123704</text:p>
          </table:table-cell>
          <table:table-cell table:formula="of:=[.E568]-[.D56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string" calcext:value-type="string">
            <text:p>KARABIN NA BATERIE <text:s text:c="29"/>117093</text:p>
          </table:table-cell>
          <table:table-cell table:formula="of:=[.E569]-[.D569]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string" calcext:value-type="string">
            <text:p>Różdżka ze światłem 984160</text:p>
          </table:table-cell>
          <table:table-cell table:formula="of:=[.E570]-[.D570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string" calcext:value-type="string">
            <text:p>PIRAMIDA <text:s text:c="39"/>120451</text:p>
          </table:table-cell>
          <table:table-cell table:formula="of:=[.E571]-[.D571]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string" calcext:value-type="string">
            <text:p>WYRZUTNIA POCISKÓW <text:s text:c="29"/>115105</text:p>
          </table:table-cell>
          <table:table-cell table:formula="of:=[.E572]-[.D572]"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4334" calcext:value-type="float">
            <text:p>4334</text:p>
          </table:table-cell>
          <table:table-cell office:value-type="string" calcext:value-type="string">
            <text:p>Jajko dinozaura rosnące /12 szt disp/390899</text:p>
          </table:table-cell>
          <table:table-cell table:formula="of:=[.E573]-[.D573]"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4337" calcext:value-type="float">
            <text:p>4337</text:p>
          </table:table-cell>
          <table:table-cell office:value-type="string" calcext:value-type="string">
            <text:p>BęBENEK <text:s text:c="40"/>091867</text:p>
          </table:table-cell>
          <table:table-cell table:formula="of:=[.E574]-[.D574]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4338" calcext:value-type="float">
            <text:p>4338</text:p>
          </table:table-cell>
          <table:table-cell office:value-type="string" calcext:value-type="string">
            <text:p>BOBAS śPIEWAJąCY <text:s text:c="31"/>116782</text:p>
          </table:table-cell>
          <table:table-cell table:formula="of:=[.E575]-[.D575]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string" calcext:value-type="string">
            <text:p>Zestaw muzyczny 90126 /990126/</text:p>
          </table:table-cell>
          <table:table-cell table:formula="of:=[.E576]-[.D576]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string" calcext:value-type="string">
            <text:p>BOBAS DOROTKA ŚPIEWAJĄCA I MÓWIĄCA <text:s text:c="13"/>116829</text:p>
          </table:table-cell>
          <table:table-cell table:formula="of:=[.E577]-[.D577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342" calcext:value-type="float">
            <text:p>4342</text:p>
          </table:table-cell>
          <table:table-cell office:value-type="string" calcext:value-type="string">
            <text:p>PISTOLET NA STRZAłKI <text:s text:c="27"/>124350</text:p>
          </table:table-cell>
          <table:table-cell table:formula="of:=[.E578]-[.D578]" office:value-type="float" office:value="7" calcext:value-type="float">
            <text:p>7</text:p>
          </table:table-cell>
          <table:table-cell office:value-type="float" office:value="269" calcext:value-type="float">
            <text:p>269</text:p>
          </table:table-cell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4344" calcext:value-type="float">
            <text:p>4344</text:p>
          </table:table-cell>
          <table:table-cell office:value-type="string" calcext:value-type="string">
            <text:p>TRAKTOR Z MODUłEM <text:s/>115723</text:p>
          </table:table-cell>
          <table:table-cell table:formula="of:=[.E579]-[.D579]"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4345" calcext:value-type="float">
            <text:p>4345</text:p>
          </table:table-cell>
          <table:table-cell office:value-type="string" calcext:value-type="string">
            <text:p>TRAKTOR Z MODUłEM <text:s text:c="30"/>115877</text:p>
          </table:table-cell>
          <table:table-cell table:formula="of:=[.E580]-[.D580]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4346" calcext:value-type="float">
            <text:p>4346</text:p>
          </table:table-cell>
          <table:table-cell office:value-type="string" calcext:value-type="string">
            <text:p>TRAKTOR Z MODUłEM <text:s text:c="30"/>115839</text:p>
          </table:table-cell>
          <table:table-cell table:formula="of:=[.E581]-[.D581]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string" calcext:value-type="string">
            <text:p>TRAKTOR /410546/</text:p>
          </table:table-cell>
          <table:table-cell table:formula="of:=[.E582]-[.D582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4348" calcext:value-type="float">
            <text:p>4348</text:p>
          </table:table-cell>
          <table:table-cell office:value-type="string" calcext:value-type="string">
            <text:p>SUKIENKA DLA LALKI</text:p>
          </table:table-cell>
          <table:table-cell table:formula="of:=[.E583]-[.D58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string" calcext:value-type="string">
            <text:p>UBRANKO DLA BOBASA</text:p>
          </table:table-cell>
          <table:table-cell table:formula="of:=[.E584]-[.D584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string" calcext:value-type="string">
            <text:p>POCIąG NA BATERIE <text:s text:c="30"/>978503</text:p>
          </table:table-cell>
          <table:table-cell table:formula="of:=[.E585]-[.D585]"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4356" calcext:value-type="float">
            <text:p>4356</text:p>
          </table:table-cell>
          <table:table-cell office:value-type="string" calcext:value-type="string">
            <text:p>PIłKA DO SKAKANIA <text:s/>967446/Z3735/</text:p>
          </table:table-cell>
          <table:table-cell table:formula="of:=[.E586]-[.D586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357" calcext:value-type="float">
            <text:p>4357</text:p>
          </table:table-cell>
          <table:table-cell office:value-type="string" calcext:value-type="string">
            <text:p>ŁOPATKA <text:s text:c="40"/>000895</text:p>
          </table:table-cell>
          <table:table-cell table:formula="of:=[.E587]-[.D587]"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4358" calcext:value-type="float">
            <text:p>4358</text:p>
          </table:table-cell>
          <table:table-cell office:value-type="string" calcext:value-type="string">
            <text:p>KLOCKI K2 MAłE <text:s text:c="33"/>000895</text:p>
          </table:table-cell>
          <table:table-cell table:formula="of:=[.E588]-[.D588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359" calcext:value-type="float">
            <text:p>4359</text:p>
          </table:table-cell>
          <table:table-cell office:value-type="string" calcext:value-type="string">
            <text:p>KOMPLET KONIECZYNKA <text:s text:c="26"/>000833</text:p>
          </table:table-cell>
          <table:table-cell table:formula="of:=[.E589]-[.D589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string" calcext:value-type="string">
            <text:p>KOMPLET KONIECZYNKA RÓŻ <text:s text:c="24"/>000833</text:p>
          </table:table-cell>
          <table:table-cell table:formula="of:=[.E590]-[.D59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61" calcext:value-type="float">
            <text:p>4361</text:p>
          </table:table-cell>
          <table:table-cell office:value-type="string" calcext:value-type="string">
            <text:p>KOMPLET KONIECZYNKA <text:s text:c="28"/>000857</text:p>
          </table:table-cell>
          <table:table-cell table:formula="of:=[.E591]-[.D591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4365" calcext:value-type="float">
            <text:p>4365</text:p>
          </table:table-cell>
          <table:table-cell office:value-type="string" calcext:value-type="string">
            <text:p>ROBOT 960250</text:p>
          </table:table-cell>
          <table:table-cell table:formula="of:=[.E592]-[.D592]"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367" calcext:value-type="float">
            <text:p>4367</text:p>
          </table:table-cell>
          <table:table-cell office:value-type="string" calcext:value-type="string">
            <text:p>łAPACZ <text:s text:c="41"/>63060</text:p>
          </table:table-cell>
          <table:table-cell table:formula="of:=[.E593]-[.D593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4368" calcext:value-type="float">
            <text:p>4368</text:p>
          </table:table-cell>
          <table:table-cell office:value-type="string" calcext:value-type="string">
            <text:p>BRAMKA 120X65 <text:s text:c="34"/>69345</text:p>
          </table:table-cell>
          <table:table-cell table:formula="of:=[.E594]-[.D59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string" calcext:value-type="string">
            <text:p>PISTOLET RYBA <text:s text:c="33"/>68720</text:p>
          </table:table-cell>
          <table:table-cell table:formula="of:=[.E595]-[.D59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371" calcext:value-type="float">
            <text:p>4371</text:p>
          </table:table-cell>
          <table:table-cell office:value-type="string" calcext:value-type="string">
            <text:p>TRAKTOR KOPARKA <text:s text:c="28"/>64548</text:p>
          </table:table-cell>
          <table:table-cell table:formula="of:=[.E596]-[.D596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372" calcext:value-type="float">
            <text:p>4372</text:p>
          </table:table-cell>
          <table:table-cell office:value-type="string" calcext:value-type="string">
            <text:p>KOMBAJN <text:s text:c="37"/>69796</text:p>
          </table:table-cell>
          <table:table-cell table:formula="of:=[.E597]-[.D597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373" calcext:value-type="float">
            <text:p>4373</text:p>
          </table:table-cell>
          <table:table-cell office:value-type="string" calcext:value-type="string">
            <text:p>TRAKTOR WIELKI DO SIANA <text:s text:c="23"/>68171</text:p>
          </table:table-cell>
          <table:table-cell table:formula="of:=[.E598]-[.D59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string" calcext:value-type="string">
            <text:p>KREDA DO ASFALTU <text:s text:c="31"/>68768</text:p>
          </table:table-cell>
          <table:table-cell table:formula="of:=[.E599]-[.D599]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string" calcext:value-type="string">
            <text:p>TRAKTOR M Z OPRYSKIWACZEM I łYżKą <text:s/>/60755/</text:p>
          </table:table-cell>
          <table:table-cell table:formula="of:=[.E600]-[.D600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376" calcext:value-type="float">
            <text:p>4376</text:p>
          </table:table-cell>
          <table:table-cell office:value-type="string" calcext:value-type="string">
            <text:p>TRAKTOR WIELKI ROZRZUTNIK <text:s text:c="23"/>62650</text:p>
          </table:table-cell>
          <table:table-cell table:formula="of:=[.E601]-[.D601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377" calcext:value-type="float">
            <text:p>4377</text:p>
          </table:table-cell>
          <table:table-cell office:value-type="string" calcext:value-type="string">
            <text:p>Bąk duży malowany</text:p>
          </table:table-cell>
          <table:table-cell table:formula="of:=[.E602]-[.D602]"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378" calcext:value-type="float">
            <text:p>4378</text:p>
          </table:table-cell>
          <table:table-cell office:value-type="string" calcext:value-type="string">
            <text:p>Traktor średni wężownica083767</text:p>
          </table:table-cell>
          <table:table-cell table:formula="of:=[.E603]-[.D603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string" calcext:value-type="string">
            <text:p>PłYN DO BANIEK 2L <text:s text:c="29"/>68775</text:p>
          </table:table-cell>
          <table:table-cell table:formula="of:=[.E604]-[.D604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381" calcext:value-type="float">
            <text:p>4381</text:p>
          </table:table-cell>
          <table:table-cell office:value-type="string" calcext:value-type="string">
            <text:p>PISTOLET Z DźWIęKIEM <text:s text:c="28"/>69840</text:p>
          </table:table-cell>
          <table:table-cell table:formula="of:=[.E605]-[.D605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4382" calcext:value-type="float">
            <text:p>4382</text:p>
          </table:table-cell>
          <table:table-cell office:value-type="string" calcext:value-type="string">
            <text:p>PISTOLET Z BAńKAMI <text:s text:c="30"/>68683</text:p>
          </table:table-cell>
          <table:table-cell table:formula="of:=[.E606]-[.D606]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4383" calcext:value-type="float">
            <text:p>4383</text:p>
          </table:table-cell>
          <table:table-cell office:value-type="string" calcext:value-type="string">
            <text:p>ZESTAW RAKIET <text:s text:c="34"/>69925</text:p>
          </table:table-cell>
          <table:table-cell table:formula="of:=[.E607]-[.D607]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4384" calcext:value-type="float">
            <text:p>4384</text:p>
          </table:table-cell>
          <table:table-cell office:value-type="string" calcext:value-type="string">
            <text:p>ZESTAW POLICJA <text:s text:c="34"/>68904</text:p>
          </table:table-cell>
          <table:table-cell table:formula="of:=[.E608]-[.D608]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4386" calcext:value-type="float">
            <text:p>4386</text:p>
          </table:table-cell>
          <table:table-cell office:value-type="string" calcext:value-type="string">
            <text:p>TRAKTOR WIELKI PRZYCZEPA <text:s text:c="24"/>68188</text:p>
          </table:table-cell>
          <table:table-cell table:formula="of:=[.E609]-[.D609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4387" calcext:value-type="float">
            <text:p>4387</text:p>
          </table:table-cell>
          <table:table-cell office:value-type="string" calcext:value-type="string">
            <text:p>PISTOLET NA STRZAłKI <text:s text:c="28"/>64579</text:p>
          </table:table-cell>
          <table:table-cell table:formula="of:=[.E610]-[.D610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388" calcext:value-type="float">
            <text:p>4388</text:p>
          </table:table-cell>
          <table:table-cell office:value-type="string" calcext:value-type="string">
            <text:p>Bańki</text:p>
          </table:table-cell>
          <table:table-cell table:formula="of:=[.E611]-[.D611]" office:value-type="float" office:value="20.2333" calcext:value-type="float">
            <text:p>20.2333</text:p>
          </table:table-cell>
          <table:table-cell office:value-type="string" calcext:value-type="string">
            <text:p>0.4667</text:p>
          </table:table-cell>
          <table:table-cell table:style-name="ce1" office:value-type="string" calcext:value-type="string">
            <text:p>20.7</text:p>
          </table:table-cell>
          <table:table-cell/>
        </table:table-row>
        <table:table-row table:style-name="ro1">
          <table:table-cell office:value-type="float" office:value="4389" calcext:value-type="float">
            <text:p>4389</text:p>
          </table:table-cell>
          <table:table-cell office:value-type="string" calcext:value-type="string">
            <text:p>KOLEJKA+3 WAGONY <text:s/>/211988, 960773/</text:p>
          </table:table-cell>
          <table:table-cell table:formula="of:=[.E612]-[.D612]"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4391" calcext:value-type="float">
            <text:p>4391</text:p>
          </table:table-cell>
          <table:table-cell office:value-type="string" calcext:value-type="string">
            <text:p>TELEFONIK NA BATERIE <text:s text:c="27"/>110212</text:p>
          </table:table-cell>
          <table:table-cell table:formula="of:=[.E613]-[.D613]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392" calcext:value-type="float">
            <text:p>4392</text:p>
          </table:table-cell>
          <table:table-cell office:value-type="string" calcext:value-type="string">
            <text:p>TABLICA MULTIMUZYCZNA <text:s/>070301</text:p>
          </table:table-cell>
          <table:table-cell table:formula="of:=[.E614]-[.D614]"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4393" calcext:value-type="float">
            <text:p>4393</text:p>
          </table:table-cell>
          <table:table-cell office:value-type="string" calcext:value-type="string">
            <text:p>LORNETKA 000876</text:p>
          </table:table-cell>
          <table:table-cell table:formula="of:=[.E615]-[.D615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394" calcext:value-type="float">
            <text:p>4394</text:p>
          </table:table-cell>
          <table:table-cell office:value-type="string" calcext:value-type="string">
            <text:p>LALKA PARKA W WORKU <text:s text:c="28"/>113060</text:p>
          </table:table-cell>
          <table:table-cell table:formula="of:=[.E616]-[.D61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string" calcext:value-type="string">
            <text:p>LALKA PARKA W WORKU <text:s text:c="28"/>113070</text:p>
          </table:table-cell>
          <table:table-cell table:formula="of:=[.E617]-[.D617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396" calcext:value-type="float">
            <text:p>4396</text:p>
          </table:table-cell>
          <table:table-cell office:value-type="string" calcext:value-type="string">
            <text:p>Robot 161250</text:p>
          </table:table-cell>
          <table:table-cell table:formula="of:=[.E618]-[.D618]"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string" calcext:value-type="string">
            <text:p>Robot 161274</text:p>
          </table:table-cell>
          <table:table-cell table:formula="of:=[.E619]-[.D619]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4399" calcext:value-type="float">
            <text:p>4399</text:p>
          </table:table-cell>
          <table:table-cell office:value-type="string" calcext:value-type="string">
            <text:p>TRANSROBOT 209930</text:p>
          </table:table-cell>
          <table:table-cell table:formula="of:=[.E620]-[.D620]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string" calcext:value-type="string">
            <text:p>ŻELAZKO /211704/</text:p>
          </table:table-cell>
          <table:table-cell table:formula="of:=[.E621]-[.D621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4401" calcext:value-type="float">
            <text:p>4401</text:p>
          </table:table-cell>
          <table:table-cell office:value-type="string" calcext:value-type="string">
            <text:p>GLUTY części ciała <text:s/>/48szt displ/807615, 870982</text:p>
          </table:table-cell>
          <table:table-cell table:formula="of:=[.E622]-[.D622]" office:value-type="float" office:value="281" calcext:value-type="float">
            <text:p>281</text:p>
          </table:table-cell>
          <table:table-cell office:value-type="float" office:value="183" calcext:value-type="float">
            <text:p>183</text:p>
          </table:table-cell>
          <table:table-cell office:value-type="float" office:value="464" calcext:value-type="float">
            <text:p>464</text:p>
          </table:table-cell>
          <table:table-cell/>
        </table:table-row>
        <table:table-row table:style-name="ro1">
          <table:table-cell office:value-type="float" office:value="4402" calcext:value-type="float">
            <text:p>4402</text:p>
          </table:table-cell>
          <table:table-cell office:value-type="string" calcext:value-type="string">
            <text:p>GLUTY oko /48szt display/807639</text:p>
          </table:table-cell>
          <table:table-cell table:formula="of:=[.E623]-[.D623]" office:value-type="float" office:value="10" calcext:value-type="float">
            <text:p>10</text:p>
          </table:table-cell>
          <table:table-cell office:value-type="float" office:value="278" calcext:value-type="float">
            <text:p>278</text:p>
          </table:table-cell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float" office:value="4404" calcext:value-type="float">
            <text:p>4404</text:p>
          </table:table-cell>
          <table:table-cell office:value-type="string" calcext:value-type="string">
            <text:p>KARABIN NA KULKI <text:s/>/876977/</text:p>
          </table:table-cell>
          <table:table-cell table:formula="of:=[.E624]-[.D62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405" calcext:value-type="float">
            <text:p>4405</text:p>
          </table:table-cell>
          <table:table-cell office:value-type="string" calcext:value-type="string">
            <text:p>SAMOLOT NA BATERIE <text:s text:c="28"/>871569</text:p>
          </table:table-cell>
          <table:table-cell table:formula="of:=[.E625]-[.D625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406" calcext:value-type="float">
            <text:p>4406</text:p>
          </table:table-cell>
          <table:table-cell office:value-type="string" calcext:value-type="string">
            <text:p>MłOTEK PISZCZąCY <text:s text:c="31"/>879220</text:p>
          </table:table-cell>
          <table:table-cell table:formula="of:=[.E626]-[.D626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4408" calcext:value-type="float">
            <text:p>4408</text:p>
          </table:table-cell>
          <table:table-cell office:value-type="string" calcext:value-type="string">
            <text:p>KARABIN NA STRZAłKI <text:s/>/879879/</text:p>
          </table:table-cell>
          <table:table-cell table:formula="of:=[.E627]-[.D627]"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4409" calcext:value-type="float">
            <text:p>4409</text:p>
          </table:table-cell>
          <table:table-cell office:value-type="string" calcext:value-type="string">
            <text:p>KARABIN TERKOTKA <text:s text:c="30"/>879886\</text:p>
          </table:table-cell>
          <table:table-cell table:formula="of:=[.E628]-[.D628]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string" calcext:value-type="string">
            <text:p>PIłKA GUMOWA <text:s text:c="34"/>878292</text:p>
          </table:table-cell>
          <table:table-cell table:formula="of:=[.E629]-[.D629]"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4411" calcext:value-type="float">
            <text:p>4411</text:p>
          </table:table-cell>
          <table:table-cell office:value-type="string" calcext:value-type="string">
            <text:p>KARTY DO GRY <text:s text:c="2"/>/302141,878315/</text:p>
          </table:table-cell>
          <table:table-cell table:formula="of:=[.E630]-[.D630]" office:value-type="float" office:value="27" calcext:value-type="float">
            <text:p>27</text:p>
          </table:table-cell>
          <table:table-cell office:value-type="float" office:value="88" calcext:value-type="float">
            <text:p>88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string" calcext:value-type="string">
            <text:p>MIKROFON ECHO <text:s text:c="33"/>802795</text:p>
          </table:table-cell>
          <table:table-cell table:formula="of:=[.E631]-[.D631]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4414" calcext:value-type="float">
            <text:p>4414</text:p>
          </table:table-cell>
          <table:table-cell office:value-type="string" calcext:value-type="string">
            <text:p>KARABIN NA KULKI <text:s text:c="31"/>801644</text:p>
          </table:table-cell>
          <table:table-cell table:formula="of:=[.E632]-[.D632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4415" calcext:value-type="float">
            <text:p>4415</text:p>
          </table:table-cell>
          <table:table-cell office:value-type="string" calcext:value-type="string">
            <text:p>TELEFON NA BATERIE <text:s text:c="29"/>802443</text:p>
          </table:table-cell>
          <table:table-cell table:formula="of:=[.E633]-[.D633]"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4416" calcext:value-type="float">
            <text:p>4416</text:p>
          </table:table-cell>
          <table:table-cell office:value-type="string" calcext:value-type="string">
            <text:p>BIEDRONKA NA BATERIE <text:s text:c="25"/>804706</text:p>
          </table:table-cell>
          <table:table-cell table:formula="of:=[.E634]-[.D634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417" calcext:value-type="float">
            <text:p>4417</text:p>
          </table:table-cell>
          <table:table-cell office:value-type="string" calcext:value-type="string">
            <text:p>TELEFON805970, 964876</text:p>
          </table:table-cell>
          <table:table-cell table:formula="of:=[.E635]-[.D635]"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string" calcext:value-type="string">
            <text:p>BUTLA GAZOWA GLUTY <text:s/>/24 w op/ <text:s text:c="27"/>806953</text:p>
          </table:table-cell>
          <table:table-cell table:formula="of:=[.E636]-[.D636]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string" calcext:value-type="string">
            <text:p>WIATRAK BROKATOWY <text:s text:c="29"/>807790</text:p>
          </table:table-cell>
          <table:table-cell table:formula="of:=[.E637]-[.D637]"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4422" calcext:value-type="float">
            <text:p>4422</text:p>
          </table:table-cell>
          <table:table-cell office:value-type="string" calcext:value-type="string">
            <text:p>Świderek plastikowy 12szt /808155/</text:p>
          </table:table-cell>
          <table:table-cell table:formula="of:=[.E638]-[.D638]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4423" calcext:value-type="float">
            <text:p>4423</text:p>
          </table:table-cell>
          <table:table-cell office:value-type="string" calcext:value-type="string">
            <text:p>ŚWIDEREK PLASTIKOWY <text:s/>/12szt/ 806892, 871170</text:p>
          </table:table-cell>
          <table:table-cell table:formula="of:=[.E639]-[.D639]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4424" calcext:value-type="float">
            <text:p>4424</text:p>
          </table:table-cell>
          <table:table-cell office:value-type="string" calcext:value-type="string">
            <text:p>śWIDEREK PLASTIKOWY <text:s text:c="26"/>808100</text:p>
          </table:table-cell>
          <table:table-cell table:formula="of:=[.E640]-[.D640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4427" calcext:value-type="float">
            <text:p>4427</text:p>
          </table:table-cell>
          <table:table-cell office:value-type="string" calcext:value-type="string">
            <text:p>KOMBAJN <text:s text:c="39"/>005087</text:p>
          </table:table-cell>
          <table:table-cell table:formula="of:=[.E641]-[.D641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429" calcext:value-type="float">
            <text:p>4429</text:p>
          </table:table-cell>
          <table:table-cell office:value-type="string" calcext:value-type="string">
            <text:p>TRAKTOR siewnik nawozu 006244</text:p>
          </table:table-cell>
          <table:table-cell table:formula="of:=[.E642]-[.D642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433" calcext:value-type="float">
            <text:p>4433</text:p>
          </table:table-cell>
          <table:table-cell office:value-type="string" calcext:value-type="string">
            <text:p>AUTO POLICYJNE <text:s text:c="31"/>009344</text:p>
          </table:table-cell>
          <table:table-cell table:formula="of:=[.E643]-[.D643]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434" calcext:value-type="float">
            <text:p>4434</text:p>
          </table:table-cell>
          <table:table-cell office:value-type="string" calcext:value-type="string">
            <text:p>POCIąG NA BATERIE <text:s text:c="30"/>009115</text:p>
          </table:table-cell>
          <table:table-cell table:formula="of:=[.E644]-[.D64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35" calcext:value-type="float">
            <text:p>4435</text:p>
          </table:table-cell>
          <table:table-cell office:value-type="string" calcext:value-type="string">
            <text:p>MOTOCYKL <text:s text:c="39"/>008804</text:p>
          </table:table-cell>
          <table:table-cell table:formula="of:=[.E645]-[.D645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437" calcext:value-type="float">
            <text:p>4437</text:p>
          </table:table-cell>
          <table:table-cell office:value-type="string" calcext:value-type="string">
            <text:p>TRąBKA Z FLAGą /008019/</text:p>
          </table:table-cell>
          <table:table-cell table:formula="of:=[.E646]-[.D646]"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4438" calcext:value-type="float">
            <text:p>4438</text:p>
          </table:table-cell>
          <table:table-cell office:value-type="string" calcext:value-type="string">
            <text:p>MINI GOLF <text:s text:c="38"/>008774</text:p>
          </table:table-cell>
          <table:table-cell table:formula="of:=[.E647]-[.D647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string" calcext:value-type="string">
            <text:p>ROBOT NA BLISTRZE 009214</text:p>
          </table:table-cell>
          <table:table-cell table:formula="of:=[.E648]-[.D648]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4441" calcext:value-type="float">
            <text:p>4441</text:p>
          </table:table-cell>
          <table:table-cell office:value-type="string" calcext:value-type="string">
            <text:p>KONIK ZEWSTAW <text:s text:c="34"/>006589</text:p>
          </table:table-cell>
          <table:table-cell table:formula="of:=[.E649]-[.D649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442" calcext:value-type="float">
            <text:p>4442</text:p>
          </table:table-cell>
          <table:table-cell office:value-type="string" calcext:value-type="string">
            <text:p>LALKA SZMACIANKA <text:s text:c="30"/>009375</text:p>
          </table:table-cell>
          <table:table-cell table:formula="of:=[.E650]-[.D650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444" calcext:value-type="float">
            <text:p>4444</text:p>
          </table:table-cell>
          <table:table-cell office:value-type="string" calcext:value-type="string">
            <text:p>LALKA <text:s text:c="41"/>000204</text:p>
          </table:table-cell>
          <table:table-cell table:formula="of:=[.E651]-[.D65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447" calcext:value-type="float">
            <text:p>4447</text:p>
          </table:table-cell>
          <table:table-cell office:value-type="string" calcext:value-type="string">
            <text:p>PISTOLET NA STRZAłKI <text:s text:c="27"/>006473</text:p>
          </table:table-cell>
          <table:table-cell table:formula="of:=[.E652]-[.D652]"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string" calcext:value-type="string">
            <text:p>Gitara mała 962841</text:p>
          </table:table-cell>
          <table:table-cell table:formula="of:=[.E653]-[.D653]"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4451" calcext:value-type="float">
            <text:p>4451</text:p>
          </table:table-cell>
          <table:table-cell office:value-type="string" calcext:value-type="string">
            <text:p>Bateria Panasonic R3L Alkaline</text:p>
          </table:table-cell>
          <table:table-cell table:formula="of:=[.E654]-[.D654]" office:value-type="float" office:value="206" calcext:value-type="float">
            <text:p>206</text:p>
          </table:table-cell>
          <table:table-cell office:value-type="float" office:value="58" calcext:value-type="float">
            <text:p>58</text:p>
          </table:table-cell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4452" calcext:value-type="float">
            <text:p>4452</text:p>
          </table:table-cell>
          <table:table-cell office:value-type="string" calcext:value-type="string">
            <text:p>BATERIA PANASONIC R6L ALKALINE</text:p>
          </table:table-cell>
          <table:table-cell table:formula="of:=[.E655]-[.D655]" office:value-type="float" office:value="252" calcext:value-type="float">
            <text:p>252</text:p>
          </table:table-cell>
          <table:table-cell office:value-type="float" office:value="267" calcext:value-type="float">
            <text:p>267</text:p>
          </table:table-cell>
          <table:table-cell office:value-type="float" office:value="519" calcext:value-type="float">
            <text:p>519</text:p>
          </table:table-cell>
          <table:table-cell/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string" calcext:value-type="string">
            <text:p>TRAKTOR <text:s text:c="40"/>962643</text:p>
          </table:table-cell>
          <table:table-cell table:formula="of:=[.E656]-[.D656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456" calcext:value-type="float">
            <text:p>4456</text:p>
          </table:table-cell>
          <table:table-cell office:value-type="string" calcext:value-type="string">
            <text:p>PłYN DO BANIEK 0,5 <text:s text:c="29"/>011494</text:p>
          </table:table-cell>
          <table:table-cell table:formula="of:=[.E657]-[.D657]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4457" calcext:value-type="float">
            <text:p>4457</text:p>
          </table:table-cell>
          <table:table-cell office:value-type="string" calcext:value-type="string">
            <text:p>SKAKANKA Z LICZNIKIEM <text:s text:c="26"/>830635</text:p>
          </table:table-cell>
          <table:table-cell table:formula="of:=[.E658]-[.D658]"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4458" calcext:value-type="float">
            <text:p>4458</text:p>
          </table:table-cell>
          <table:table-cell office:value-type="string" calcext:value-type="string">
            <text:p>Kombajn378566, 874508</text:p>
          </table:table-cell>
          <table:table-cell table:formula="of:=[.E659]-[.D659]"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string" calcext:value-type="string">
            <text:p>ZESTAW POLICYJNY 632378</text:p>
          </table:table-cell>
          <table:table-cell table:formula="of:=[.E660]-[.D660]" office:value-type="float" office:value="50" calcext:value-type="float">
            <text:p>50</text:p>
          </table:table-cell>
          <table:table-cell office:value-type="float" office:value="226" calcext:value-type="float">
            <text:p>226</text:p>
          </table:table-cell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4463" calcext:value-type="float">
            <text:p>4463</text:p>
          </table:table-cell>
          <table:table-cell office:value-type="string" calcext:value-type="string">
            <text:p>KARABIN <text:s text:c="40"/>28821</text:p>
          </table:table-cell>
          <table:table-cell table:formula="of:=[.E661]-[.D661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464" calcext:value-type="float">
            <text:p>4464</text:p>
          </table:table-cell>
          <table:table-cell office:value-type="string" calcext:value-type="string">
            <text:p>Sprężyna ze światłem 393210</text:p>
          </table:table-cell>
          <table:table-cell table:formula="of:=[.E662]-[.D662]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string" calcext:value-type="string">
            <text:p>PCHANKA KÓŁKO <text:s/>661934</text:p>
          </table:table-cell>
          <table:table-cell table:formula="of:=[.E663]-[.D663]"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4477" calcext:value-type="float">
            <text:p>4477</text:p>
          </table:table-cell>
          <table:table-cell office:value-type="string" calcext:value-type="string">
            <text:p>CZOłG <text:s text:c="41"/>4231422</text:p>
          </table:table-cell>
          <table:table-cell table:formula="of:=[.E664]-[.D664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4478" calcext:value-type="float">
            <text:p>4478</text:p>
          </table:table-cell>
          <table:table-cell office:value-type="string" calcext:value-type="string">
            <text:p>TRAKTOR <text:s text:c="2"/>/483939/</text:p>
          </table:table-cell>
          <table:table-cell table:formula="of:=[.E665]-[.D665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string" calcext:value-type="string">
            <text:p>AUTO</text:p>
          </table:table-cell>
          <table:table-cell table:formula="of:=[.E666]-[.D666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481" calcext:value-type="float">
            <text:p>4481</text:p>
          </table:table-cell>
          <table:table-cell office:value-type="string" calcext:value-type="string">
            <text:p>ZESTAW MUZYCZNY <text:s text:c="31"/>211496</text:p>
          </table:table-cell>
          <table:table-cell table:formula="of:=[.E667]-[.D667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482" calcext:value-type="float">
            <text:p>4482</text:p>
          </table:table-cell>
          <table:table-cell office:value-type="string" calcext:value-type="string">
            <text:p>Zestaw muzyczny 417215, 60427</text:p>
          </table:table-cell>
          <table:table-cell table:formula="of:=[.E668]-[.D668]"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4483" calcext:value-type="float">
            <text:p>4483</text:p>
          </table:table-cell>
          <table:table-cell office:value-type="string" calcext:value-type="string">
            <text:p>AUTO <text:s text:c="42"/>700141</text:p>
          </table:table-cell>
          <table:table-cell table:formula="of:=[.E669]-[.D66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484" calcext:value-type="float">
            <text:p>4484</text:p>
          </table:table-cell>
          <table:table-cell office:value-type="string" calcext:value-type="string">
            <text:p>TRAKTOR <text:s/>41128025</text:p>
          </table:table-cell>
          <table:table-cell table:formula="of:=[.E670]-[.D670]"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4485" calcext:value-type="float">
            <text:p>4485</text:p>
          </table:table-cell>
          <table:table-cell office:value-type="string" calcext:value-type="string">
            <text:p>TRAKTOR 128926</text:p>
          </table:table-cell>
          <table:table-cell table:formula="of:=[.E671]-[.D671]" office:value-type="float" office:value="7" calcext:value-type="float">
            <text:p>7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4486" calcext:value-type="float">
            <text:p>4486</text:p>
          </table:table-cell>
          <table:table-cell office:value-type="string" calcext:value-type="string">
            <text:p>Traktor z belownicą <text:s/>/9259956/</text:p>
          </table:table-cell>
          <table:table-cell table:formula="of:=[.E672]-[.D672]"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4487" calcext:value-type="float">
            <text:p>4487</text:p>
          </table:table-cell>
          <table:table-cell office:value-type="string" calcext:value-type="string">
            <text:p>TRAKTOR 764156</text:p>
          </table:table-cell>
          <table:table-cell table:formula="of:=[.E673]-[.D673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string" calcext:value-type="string">
            <text:p>QUAD <text:s text:c="2"/>/784412/</text:p>
          </table:table-cell>
          <table:table-cell table:formula="of:=[.E674]-[.D67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492" calcext:value-type="float">
            <text:p>4492</text:p>
          </table:table-cell>
          <table:table-cell office:value-type="string" calcext:value-type="string">
            <text:p>Cymbałki341645</text:p>
          </table:table-cell>
          <table:table-cell table:formula="of:=[.E675]-[.D675]"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4494" calcext:value-type="float">
            <text:p>4494</text:p>
          </table:table-cell>
          <table:table-cell office:value-type="string" calcext:value-type="string">
            <text:p>TRAKTOR <text:s text:c="40"/>269661</text:p>
          </table:table-cell>
          <table:table-cell table:formula="of:=[.E676]-[.D676]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4495" calcext:value-type="float">
            <text:p>4495</text:p>
          </table:table-cell>
          <table:table-cell office:value-type="string" calcext:value-type="string">
            <text:p>AUTO /535185/</text:p>
          </table:table-cell>
          <table:table-cell table:formula="of:=[.E677]-[.D67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497" calcext:value-type="float">
            <text:p>4497</text:p>
          </table:table-cell>
          <table:table-cell office:value-type="string" calcext:value-type="string">
            <text:p>AUTO/562752/</text:p>
          </table:table-cell>
          <table:table-cell table:formula="of:=[.E678]-[.D678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498" calcext:value-type="float">
            <text:p>4498</text:p>
          </table:table-cell>
          <table:table-cell office:value-type="string" calcext:value-type="string">
            <text:p>AUTO <text:s/>/ 731466/</text:p>
          </table:table-cell>
          <table:table-cell table:formula="of:=[.E679]-[.D679]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499" calcext:value-type="float">
            <text:p>4499</text:p>
          </table:table-cell>
          <table:table-cell office:value-type="string" calcext:value-type="string">
            <text:p>Śmieciarka <text:s text:c="10"/>993172, <text:s/>3223665</text:p>
          </table:table-cell>
          <table:table-cell table:formula="of:=[.E680]-[.D680]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4501" calcext:value-type="float">
            <text:p>4501</text:p>
          </table:table-cell>
          <table:table-cell office:value-type="string" calcext:value-type="string">
            <text:p>AUTO 290340</text:p>
          </table:table-cell>
          <table:table-cell table:formula="of:=[.E681]-[.D681]"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4502" calcext:value-type="float">
            <text:p>4502</text:p>
          </table:table-cell>
          <table:table-cell office:value-type="string" calcext:value-type="string">
            <text:p>AUTO <text:s text:c="2"/>/712809/</text:p>
          </table:table-cell>
          <table:table-cell table:formula="of:=[.E682]-[.D68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504" calcext:value-type="float">
            <text:p>4504</text:p>
          </table:table-cell>
          <table:table-cell office:value-type="string" calcext:value-type="string">
            <text:p>ZESTAW RAKIETEK <text:s text:c="30"/>984595</text:p>
          </table:table-cell>
          <table:table-cell table:formula="of:=[.E683]-[.D683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508" calcext:value-type="float">
            <text:p>4508</text:p>
          </table:table-cell>
          <table:table-cell office:value-type="string" calcext:value-type="string">
            <text:p>STRAŻ POŻARNA <text:s/>/ 8797473/</text:p>
          </table:table-cell>
          <table:table-cell table:formula="of:=[.E684]-[.D684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509" calcext:value-type="float">
            <text:p>4509</text:p>
          </table:table-cell>
          <table:table-cell office:value-type="string" calcext:value-type="string">
            <text:p>RAKIETKI <text:s text:c="2"/>/348332/</text:p>
          </table:table-cell>
          <table:table-cell table:formula="of:=[.E685]-[.D685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string" calcext:value-type="string">
            <text:p>GRA RYBKI <text:s text:c="3"/>/803864/</text:p>
          </table:table-cell>
          <table:table-cell table:formula="of:=[.E686]-[.D686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513" calcext:value-type="float">
            <text:p>4513</text:p>
          </table:table-cell>
          <table:table-cell office:value-type="string" calcext:value-type="string">
            <text:p>TRAKTOR z pługiem /842112/ <text:s text:c="12"/></text:p>
          </table:table-cell>
          <table:table-cell table:formula="of:=[.E687]-[.D687]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514" calcext:value-type="float">
            <text:p>4514</text:p>
          </table:table-cell>
          <table:table-cell office:value-type="string" calcext:value-type="string">
            <text:p>PISTOLET + 10 strzałek /6323748/</text:p>
          </table:table-cell>
          <table:table-cell table:formula="of:=[.E688]-[.D688]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4515" calcext:value-type="float">
            <text:p>4515</text:p>
          </table:table-cell>
          <table:table-cell office:value-type="string" calcext:value-type="string">
            <text:p>AUTO /715495/</text:p>
          </table:table-cell>
          <table:table-cell table:formula="of:=[.E689]-[.D689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516" calcext:value-type="float">
            <text:p>4516</text:p>
          </table:table-cell>
          <table:table-cell office:value-type="string" calcext:value-type="string">
            <text:p>BANKI <text:s text:c="41"/>8688432</text:p>
          </table:table-cell>
          <table:table-cell table:formula="of:=[.E690]-[.D690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518" calcext:value-type="float">
            <text:p>4518</text:p>
          </table:table-cell>
          <table:table-cell office:value-type="string" calcext:value-type="string">
            <text:p>TRAKTOR <text:s text:c="40"/>764075</text:p>
          </table:table-cell>
          <table:table-cell table:formula="of:=[.E691]-[.D69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19" calcext:value-type="float">
            <text:p>4519</text:p>
          </table:table-cell>
          <table:table-cell office:value-type="string" calcext:value-type="string">
            <text:p>TRAKTOR <text:s/>/764192/</text:p>
          </table:table-cell>
          <table:table-cell table:formula="of:=[.E692]-[.D69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string" calcext:value-type="string">
            <text:p>TRAKTOR <text:s/>belownica <text:s/>643630</text:p>
          </table:table-cell>
          <table:table-cell table:formula="of:=[.E693]-[.D693]"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521" calcext:value-type="float">
            <text:p>4521</text:p>
          </table:table-cell>
          <table:table-cell office:value-type="string" calcext:value-type="string">
            <text:p>AUTO /895757/</text:p>
          </table:table-cell>
          <table:table-cell table:formula="of:=[.E694]-[.D694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4522" calcext:value-type="float">
            <text:p>4522</text:p>
          </table:table-cell>
          <table:table-cell office:value-type="string" calcext:value-type="string">
            <text:p>BAńKI KACZKA <text:s text:c="36"/>68690</text:p>
          </table:table-cell>
          <table:table-cell table:formula="of:=[.E695]-[.D695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525" calcext:value-type="float">
            <text:p>4525</text:p>
          </table:table-cell>
          <table:table-cell office:value-type="string" calcext:value-type="string">
            <text:p>maszyma budowlana 51551</text:p>
          </table:table-cell>
          <table:table-cell table:formula="of:=[.E696]-[.D696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4526" calcext:value-type="float">
            <text:p>4526</text:p>
          </table:table-cell>
          <table:table-cell office:value-type="string" calcext:value-type="string">
            <text:p>Traktor</text:p>
          </table:table-cell>
          <table:table-cell table:formula="of:=[.E697]-[.D69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527" calcext:value-type="float">
            <text:p>4527</text:p>
          </table:table-cell>
          <table:table-cell office:value-type="string" calcext:value-type="string">
            <text:p>Maszyna budowlana</text:p>
          </table:table-cell>
          <table:table-cell table:formula="of:=[.E698]-[.D698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string" calcext:value-type="string">
            <text:p>Okulary do pływania</text:p>
          </table:table-cell>
          <table:table-cell table:formula="of:=[.E699]-[.D699]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4534" calcext:value-type="float">
            <text:p>4534</text:p>
          </table:table-cell>
          <table:table-cell office:value-type="string" calcext:value-type="string">
            <text:p>Akcesoria dla lalek - buty 809022, 989790</text:p>
          </table:table-cell>
          <table:table-cell table:formula="of:=[.E700]-[.D700]"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4535" calcext:value-type="float">
            <text:p>4535</text:p>
          </table:table-cell>
          <table:table-cell office:value-type="string" calcext:value-type="string">
            <text:p>Zestaw kuchenny</text:p>
          </table:table-cell>
          <table:table-cell table:formula="of:=[.E701]-[.D701]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537" calcext:value-type="float">
            <text:p>4537</text:p>
          </table:table-cell>
          <table:table-cell office:value-type="string" calcext:value-type="string">
            <text:p>Liczydło</text:p>
          </table:table-cell>
          <table:table-cell table:formula="of:=[.E702]-[.D702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538" calcext:value-type="float">
            <text:p>4538</text:p>
          </table:table-cell>
          <table:table-cell office:value-type="string" calcext:value-type="string">
            <text:p>Liczydło mini</text:p>
          </table:table-cell>
          <table:table-cell table:formula="of:=[.E703]-[.D703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539" calcext:value-type="float">
            <text:p>4539</text:p>
          </table:table-cell>
          <table:table-cell office:value-type="string" calcext:value-type="string">
            <text:p>Okulary 12szt. na blistrze</text:p>
          </table:table-cell>
          <table:table-cell table:formula="of:=[.E704]-[.D704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string" calcext:value-type="string">
            <text:p>Piłka plażowa gumowa</text:p>
          </table:table-cell>
          <table:table-cell table:formula="of:=[.E705]-[.D705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541" calcext:value-type="float">
            <text:p>4541</text:p>
          </table:table-cell>
          <table:table-cell office:value-type="string" calcext:value-type="string">
            <text:p>Okulary do pływania</text:p>
          </table:table-cell>
          <table:table-cell table:formula="of:=[.E706]-[.D706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542" calcext:value-type="float">
            <text:p>4542</text:p>
          </table:table-cell>
          <table:table-cell office:value-type="string" calcext:value-type="string">
            <text:p>Brelok z latarką</text:p>
          </table:table-cell>
          <table:table-cell table:formula="of:=[.E707]-[.D707]" office:value-type="float" office:value="27" calcext:value-type="float">
            <text:p>27</text:p>
          </table:table-cell>
          <table:table-cell office:value-type="float" office:value="91" calcext:value-type="float">
            <text:p>91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4543" calcext:value-type="float">
            <text:p>4543</text:p>
          </table:table-cell>
          <table:table-cell office:value-type="string" calcext:value-type="string">
            <text:p>Kula magiczna</text:p>
          </table:table-cell>
          <table:table-cell table:formula="of:=[.E708]-[.D708]"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4544" calcext:value-type="float">
            <text:p>4544</text:p>
          </table:table-cell>
          <table:table-cell office:value-type="string" calcext:value-type="string">
            <text:p>Skakanka </text:p>
          </table:table-cell>
          <table:table-cell table:formula="of:=[.E709]-[.D709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4546" calcext:value-type="float">
            <text:p>4546</text:p>
          </table:table-cell>
          <table:table-cell office:value-type="string" calcext:value-type="string">
            <text:p>Klocki dom</text:p>
          </table:table-cell>
          <table:table-cell table:formula="of:=[.E710]-[.D71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47" calcext:value-type="float">
            <text:p>4547</text:p>
          </table:table-cell>
          <table:table-cell office:value-type="string" calcext:value-type="string">
            <text:p>Miecze z bańkami</text:p>
          </table:table-cell>
          <table:table-cell table:formula="of:=[.E711]-[.D711]" office:value-type="float" office:value="16.25" calcext:value-type="float">
            <text:p>16.25</text:p>
          </table:table-cell>
          <table:table-cell office:value-type="string" calcext:value-type="string">
            <text:p>0.0001</text:p>
          </table:table-cell>
          <table:table-cell office:value-type="string" calcext:value-type="string">
            <text:p>16.2501</text:p>
          </table:table-cell>
          <table:table-cell/>
        </table:table-row>
        <table:table-row table:style-name="ro1">
          <table:table-cell office:value-type="float" office:value="4548" calcext:value-type="float">
            <text:p>4548</text:p>
          </table:table-cell>
          <table:table-cell office:value-type="string" calcext:value-type="string">
            <text:p>Miecz z bańkami</text:p>
          </table:table-cell>
          <table:table-cell table:formula="of:=[.E712]-[.D712]" office:value-type="float" office:value="17.2914" calcext:value-type="float">
            <text:p>17.2914</text:p>
          </table:table-cell>
          <table:table-cell office:value-type="string" calcext:value-type="string">
            <text:p>6.5003</text:p>
          </table:table-cell>
          <table:table-cell office:value-type="string" calcext:value-type="string">
            <text:p>23.7917</text:p>
          </table:table-cell>
          <table:table-cell/>
        </table:table-row>
        <table:table-row table:style-name="ro1">
          <table:table-cell office:value-type="float" office:value="4549" calcext:value-type="float">
            <text:p>4549</text:p>
          </table:table-cell>
          <table:table-cell office:value-type="string" calcext:value-type="string">
            <text:p>Okulary olbrzyma 69833</text:p>
          </table:table-cell>
          <table:table-cell table:formula="of:=[.E713]-[.D713]" office:value-type="float" office:value="12.7499" calcext:value-type="float">
            <text:p>12.7499</text:p>
          </table:table-cell>
          <table:table-cell table:style-name="ce1" office:value-type="string" calcext:value-type="string">
            <text:p>24.5</text:p>
          </table:table-cell>
          <table:table-cell office:value-type="string" calcext:value-type="string">
            <text:p>37.2499</text:p>
          </table:table-cell>
          <table:table-cell/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string" calcext:value-type="string">
            <text:p>Karabin</text:p>
          </table:table-cell>
          <table:table-cell table:formula="of:=[.E714]-[.D714]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string" calcext:value-type="string">
            <text:p>Malowidła dla lalek</text:p>
          </table:table-cell>
          <table:table-cell table:formula="of:=[.E715]-[.D715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string" calcext:value-type="string">
            <text:p>Malowidła dla lalek 875543</text:p>
          </table:table-cell>
          <table:table-cell table:formula="of:=[.E716]-[.D71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string" calcext:value-type="string">
            <text:p>Gitara</text:p>
          </table:table-cell>
          <table:table-cell table:formula="of:=[.E717]-[.D717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007" calcext:value-type="float">
            <text:p>5007</text:p>
          </table:table-cell>
          <table:table-cell office:value-type="string" calcext:value-type="string">
            <text:p>Zestaw plac zabaw</text:p>
          </table:table-cell>
          <table:table-cell table:formula="of:=[.E718]-[.D718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string" calcext:value-type="string">
            <text:p>Kalkulator 814323</text:p>
          </table:table-cell>
          <table:table-cell table:formula="of:=[.E719]-[.D719]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5012" calcext:value-type="float">
            <text:p>5012</text:p>
          </table:table-cell>
          <table:table-cell office:value-type="string" calcext:value-type="string">
            <text:p>Pistolet na baterie j. polski</text:p>
          </table:table-cell>
          <table:table-cell table:formula="of:=[.E720]-[.D720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016" calcext:value-type="float">
            <text:p>5016</text:p>
          </table:table-cell>
          <table:table-cell office:value-type="string" calcext:value-type="string">
            <text:p>Układanka klocki</text:p>
          </table:table-cell>
          <table:table-cell table:formula="of:=[.E721]-[.D721]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017" calcext:value-type="float">
            <text:p>5017</text:p>
          </table:table-cell>
          <table:table-cell office:value-type="string" calcext:value-type="string">
            <text:p>Układanka klocki</text:p>
          </table:table-cell>
          <table:table-cell table:formula="of:=[.E722]-[.D722]"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5018" calcext:value-type="float">
            <text:p>5018</text:p>
          </table:table-cell>
          <table:table-cell office:value-type="string" calcext:value-type="string">
            <text:p>Auto straz na baterie</text:p>
          </table:table-cell>
          <table:table-cell table:formula="of:=[.E723]-[.D723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string" calcext:value-type="string">
            <text:p>Gitara w etui</text:p>
          </table:table-cell>
          <table:table-cell table:formula="of:=[.E724]-[.D72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24" calcext:value-type="float">
            <text:p>5024</text:p>
          </table:table-cell>
          <table:table-cell office:value-type="string" calcext:value-type="string">
            <text:p>Kusza drewnina</text:p>
          </table:table-cell>
          <table:table-cell table:formula="of:=[.E725]-[.D725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025" calcext:value-type="float">
            <text:p>5025</text:p>
          </table:table-cell>
          <table:table-cell office:value-type="string" calcext:value-type="string">
            <text:p>Samolot na baterie</text:p>
          </table:table-cell>
          <table:table-cell table:formula="of:=[.E726]-[.D726]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5026" calcext:value-type="float">
            <text:p>5026</text:p>
          </table:table-cell>
          <table:table-cell office:value-type="string" calcext:value-type="string">
            <text:p>Pistolet na baterie j.polski 877332</text:p>
          </table:table-cell>
          <table:table-cell table:formula="of:=[.E727]-[.D727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5027" calcext:value-type="float">
            <text:p>5027</text:p>
          </table:table-cell>
          <table:table-cell office:value-type="string" calcext:value-type="string">
            <text:p>Komplet zamek 8 elementów z młynkiem</text:p>
          </table:table-cell>
          <table:table-cell table:formula="of:=[.E728]-[.D728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028" calcext:value-type="float">
            <text:p>5028</text:p>
          </table:table-cell>
          <table:table-cell office:value-type="string" calcext:value-type="string">
            <text:p>Komplet kwiatek 5 elementów z młynkiem</text:p>
          </table:table-cell>
          <table:table-cell table:formula="of:=[.E729]-[.D729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031" calcext:value-type="float">
            <text:p>5031</text:p>
          </table:table-cell>
          <table:table-cell office:value-type="string" calcext:value-type="string">
            <text:p>Komplet zamek 5 elementów z młynkiem</text:p>
          </table:table-cell>
          <table:table-cell table:formula="of:=[.E730]-[.D730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032" calcext:value-type="float">
            <text:p>5032</text:p>
          </table:table-cell>
          <table:table-cell office:value-type="string" calcext:value-type="string">
            <text:p>Komplet zamek 4 elementy</text:p>
          </table:table-cell>
          <table:table-cell table:formula="of:=[.E731]-[.D731]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033" calcext:value-type="float">
            <text:p>5033</text:p>
          </table:table-cell>
          <table:table-cell office:value-type="string" calcext:value-type="string">
            <text:p>Komplet kogucik 3 elementy</text:p>
          </table:table-cell>
          <table:table-cell table:formula="of:=[.E732]-[.D73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34" calcext:value-type="float">
            <text:p>5034</text:p>
          </table:table-cell>
          <table:table-cell office:value-type="string" calcext:value-type="string">
            <text:p>Komplet koniczynka 4 elementy</text:p>
          </table:table-cell>
          <table:table-cell table:formula="of:=[.E733]-[.D733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035" calcext:value-type="float">
            <text:p>5035</text:p>
          </table:table-cell>
          <table:table-cell office:value-type="string" calcext:value-type="string">
            <text:p>Taczka</text:p>
          </table:table-cell>
          <table:table-cell table:formula="of:=[.E734]-[.D734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string" calcext:value-type="string">
            <text:p>Taczka</text:p>
          </table:table-cell>
          <table:table-cell table:formula="of:=[.E735]-[.D73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47" calcext:value-type="float">
            <text:p>5047</text:p>
          </table:table-cell>
          <table:table-cell office:value-type="string" calcext:value-type="string">
            <text:p>Auto</text:p>
          </table:table-cell>
          <table:table-cell table:formula="of:=[.E736]-[.D736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string" calcext:value-type="string">
            <text:p>Auto <text:s text:c="2"/>/816277/</text:p>
          </table:table-cell>
          <table:table-cell table:formula="of:=[.E737]-[.D737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051" calcext:value-type="float">
            <text:p>5051</text:p>
          </table:table-cell>
          <table:table-cell office:value-type="string" calcext:value-type="string">
            <text:p>Auto</text:p>
          </table:table-cell>
          <table:table-cell table:formula="of:=[.E738]-[.D73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057" calcext:value-type="float">
            <text:p>5057</text:p>
          </table:table-cell>
          <table:table-cell office:value-type="string" calcext:value-type="string">
            <text:p>Dzwig 247797</text:p>
          </table:table-cell>
          <table:table-cell table:formula="of:=[.E739]-[.D739]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058" calcext:value-type="float">
            <text:p>5058</text:p>
          </table:table-cell>
          <table:table-cell office:value-type="string" calcext:value-type="string">
            <text:p>Kombajn 489390</text:p>
          </table:table-cell>
          <table:table-cell table:formula="of:=[.E740]-[.D740]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59" calcext:value-type="float">
            <text:p>5059</text:p>
          </table:table-cell>
          <table:table-cell office:value-type="string" calcext:value-type="string">
            <text:p>Traktor 060305</text:p>
          </table:table-cell>
          <table:table-cell table:formula="of:=[.E741]-[.D741]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060" calcext:value-type="float">
            <text:p>5060</text:p>
          </table:table-cell>
          <table:table-cell office:value-type="string" calcext:value-type="string">
            <text:p>Traktor 060398</text:p>
          </table:table-cell>
          <table:table-cell table:formula="of:=[.E742]-[.D742]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5062" calcext:value-type="float">
            <text:p>5062</text:p>
          </table:table-cell>
          <table:table-cell office:value-type="string" calcext:value-type="string">
            <text:p>Traktor 222813</text:p>
          </table:table-cell>
          <table:table-cell table:formula="of:=[.E743]-[.D743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063" calcext:value-type="float">
            <text:p>5063</text:p>
          </table:table-cell>
          <table:table-cell office:value-type="string" calcext:value-type="string">
            <text:p>Traktor <text:s/>z wozem paszowym 222639</text:p>
          </table:table-cell>
          <table:table-cell table:formula="of:=[.E744]-[.D74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065" calcext:value-type="float">
            <text:p>5065</text:p>
          </table:table-cell>
          <table:table-cell office:value-type="string" calcext:value-type="string">
            <text:p>Helikopter 025531</text:p>
          </table:table-cell>
          <table:table-cell table:formula="of:=[.E745]-[.D745]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66" calcext:value-type="float">
            <text:p>5066</text:p>
          </table:table-cell>
          <table:table-cell office:value-type="string" calcext:value-type="string">
            <text:p>Traktor z pługiem/692299/</text:p>
          </table:table-cell>
          <table:table-cell table:formula="of:=[.E746]-[.D746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067" calcext:value-type="float">
            <text:p>5067</text:p>
          </table:table-cell>
          <table:table-cell office:value-type="string" calcext:value-type="string">
            <text:p>Traktor 843553</text:p>
          </table:table-cell>
          <table:table-cell table:formula="of:=[.E747]-[.D747]"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string" calcext:value-type="string">
            <text:p>Traktor z kosiarką polową 012756, 964524 </text:p>
          </table:table-cell>
          <table:table-cell table:formula="of:=[.E748]-[.D748]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071" calcext:value-type="float">
            <text:p>5071</text:p>
          </table:table-cell>
          <table:table-cell office:value-type="string" calcext:value-type="string">
            <text:p>Auto 197749</text:p>
          </table:table-cell>
          <table:table-cell table:formula="of:=[.E749]-[.D749]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5072" calcext:value-type="float">
            <text:p>5072</text:p>
          </table:table-cell>
          <table:table-cell office:value-type="string" calcext:value-type="string">
            <text:p>Auto198012</text:p>
          </table:table-cell>
          <table:table-cell table:formula="of:=[.E750]-[.D750]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5074" calcext:value-type="float">
            <text:p>5074</text:p>
          </table:table-cell>
          <table:table-cell office:value-type="string" calcext:value-type="string">
            <text:p>Traktor z siewnikiem nawozu /604614/</text:p>
          </table:table-cell>
          <table:table-cell table:formula="of:=[.E751]-[.D751]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5075" calcext:value-type="float">
            <text:p>5075</text:p>
          </table:table-cell>
          <table:table-cell office:value-type="string" calcext:value-type="string">
            <text:p>Traktor 797472</text:p>
          </table:table-cell>
          <table:table-cell table:formula="of:=[.E752]-[.D752]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5078" calcext:value-type="float">
            <text:p>5078</text:p>
          </table:table-cell>
          <table:table-cell office:value-type="string" calcext:value-type="string">
            <text:p>Traktor 643814/G052727/</text:p>
          </table:table-cell>
          <table:table-cell table:formula="of:=[.E753]-[.D753]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5080" calcext:value-type="float">
            <text:p>5080</text:p>
          </table:table-cell>
          <table:table-cell office:value-type="string" calcext:value-type="string">
            <text:p>Traktor z belownicą 412076</text:p>
          </table:table-cell>
          <table:table-cell table:formula="of:=[.E754]-[.D754]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5081" calcext:value-type="float">
            <text:p>5081</text:p>
          </table:table-cell>
          <table:table-cell office:value-type="string" calcext:value-type="string">
            <text:p>Traktor 411086</text:p>
          </table:table-cell>
          <table:table-cell table:formula="of:=[.E755]-[.D755]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5083" calcext:value-type="float">
            <text:p>5083</text:p>
          </table:table-cell>
          <table:table-cell office:value-type="string" calcext:value-type="string">
            <text:p>Piłeczka</text:p>
          </table:table-cell>
          <table:table-cell table:formula="of:=[.E756]-[.D756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5085" calcext:value-type="float">
            <text:p>5085</text:p>
          </table:table-cell>
          <table:table-cell office:value-type="string" calcext:value-type="string">
            <text:p>Kaczor z dzwonkiem</text:p>
          </table:table-cell>
          <table:table-cell table:formula="of:=[.E757]-[.D75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87" calcext:value-type="float">
            <text:p>5087</text:p>
          </table:table-cell>
          <table:table-cell office:value-type="string" calcext:value-type="string">
            <text:p>Motyl</text:p>
          </table:table-cell>
          <table:table-cell table:formula="of:=[.E758]-[.D75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088" calcext:value-type="float">
            <text:p>5088</text:p>
          </table:table-cell>
          <table:table-cell office:value-type="string" calcext:value-type="string">
            <text:p>W-16 Piramida duze kulki</text:p>
          </table:table-cell>
          <table:table-cell table:formula="of:=[.E759]-[.D759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090" calcext:value-type="float">
            <text:p>5090</text:p>
          </table:table-cell>
          <table:table-cell office:value-type="string" calcext:value-type="string">
            <text:p>W-13 Piramida małe kulki</text:p>
          </table:table-cell>
          <table:table-cell table:formula="of:=[.E760]-[.D760]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91" calcext:value-type="float">
            <text:p>5091</text:p>
          </table:table-cell>
          <table:table-cell office:value-type="string" calcext:value-type="string">
            <text:p>W-15 Piramida puzzle</text:p>
          </table:table-cell>
          <table:table-cell table:formula="of:=[.E761]-[.D76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string" calcext:value-type="string">
            <text:p>Nakrecanki- krokoldyl 220034</text:p>
          </table:table-cell>
          <table:table-cell table:formula="of:=[.E762]-[.D762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102" calcext:value-type="float">
            <text:p>5102</text:p>
          </table:table-cell>
          <table:table-cell office:value-type="string" calcext:value-type="string">
            <text:p>Bilard <text:s text:c="2"/>212961</text:p>
          </table:table-cell>
          <table:table-cell table:formula="of:=[.E763]-[.D763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103" calcext:value-type="float">
            <text:p>5103</text:p>
          </table:table-cell>
          <table:table-cell office:value-type="string" calcext:value-type="string">
            <text:p>Pistolet <text:s text:c="2"/>212923</text:p>
          </table:table-cell>
          <table:table-cell table:formula="of:=[.E764]-[.D76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104" calcext:value-type="float">
            <text:p>5104</text:p>
          </table:table-cell>
          <table:table-cell office:value-type="string" calcext:value-type="string">
            <text:p>Pistolet <text:s text:c="2"/>301595</text:p>
          </table:table-cell>
          <table:table-cell table:formula="of:=[.E765]-[.D765]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5106" calcext:value-type="float">
            <text:p>5106</text:p>
          </table:table-cell>
          <table:table-cell office:value-type="string" calcext:value-type="string">
            <text:p>Tablica magnetyczna <text:s text:c="2"/>304886/877738/</text:p>
          </table:table-cell>
          <table:table-cell table:formula="of:=[.E766]-[.D766]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5107" calcext:value-type="float">
            <text:p>5107</text:p>
          </table:table-cell>
          <table:table-cell office:value-type="string" calcext:value-type="string">
            <text:p>Robot nowe legendy policji <text:s text:c="2"/>960681</text:p>
          </table:table-cell>
          <table:table-cell table:formula="of:=[.E767]-[.D767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108" calcext:value-type="float">
            <text:p>5108</text:p>
          </table:table-cell>
          <table:table-cell office:value-type="string" calcext:value-type="string">
            <text:p>Robot legendy policji <text:s/>960636</text:p>
          </table:table-cell>
          <table:table-cell table:formula="of:=[.E768]-[.D768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109" calcext:value-type="float">
            <text:p>5109</text:p>
          </table:table-cell>
          <table:table-cell office:value-type="string" calcext:value-type="string">
            <text:p>Gra wodna <text:s text:c="2"/>301311</text:p>
          </table:table-cell>
          <table:table-cell table:formula="of:=[.E769]-[.D769]"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5113" calcext:value-type="float">
            <text:p>5113</text:p>
          </table:table-cell>
          <table:table-cell office:value-type="string" calcext:value-type="string">
            <text:p>Gra wodna rybki <text:s/>/8 na blistrze/ 301328 </text:p>
          </table:table-cell>
          <table:table-cell table:formula="of:=[.E770]-[.D770]"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5115" calcext:value-type="float">
            <text:p>5115</text:p>
          </table:table-cell>
          <table:table-cell office:value-type="string" calcext:value-type="string">
            <text:p>Walkie talkie <text:s text:c="2"/>304688</text:p>
          </table:table-cell>
          <table:table-cell table:formula="of:=[.E771]-[.D771]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5118" calcext:value-type="float">
            <text:p>5118</text:p>
          </table:table-cell>
          <table:table-cell office:value-type="string" calcext:value-type="string">
            <text:p>Samolot na baterie 215184</text:p>
          </table:table-cell>
          <table:table-cell table:formula="of:=[.E772]-[.D772]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string" calcext:value-type="string">
            <text:p>Wiatrak 23cm wielokolorowy</text:p>
          </table:table-cell>
          <table:table-cell table:formula="of:=[.E773]-[.D773]"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5121" calcext:value-type="float">
            <text:p>5121</text:p>
          </table:table-cell>
          <table:table-cell office:value-type="string" calcext:value-type="string">
            <text:p>Wiatrak 20cm wielokolorowy</text:p>
          </table:table-cell>
          <table:table-cell table:formula="of:=[.E774]-[.D774]"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5122" calcext:value-type="float">
            <text:p>5122</text:p>
          </table:table-cell>
          <table:table-cell office:value-type="string" calcext:value-type="string">
            <text:p>Spiner</text:p>
          </table:table-cell>
          <table:table-cell table:formula="of:=[.E775]-[.D775]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5125" calcext:value-type="float">
            <text:p>5125</text:p>
          </table:table-cell>
          <table:table-cell office:value-type="string" calcext:value-type="string">
            <text:p>Wiatrak 25cm</text:p>
          </table:table-cell>
          <table:table-cell table:formula="of:=[.E776]-[.D776]" office:value-type="float" office:value="145" calcext:value-type="float">
            <text:p>145</text:p>
          </table:table-cell>
          <table:table-cell office:value-type="float" office:value="28" calcext:value-type="float">
            <text:p>28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5128" calcext:value-type="float">
            <text:p>5128</text:p>
          </table:table-cell>
          <table:table-cell office:value-type="string" calcext:value-type="string">
            <text:p>Lotki 3 szt</text:p>
          </table:table-cell>
          <table:table-cell table:formula="of:=[.E777]-[.D777]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5129" calcext:value-type="float">
            <text:p>5129</text:p>
          </table:table-cell>
          <table:table-cell office:value-type="string" calcext:value-type="string">
            <text:p>Kreda 112869</text:p>
          </table:table-cell>
          <table:table-cell table:formula="of:=[.E778]-[.D778]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130" calcext:value-type="float">
            <text:p>5130</text:p>
          </table:table-cell>
          <table:table-cell office:value-type="string" calcext:value-type="string">
            <text:p>Wiertarka na baterie 091744, 302851</text:p>
          </table:table-cell>
          <table:table-cell table:formula="of:=[.E779]-[.D779]"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5132" calcext:value-type="float">
            <text:p>5132</text:p>
          </table:table-cell>
          <table:table-cell office:value-type="string" calcext:value-type="string">
            <text:p>Skakanka sznurkowa 101474</text:p>
          </table:table-cell>
          <table:table-cell table:formula="of:=[.E780]-[.D780]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5134" calcext:value-type="float">
            <text:p>5134</text:p>
          </table:table-cell>
          <table:table-cell office:value-type="string" calcext:value-type="string">
            <text:p>Ptak na baterie </text:p>
          </table:table-cell>
          <table:table-cell table:formula="of:=[.E781]-[.D781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5136" calcext:value-type="float">
            <text:p>5136</text:p>
          </table:table-cell>
          <table:table-cell office:value-type="string" calcext:value-type="string">
            <text:p>Auto lampart na baterie</text:p>
          </table:table-cell>
          <table:table-cell table:formula="of:=[.E782]-[.D782]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5137" calcext:value-type="float">
            <text:p>5137</text:p>
          </table:table-cell>
          <table:table-cell office:value-type="string" calcext:value-type="string">
            <text:p>Zabawka dla malucha</text:p>
          </table:table-cell>
          <table:table-cell table:formula="of:=[.E783]-[.D783]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5140" calcext:value-type="float">
            <text:p>5140</text:p>
          </table:table-cell>
          <table:table-cell office:value-type="string" calcext:value-type="string">
            <text:p>Konie flokowane</text:p>
          </table:table-cell>
          <table:table-cell table:formula="of:=[.E784]-[.D784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5141" calcext:value-type="float">
            <text:p>5141</text:p>
          </table:table-cell>
          <table:table-cell office:value-type="string" calcext:value-type="string">
            <text:p>Robot na blistrze 870777</text:p>
          </table:table-cell>
          <table:table-cell table:formula="of:=[.E785]-[.D785]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string" calcext:value-type="string">
            <text:p>Zestaw karabin z łukiem 872856</text:p>
          </table:table-cell>
          <table:table-cell table:formula="of:=[.E786]-[.D786]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147" calcext:value-type="float">
            <text:p>5147</text:p>
          </table:table-cell>
          <table:table-cell office:value-type="string" calcext:value-type="string">
            <text:p>Kulki wodne 879459</text:p>
          </table:table-cell>
          <table:table-cell table:formula="of:=[.E787]-[.D787]" office:value-type="float" office:value="175" calcext:value-type="float">
            <text:p>175</text:p>
          </table:table-cell>
          <table:table-cell office:value-type="float" office:value="74" calcext:value-type="float">
            <text:p>74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string" calcext:value-type="string">
            <text:p>Malowidła dla lalek 805512</text:p>
          </table:table-cell>
          <table:table-cell table:formula="of:=[.E788]-[.D788]"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5155" calcext:value-type="float">
            <text:p>5155</text:p>
          </table:table-cell>
          <table:table-cell office:value-type="string" calcext:value-type="string">
            <text:p>Żel pierdzący 24 szt. display 870999</text:p>
          </table:table-cell>
          <table:table-cell table:formula="of:=[.E789]-[.D789]" office:value-type="float" office:value="51" calcext:value-type="float">
            <text:p>51</text:p>
          </table:table-cell>
          <table:table-cell office:value-type="float" office:value="114" calcext:value-type="float">
            <text:p>114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5157" calcext:value-type="float">
            <text:p>5157</text:p>
          </table:table-cell>
          <table:table-cell office:value-type="string" calcext:value-type="string">
            <text:p>Tarcza rzutki magnetyczne 301397</text:p>
          </table:table-cell>
          <table:table-cell table:formula="of:=[.E790]-[.D790]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159" calcext:value-type="float">
            <text:p>5159</text:p>
          </table:table-cell>
          <table:table-cell office:value-type="string" calcext:value-type="string">
            <text:p>Bańki - pałka 22 cm + bębenek z kulkami x12308693</text:p>
          </table:table-cell>
          <table:table-cell table:formula="of:=[.E791]-[.D791]"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string" calcext:value-type="string">
            <text:p>Płyn do baniek 1l</text:p>
          </table:table-cell>
          <table:table-cell table:formula="of:=[.E792]-[.D792]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string" calcext:value-type="string">
            <text:p>Nakręcanka myszka /12szt displ/302905, 67247</text:p>
          </table:table-cell>
          <table:table-cell table:formula="of:=[.E793]-[.D793]"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string" calcext:value-type="string">
            <text:p>Gra magnetyczna złap motyla 301014</text:p>
          </table:table-cell>
          <table:table-cell table:formula="of:=[.E794]-[.D79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63" calcext:value-type="float">
            <text:p>5163</text:p>
          </table:table-cell>
          <table:table-cell office:value-type="string" calcext:value-type="string">
            <text:p>Litery i cyfry magnetyczne 304060</text:p>
          </table:table-cell>
          <table:table-cell table:formula="of:=[.E795]-[.D795]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string" calcext:value-type="string">
            <text:p>Robot 993134</text:p>
          </table:table-cell>
          <table:table-cell table:formula="of:=[.E796]-[.D796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166" calcext:value-type="float">
            <text:p>5166</text:p>
          </table:table-cell>
          <table:table-cell office:value-type="string" calcext:value-type="string">
            <text:p>Karabin 993219</text:p>
          </table:table-cell>
          <table:table-cell table:formula="of:=[.E797]-[.D797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string" calcext:value-type="string">
            <text:p>Strzelba 993905</text:p>
          </table:table-cell>
          <table:table-cell table:formula="of:=[.E798]-[.D798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70" calcext:value-type="float">
            <text:p>5170</text:p>
          </table:table-cell>
          <table:table-cell office:value-type="string" calcext:value-type="string">
            <text:p>Karabin 993585</text:p>
          </table:table-cell>
          <table:table-cell table:formula="of:=[.E799]-[.D799]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5172" calcext:value-type="float">
            <text:p>5172</text:p>
          </table:table-cell>
          <table:table-cell office:value-type="string" calcext:value-type="string">
            <text:p>Samochód ratunkowy 993639</text:p>
          </table:table-cell>
          <table:table-cell table:formula="of:=[.E800]-[.D800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173" calcext:value-type="float">
            <text:p>5173</text:p>
          </table:table-cell>
          <table:table-cell office:value-type="string" calcext:value-type="string">
            <text:p>Kostka magiczna 923794/810486/</text:p>
          </table:table-cell>
          <table:table-cell table:formula="of:=[.E801]-[.D801]"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5176" calcext:value-type="float">
            <text:p>5176</text:p>
          </table:table-cell>
          <table:table-cell office:value-type="string" calcext:value-type="string">
            <text:p>Zabawka samolot 001005</text:p>
          </table:table-cell>
          <table:table-cell table:formula="of:=[.E802]-[.D802]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178" calcext:value-type="float">
            <text:p>5178</text:p>
          </table:table-cell>
          <table:table-cell office:value-type="string" calcext:value-type="string">
            <text:p>Zabawka puzzle <text:s/>012269</text:p>
          </table:table-cell>
          <table:table-cell table:formula="of:=[.E803]-[.D80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179" calcext:value-type="float">
            <text:p>5179</text:p>
          </table:table-cell>
          <table:table-cell office:value-type="string" calcext:value-type="string">
            <text:p>Kolejka na baterie <text:s/>027652</text:p>
          </table:table-cell>
          <table:table-cell table:formula="of:=[.E804]-[.D804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180" calcext:value-type="float">
            <text:p>5180</text:p>
          </table:table-cell>
          <table:table-cell office:value-type="string" calcext:value-type="string">
            <text:p>Lotki do kometki 035398</text:p>
          </table:table-cell>
          <table:table-cell table:formula="of:=[.E805]-[.D805]"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string" calcext:value-type="string">
            <text:p>Traktor z napędem <text:s/>034759</text:p>
          </table:table-cell>
          <table:table-cell table:formula="of:=[.E806]-[.D806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182" calcext:value-type="float">
            <text:p>5182</text:p>
          </table:table-cell>
          <table:table-cell office:value-type="string" calcext:value-type="string">
            <text:p>Traktor z napędem <text:s/>034865</text:p>
          </table:table-cell>
          <table:table-cell table:formula="of:=[.E807]-[.D807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183" calcext:value-type="float">
            <text:p>5183</text:p>
          </table:table-cell>
          <table:table-cell office:value-type="string" calcext:value-type="string">
            <text:p>Zestaw gier plenerowych 303315</text:p>
          </table:table-cell>
          <table:table-cell table:formula="of:=[.E808]-[.D808]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string" calcext:value-type="string">
            <text:p>Piłka nożna satynowa metalizowana</text:p>
          </table:table-cell>
          <table:table-cell table:formula="of:=[.E809]-[.D809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5185" calcext:value-type="float">
            <text:p>5185</text:p>
          </table:table-cell>
          <table:table-cell office:value-type="string" calcext:value-type="string">
            <text:p>Auto truck 304879</text:p>
          </table:table-cell>
          <table:table-cell table:formula="of:=[.E810]-[.D810]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5186" calcext:value-type="float">
            <text:p>5186</text:p>
          </table:table-cell>
          <table:table-cell office:value-type="string" calcext:value-type="string">
            <text:p>Bańki uśmiech /24szt displ/300871</text:p>
          </table:table-cell>
          <table:table-cell table:formula="of:=[.E811]-[.D811]"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5188" calcext:value-type="float">
            <text:p>5188</text:p>
          </table:table-cell>
          <table:table-cell office:value-type="string" calcext:value-type="string">
            <text:p>Pistolet dźwiękowy 69963</text:p>
          </table:table-cell>
          <table:table-cell table:formula="of:=[.E812]-[.D812]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5189" calcext:value-type="float">
            <text:p>5189</text:p>
          </table:table-cell>
          <table:table-cell office:value-type="string" calcext:value-type="string">
            <text:p>Kosiarka z bańkami 60915</text:p>
          </table:table-cell>
          <table:table-cell table:formula="of:=[.E813]-[.D813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192" calcext:value-type="float">
            <text:p>5192</text:p>
          </table:table-cell>
          <table:table-cell office:value-type="string" calcext:value-type="string">
            <text:p>Zwierzęta Dinozaury 305135</text:p>
          </table:table-cell>
          <table:table-cell table:formula="of:=[.E814]-[.D814]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string" calcext:value-type="string">
            <text:p>Samochodzik metal, x24 003226</text:p>
          </table:table-cell>
          <table:table-cell table:formula="of:=[.E815]-[.D81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195" calcext:value-type="float">
            <text:p>5195</text:p>
          </table:table-cell>
          <table:table-cell office:value-type="string" calcext:value-type="string">
            <text:p>Metalowe samochodziki box x24 392091</text:p>
          </table:table-cell>
          <table:table-cell table:formula="of:=[.E816]-[.D816]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197" calcext:value-type="float">
            <text:p>5197</text:p>
          </table:table-cell>
          <table:table-cell office:value-type="string" calcext:value-type="string">
            <text:p>Samochód pod kloszem, św, dzw 392121</text:p>
          </table:table-cell>
          <table:table-cell table:formula="of:=[.E817]-[.D817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98" calcext:value-type="float">
            <text:p>5198</text:p>
          </table:table-cell>
          <table:table-cell office:value-type="string" calcext:value-type="string">
            <text:p>Auto holownik 30 cm, światło, dzwięk 392114</text:p>
          </table:table-cell>
          <table:table-cell table:formula="of:=[.E818]-[.D818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string" calcext:value-type="string">
            <text:p>Zestaw kuchenny blister TG369820/802184/</text:p>
          </table:table-cell>
          <table:table-cell table:formula="of:=[.E819]-[.D819]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5203" calcext:value-type="float">
            <text:p>5203</text:p>
          </table:table-cell>
          <table:table-cell office:value-type="string" calcext:value-type="string">
            <text:p>Gluty insekty 24 szt. /806915</text:p>
          </table:table-cell>
          <table:table-cell table:formula="of:=[.E820]-[.D82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205" calcext:value-type="float">
            <text:p>5205</text:p>
          </table:table-cell>
          <table:table-cell office:value-type="string" calcext:value-type="string">
            <text:p>Auto /549353/</text:p>
          </table:table-cell>
          <table:table-cell table:formula="of:=[.E821]-[.D821]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207" calcext:value-type="float">
            <text:p>5207</text:p>
          </table:table-cell>
          <table:table-cell office:value-type="string" calcext:value-type="string">
            <text:p>Traktor /0057069/</text:p>
          </table:table-cell>
          <table:table-cell table:formula="of:=[.E822]-[.D822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208" calcext:value-type="float">
            <text:p>5208</text:p>
          </table:table-cell>
          <table:table-cell office:value-type="string" calcext:value-type="string">
            <text:p>Traktor /455835/885728/</text:p>
          </table:table-cell>
          <table:table-cell table:formula="of:=[.E823]-[.D823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209" calcext:value-type="float">
            <text:p>5209</text:p>
          </table:table-cell>
          <table:table-cell office:value-type="string" calcext:value-type="string">
            <text:p>Traktor /797472/</text:p>
          </table:table-cell>
          <table:table-cell table:formula="of:=[.E824]-[.D82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210" calcext:value-type="float">
            <text:p>5210</text:p>
          </table:table-cell>
          <table:table-cell office:value-type="string" calcext:value-type="string">
            <text:p>Kombajn /745202/</text:p>
          </table:table-cell>
          <table:table-cell table:formula="of:=[.E825]-[.D825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Kombajn /936181/</text:p>
          </table:table-cell>
          <table:table-cell table:formula="of:=[.E826]-[.D826]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string" calcext:value-type="string">
            <text:p>Traktor /0085673/</text:p>
          </table:table-cell>
          <table:table-cell table:formula="of:=[.E827]-[.D827]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213" calcext:value-type="float">
            <text:p>5213</text:p>
          </table:table-cell>
          <table:table-cell office:value-type="string" calcext:value-type="string">
            <text:p>Traktor /085499/</text:p>
          </table:table-cell>
          <table:table-cell table:formula="of:=[.E828]-[.D828]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214" calcext:value-type="float">
            <text:p>5214</text:p>
          </table:table-cell>
          <table:table-cell office:value-type="string" calcext:value-type="string">
            <text:p>Traktor /085313/</text:p>
          </table:table-cell>
          <table:table-cell table:formula="of:=[.E829]-[.D829]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216" calcext:value-type="float">
            <text:p>5216</text:p>
          </table:table-cell>
          <table:table-cell office:value-type="string" calcext:value-type="string">
            <text:p>Traktor /965530/</text:p>
          </table:table-cell>
          <table:table-cell table:formula="of:=[.E830]-[.D83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217" calcext:value-type="float">
            <text:p>5217</text:p>
          </table:table-cell>
          <table:table-cell office:value-type="string" calcext:value-type="string">
            <text:p>Piła na baterie 807660</text:p>
          </table:table-cell>
          <table:table-cell table:formula="of:=[.E831]-[.D831]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218" calcext:value-type="float">
            <text:p>5218</text:p>
          </table:table-cell>
          <table:table-cell office:value-type="string" calcext:value-type="string">
            <text:p>Pistolet żelowy 68096 , 305852</text:p>
          </table:table-cell>
          <table:table-cell table:formula="of:=[.E832]-[.D832]" office:value-type="float" office:value="19" calcext:value-type="float">
            <text:p>19</text:p>
          </table:table-cell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5219" calcext:value-type="float">
            <text:p>5219</text:p>
          </table:table-cell>
          <table:table-cell office:value-type="string" calcext:value-type="string">
            <text:p>Pistolet żelowy 68133</text:p>
          </table:table-cell>
          <table:table-cell table:formula="of:=[.E833]-[.D833]"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5220" calcext:value-type="float">
            <text:p>5220</text:p>
          </table:table-cell>
          <table:table-cell office:value-type="string" calcext:value-type="string">
            <text:p>Gra rybki /69758/</text:p>
          </table:table-cell>
          <table:table-cell table:formula="of:=[.E834]-[.D834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224" calcext:value-type="float">
            <text:p>5224</text:p>
          </table:table-cell>
          <table:table-cell office:value-type="string" calcext:value-type="string">
            <text:p>Pistolet na kulki wodne /TG400100/</text:p>
          </table:table-cell>
          <table:table-cell table:formula="of:=[.E835]-[.D835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227" calcext:value-type="float">
            <text:p>5227</text:p>
          </table:table-cell>
          <table:table-cell office:value-type="string" calcext:value-type="string">
            <text:p>Kula z kitą 964005</text:p>
          </table:table-cell>
          <table:table-cell table:formula="of:=[.E836]-[.D836]"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5230" calcext:value-type="float">
            <text:p>5230</text:p>
          </table:table-cell>
          <table:table-cell office:value-type="string" calcext:value-type="string">
            <text:p>Auto laweta - truck quady <text:s text:c="2"/>302998</text:p>
          </table:table-cell>
          <table:table-cell table:formula="of:=[.E837]-[.D837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string" calcext:value-type="string">
            <text:p>Traktor z przyczepą /MA9022C/</text:p>
          </table:table-cell>
          <table:table-cell table:formula="of:=[.E838]-[.D838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234" calcext:value-type="float">
            <text:p>5234</text:p>
          </table:table-cell>
          <table:table-cell office:value-type="string" calcext:value-type="string">
            <text:p>Miecz piankowy (12 szt) </text:p>
          </table:table-cell>
          <table:table-cell table:formula="of:=[.E839]-[.D839]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5235" calcext:value-type="float">
            <text:p>5235</text:p>
          </table:table-cell>
          <table:table-cell office:value-type="string" calcext:value-type="string">
            <text:p>Pistolet do robienia baniek /G062513/</text:p>
          </table:table-cell>
          <table:table-cell table:formula="of:=[.E840]-[.D840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236" calcext:value-type="float">
            <text:p>5236</text:p>
          </table:table-cell>
          <table:table-cell office:value-type="string" calcext:value-type="string">
            <text:p>Pistolet do robienia baniek /G068562/</text:p>
          </table:table-cell>
          <table:table-cell table:formula="of:=[.E841]-[.D841]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5237" calcext:value-type="float">
            <text:p>5237</text:p>
          </table:table-cell>
          <table:table-cell office:value-type="string" calcext:value-type="string">
            <text:p>Miecz na baterie /G075687/</text:p>
          </table:table-cell>
          <table:table-cell table:formula="of:=[.E842]-[.D842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238" calcext:value-type="float">
            <text:p>5238</text:p>
          </table:table-cell>
          <table:table-cell office:value-type="string" calcext:value-type="string">
            <text:p>Zestaw rycerski /G087914/</text:p>
          </table:table-cell>
          <table:table-cell table:formula="of:=[.E843]-[.D843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239" calcext:value-type="float">
            <text:p>5239</text:p>
          </table:table-cell>
          <table:table-cell office:value-type="string" calcext:value-type="string">
            <text:p>Maszyna rolnicza z przyczepą /G077917/</text:p>
          </table:table-cell>
          <table:table-cell table:formula="of:=[.E844]-[.D844]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240" calcext:value-type="float">
            <text:p>5240</text:p>
          </table:table-cell>
          <table:table-cell office:value-type="string" calcext:value-type="string">
            <text:p>Maszyna budowlana /G089704/</text:p>
          </table:table-cell>
          <table:table-cell table:formula="of:=[.E845]-[.D845]"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5242" calcext:value-type="float">
            <text:p>5242</text:p>
          </table:table-cell>
          <table:table-cell office:value-type="string" calcext:value-type="string">
            <text:p>Łuk na blistrze 981770</text:p>
          </table:table-cell>
          <table:table-cell table:formula="of:=[.E846]-[.D846]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243" calcext:value-type="float">
            <text:p>5243</text:p>
          </table:table-cell>
          <table:table-cell office:value-type="string" calcext:value-type="string">
            <text:p>Pistolet na kulki w folii /GE00063/</text:p>
          </table:table-cell>
          <table:table-cell table:formula="of:=[.E847]-[.D847]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5244" calcext:value-type="float">
            <text:p>5244</text:p>
          </table:table-cell>
          <table:table-cell office:value-type="string" calcext:value-type="string">
            <text:p>Miecz piankowy (12 szt.)</text:p>
          </table:table-cell>
          <table:table-cell table:formula="of:=[.E848]-[.D848]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5245" calcext:value-type="float">
            <text:p>5245</text:p>
          </table:table-cell>
          <table:table-cell office:value-type="string" calcext:value-type="string">
            <text:p>Pistolet na kulki w foli (laser,latarka) /GE00060/</text:p>
          </table:table-cell>
          <table:table-cell table:formula="of:=[.E849]-[.D849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5246" calcext:value-type="float">
            <text:p>5246</text:p>
          </table:table-cell>
          <table:table-cell office:value-type="string" calcext:value-type="string">
            <text:p>Pistolet na kulki w folii /GE00066/</text:p>
          </table:table-cell>
          <table:table-cell table:formula="of:=[.E850]-[.D850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string" calcext:value-type="string">
            <text:p>Pistolet na kulki pudełko(laser,latarka) /GE00077/</text:p>
          </table:table-cell>
          <table:table-cell table:formula="of:=[.E851]-[.D851]"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string" calcext:value-type="string">
            <text:p>Kolekcja Kropeczka - Słoń z kocykiem 21cm <text:s/>/047144 /</text:p>
          </table:table-cell>
          <table:table-cell table:formula="of:=[.E852]-[.D85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51" calcext:value-type="float">
            <text:p>5251</text:p>
          </table:table-cell>
          <table:table-cell office:value-type="string" calcext:value-type="string">
            <text:p>Zając Kołtunek 31cm w sukience /047151/</text:p>
          </table:table-cell>
          <table:table-cell table:formula="of:=[.E853]-[.D853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262" calcext:value-type="float">
            <text:p>5262</text:p>
          </table:table-cell>
          <table:table-cell office:value-type="string" calcext:value-type="string">
            <text:p>Pies Colin Leżący 2 kolory 50cm <text:s/>/046000 / </text:p>
          </table:table-cell>
          <table:table-cell table:formula="of:=[.E854]-[.D85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72" calcext:value-type="float">
            <text:p>5272</text:p>
          </table:table-cell>
          <table:table-cell office:value-type="string" calcext:value-type="string">
            <text:p>Tor dla autek <text:s/>/963332 / </text:p>
          </table:table-cell>
          <table:table-cell table:formula="of:=[.E855]-[.D855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273" calcext:value-type="float">
            <text:p>5273</text:p>
          </table:table-cell>
          <table:table-cell office:value-type="string" calcext:value-type="string">
            <text:p>Zestaw Kuchenny <text:s/>/973171/</text:p>
          </table:table-cell>
          <table:table-cell table:formula="of:=[.E856]-[.D856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275" calcext:value-type="float">
            <text:p>5275</text:p>
          </table:table-cell>
          <table:table-cell office:value-type="string" calcext:value-type="string">
            <text:p>Akcesoria dla lalek <text:s/>/126866/</text:p>
          </table:table-cell>
          <table:table-cell table:formula="of:=[.E857]-[.D857]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276" calcext:value-type="float">
            <text:p>5276</text:p>
          </table:table-cell>
          <table:table-cell office:value-type="string" calcext:value-type="string">
            <text:p>Stemple/127634/</text:p>
          </table:table-cell>
          <table:table-cell table:formula="of:=[.E858]-[.D858]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277" calcext:value-type="float">
            <text:p>5277</text:p>
          </table:table-cell>
          <table:table-cell office:value-type="string" calcext:value-type="string">
            <text:p>Dwa pingwiny/126262/</text:p>
          </table:table-cell>
          <table:table-cell table:formula="of:=[.E859]-[.D859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278" calcext:value-type="float">
            <text:p>5278</text:p>
          </table:table-cell>
          <table:table-cell office:value-type="string" calcext:value-type="string">
            <text:p>Wiatraczek /12 szt displ/125043</text:p>
          </table:table-cell>
          <table:table-cell table:formula="of:=[.E860]-[.D860]"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5280" calcext:value-type="float">
            <text:p>5280</text:p>
          </table:table-cell>
          <table:table-cell office:value-type="string" calcext:value-type="string">
            <text:p>Piłka/126521/</text:p>
          </table:table-cell>
          <table:table-cell table:formula="of:=[.E861]-[.D861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281" calcext:value-type="float">
            <text:p>5281</text:p>
          </table:table-cell>
          <table:table-cell office:value-type="string" calcext:value-type="string">
            <text:p>Lizak policyjny/125449/</text:p>
          </table:table-cell>
          <table:table-cell table:formula="of:=[.E862]-[.D862]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282" calcext:value-type="float">
            <text:p>5282</text:p>
          </table:table-cell>
          <table:table-cell office:value-type="string" calcext:value-type="string">
            <text:p>Szczęka nakręcana /127603/</text:p>
          </table:table-cell>
          <table:table-cell table:formula="of:=[.E863]-[.D863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5284" calcext:value-type="float">
            <text:p>5284</text:p>
          </table:table-cell>
          <table:table-cell office:value-type="string" calcext:value-type="string">
            <text:p>Stemple <text:s/>/127627/</text:p>
          </table:table-cell>
          <table:table-cell table:formula="of:=[.E864]-[.D86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285" calcext:value-type="float">
            <text:p>5285</text:p>
          </table:table-cell>
          <table:table-cell office:value-type="string" calcext:value-type="string">
            <text:p>Żyrafa na baterie /127009/</text:p>
          </table:table-cell>
          <table:table-cell table:formula="of:=[.E865]-[.D86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86" calcext:value-type="float">
            <text:p>5286</text:p>
          </table:table-cell>
          <table:table-cell office:value-type="string" calcext:value-type="string">
            <text:p>Słonik na baterie <text:s/>/126996/</text:p>
          </table:table-cell>
          <table:table-cell table:formula="of:=[.E866]-[.D866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287" calcext:value-type="float">
            <text:p>5287</text:p>
          </table:table-cell>
          <table:table-cell office:value-type="string" calcext:value-type="string">
            <text:p>Samolot na baterie <text:s/>/125944/</text:p>
          </table:table-cell>
          <table:table-cell table:formula="of:=[.E867]-[.D867]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5288" calcext:value-type="float">
            <text:p>5288</text:p>
          </table:table-cell>
          <table:table-cell office:value-type="string" calcext:value-type="string">
            <text:p>Sorter dla malucha123872, 127283</text:p>
          </table:table-cell>
          <table:table-cell table:formula="of:=[.E868]-[.D868]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5289" calcext:value-type="float">
            <text:p>5289</text:p>
          </table:table-cell>
          <table:table-cell office:value-type="string" calcext:value-type="string">
            <text:p>Konik świecący <text:s/>/119899/</text:p>
          </table:table-cell>
          <table:table-cell table:formula="of:=[.E869]-[.D86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90" calcext:value-type="float">
            <text:p>5290</text:p>
          </table:table-cell>
          <table:table-cell office:value-type="string" calcext:value-type="string">
            <text:p>Auto <text:s/>/123889/</text:p>
          </table:table-cell>
          <table:table-cell table:formula="of:=[.E870]-[.D870]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291" calcext:value-type="float">
            <text:p>5291</text:p>
          </table:table-cell>
          <table:table-cell office:value-type="string" calcext:value-type="string">
            <text:p>Gitara <text:s/>/118823/</text:p>
          </table:table-cell>
          <table:table-cell table:formula="of:=[.E871]-[.D871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292" calcext:value-type="float">
            <text:p>5292</text:p>
          </table:table-cell>
          <table:table-cell office:value-type="string" calcext:value-type="string">
            <text:p>Zestaw lekarski <text:s text:c="2"/>/107568/</text:p>
          </table:table-cell>
          <table:table-cell table:formula="of:=[.E872]-[.D87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293" calcext:value-type="float">
            <text:p>5293</text:p>
          </table:table-cell>
          <table:table-cell office:value-type="string" calcext:value-type="string">
            <text:p>Stół + krzesła /075874/</text:p>
          </table:table-cell>
          <table:table-cell table:formula="of:=[.E873]-[.D873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294" calcext:value-type="float">
            <text:p>5294</text:p>
          </table:table-cell>
          <table:table-cell office:value-type="string" calcext:value-type="string">
            <text:p>Płyn do baniek mydlanych 0.5L <text:s text:c="2"/>/125494/</text:p>
          </table:table-cell>
          <table:table-cell table:formula="of:=[.E874]-[.D874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296" calcext:value-type="float">
            <text:p>5296</text:p>
          </table:table-cell>
          <table:table-cell office:value-type="string" calcext:value-type="string">
            <text:p>Zestaw kuchenny /458325/</text:p>
          </table:table-cell>
          <table:table-cell table:formula="of:=[.E875]-[.D875]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299" calcext:value-type="float">
            <text:p>5299</text:p>
          </table:table-cell>
          <table:table-cell office:value-type="string" calcext:value-type="string">
            <text:p>Motocykl, światło,dzwięk /162787/</text:p>
          </table:table-cell>
          <table:table-cell table:formula="of:=[.E876]-[.D876]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string" calcext:value-type="string">
            <text:p>Pistolet na kulki wodne /TG379423/</text:p>
          </table:table-cell>
          <table:table-cell table:formula="of:=[.E877]-[.D877]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301" calcext:value-type="float">
            <text:p>5301</text:p>
          </table:table-cell>
          <table:table-cell office:value-type="string" calcext:value-type="string">
            <text:p>Traktor z maszyną rolniczą /G030170/ 900382/</text:p>
          </table:table-cell>
          <table:table-cell table:formula="of:=[.E878]-[.D878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302" calcext:value-type="float">
            <text:p>5302</text:p>
          </table:table-cell>
          <table:table-cell office:value-type="string" calcext:value-type="string">
            <text:p>Traktor z przyczepą /G030391/9001006/</text:p>
          </table:table-cell>
          <table:table-cell table:formula="of:=[.E879]-[.D879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303" calcext:value-type="float">
            <text:p>5303</text:p>
          </table:table-cell>
          <table:table-cell office:value-type="string" calcext:value-type="string">
            <text:p>Traktor z maszyną rolniczą /G045128/944928/012398</text:p>
          </table:table-cell>
          <table:table-cell table:formula="of:=[.E880]-[.D880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304" calcext:value-type="float">
            <text:p>5304</text:p>
          </table:table-cell>
          <table:table-cell office:value-type="string" calcext:value-type="string">
            <text:p>Traktor z maszyną rolniczą /G084556/977247/</text:p>
          </table:table-cell>
          <table:table-cell table:formula="of:=[.E881]-[.D881]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305" calcext:value-type="float">
            <text:p>5305</text:p>
          </table:table-cell>
          <table:table-cell office:value-type="string" calcext:value-type="string">
            <text:p>Dinozaur na baterie /515294/</text:p>
          </table:table-cell>
          <table:table-cell table:formula="of:=[.E882]-[.D882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306" calcext:value-type="float">
            <text:p>5306</text:p>
          </table:table-cell>
          <table:table-cell office:value-type="string" calcext:value-type="string">
            <text:p>Zestaw Policja 0165320</text:p>
          </table:table-cell>
          <table:table-cell table:formula="of:=[.E883]-[.D883]"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5307" calcext:value-type="float">
            <text:p>5307</text:p>
          </table:table-cell>
          <table:table-cell office:value-type="string" calcext:value-type="string">
            <text:p>Traktor <text:s/>/114422/</text:p>
          </table:table-cell>
          <table:table-cell table:formula="of:=[.E884]-[.D884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309" calcext:value-type="float">
            <text:p>5309</text:p>
          </table:table-cell>
          <table:table-cell office:value-type="string" calcext:value-type="string">
            <text:p>Malowidła dla lalek /TG220150/ 875123/</text:p>
          </table:table-cell>
          <table:table-cell table:formula="of:=[.E885]-[.D885]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312" calcext:value-type="float">
            <text:p>5312</text:p>
          </table:table-cell>
          <table:table-cell office:value-type="string" calcext:value-type="string">
            <text:p>Pianinko pojazdym 5 wzorów /TA5032/393920/</text:p>
          </table:table-cell>
          <table:table-cell table:formula="of:=[.E886]-[.D886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316" calcext:value-type="float">
            <text:p>5316</text:p>
          </table:table-cell>
          <table:table-cell office:value-type="string" calcext:value-type="string">
            <text:p>Samochodzik w displayu, św.,dźw/390721/</text:p>
          </table:table-cell>
          <table:table-cell table:formula="of:=[.E887]-[.D887]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317" calcext:value-type="float">
            <text:p>5317</text:p>
          </table:table-cell>
          <table:table-cell office:value-type="string" calcext:value-type="string">
            <text:p>Lokomotywki nakręcane /392596/</text:p>
          </table:table-cell>
          <table:table-cell table:formula="of:=[.E888]-[.D888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324" calcext:value-type="float">
            <text:p>5324</text:p>
          </table:table-cell>
          <table:table-cell office:value-type="string" calcext:value-type="string">
            <text:p>Mini cymbergaj na baterie /G030814/ 920557/</text:p>
          </table:table-cell>
          <table:table-cell table:formula="of:=[.E889]-[.D88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325" calcext:value-type="float">
            <text:p>5325</text:p>
          </table:table-cell>
          <table:table-cell office:value-type="string" calcext:value-type="string">
            <text:p>Zestaw rycerski /G044154/ 941224/</text:p>
          </table:table-cell>
          <table:table-cell table:formula="of:=[.E890]-[.D890]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5327" calcext:value-type="float">
            <text:p>5327</text:p>
          </table:table-cell>
          <table:table-cell office:value-type="string" calcext:value-type="string">
            <text:p>Auto straż z napędem 33 cm / 874645/</text:p>
          </table:table-cell>
          <table:table-cell table:formula="of:=[.E891]-[.D891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328" calcext:value-type="float">
            <text:p>5328</text:p>
          </table:table-cell>
          <table:table-cell office:value-type="string" calcext:value-type="string">
            <text:p>Robot na blistrze 802993</text:p>
          </table:table-cell>
          <table:table-cell table:formula="of:=[.E892]-[.D892]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5329" calcext:value-type="float">
            <text:p>5329</text:p>
          </table:table-cell>
          <table:table-cell office:value-type="string" calcext:value-type="string">
            <text:p>Robot na blistrze /803044/</text:p>
          </table:table-cell>
          <table:table-cell table:formula="of:=[.E893]-[.D893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330" calcext:value-type="float">
            <text:p>5330</text:p>
          </table:table-cell>
          <table:table-cell office:value-type="string" calcext:value-type="string">
            <text:p>Lalka z akcesoriami /879114/</text:p>
          </table:table-cell>
          <table:table-cell table:formula="of:=[.E894]-[.D894]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331" calcext:value-type="float">
            <text:p>5331</text:p>
          </table:table-cell>
          <table:table-cell office:value-type="string" calcext:value-type="string">
            <text:p>Koniki na blistrze /805918/</text:p>
          </table:table-cell>
          <table:table-cell table:formula="of:=[.E895]-[.D89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332" calcext:value-type="float">
            <text:p>5332</text:p>
          </table:table-cell>
          <table:table-cell office:value-type="string" calcext:value-type="string">
            <text:p>Lalka z akcesoriami /941101/</text:p>
          </table:table-cell>
          <table:table-cell table:formula="of:=[.E896]-[.D896]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333" calcext:value-type="float">
            <text:p>5333</text:p>
          </table:table-cell>
          <table:table-cell office:value-type="string" calcext:value-type="string">
            <text:p>Malowidła dla lalek <text:s/>/986485/</text:p>
          </table:table-cell>
          <table:table-cell table:formula="of:=[.E897]-[.D897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335" calcext:value-type="float">
            <text:p>5335</text:p>
          </table:table-cell>
          <table:table-cell office:value-type="string" calcext:value-type="string">
            <text:p>Malowidła dla lalek <text:s/>/956839/</text:p>
          </table:table-cell>
          <table:table-cell table:formula="of:=[.E898]-[.D89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336" calcext:value-type="float">
            <text:p>5336</text:p>
          </table:table-cell>
          <table:table-cell office:value-type="string" calcext:value-type="string">
            <text:p>Auto policja z napędem <text:s/>/979012/</text:p>
          </table:table-cell>
          <table:table-cell table:formula="of:=[.E899]-[.D899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5338" calcext:value-type="float">
            <text:p>5338</text:p>
          </table:table-cell>
          <table:table-cell office:value-type="string" calcext:value-type="string">
            <text:p>Pistolet na baterie w zestawie /MPI9822X/098228/</text:p>
          </table:table-cell>
          <table:table-cell table:formula="of:=[.E900]-[.D900]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5342" calcext:value-type="float">
            <text:p>5342</text:p>
          </table:table-cell>
          <table:table-cell office:value-type="string" calcext:value-type="string">
            <text:p>Gra skaczące żabki j.polski /TG379450/810356/</text:p>
          </table:table-cell>
          <table:table-cell table:formula="of:=[.E901]-[.D901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345" calcext:value-type="float">
            <text:p>5345</text:p>
          </table:table-cell>
          <table:table-cell office:value-type="string" calcext:value-type="string">
            <text:p>POCIĄG+WAGON ŚW/MUZYKA 40CM. /G044736/ <text:s text:c="9"/>941668</text:p>
          </table:table-cell>
          <table:table-cell table:formula="of:=[.E902]-[.D902]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347" calcext:value-type="float">
            <text:p>5347</text:p>
          </table:table-cell>
          <table:table-cell office:value-type="string" calcext:value-type="string">
            <text:p>Klocki-Sluban Farma (103 el.) <text:s text:c="2"/>/965701/</text:p>
          </table:table-cell>
          <table:table-cell table:formula="of:=[.E903]-[.D903]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348" calcext:value-type="float">
            <text:p>5348</text:p>
          </table:table-cell>
          <table:table-cell office:value-type="string" calcext:value-type="string">
            <text:p>Klocki-Sluban Miasto (167 el.) <text:s/>/969938/</text:p>
          </table:table-cell>
          <table:table-cell table:formula="of:=[.E904]-[.D90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349" calcext:value-type="float">
            <text:p>5349</text:p>
          </table:table-cell>
          <table:table-cell office:value-type="string" calcext:value-type="string">
            <text:p>Auto Śmieciarka (Światło, dźwięk) <text:s/>/976202/</text:p>
          </table:table-cell>
          <table:table-cell table:formula="of:=[.E905]-[.D905]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string" calcext:value-type="string">
            <text:p>Auto przewrotka na baterie /982319/</text:p>
          </table:table-cell>
          <table:table-cell table:formula="of:=[.E906]-[.D906]"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5352" calcext:value-type="float">
            <text:p>5352</text:p>
          </table:table-cell>
          <table:table-cell office:value-type="string" calcext:value-type="string">
            <text:p>Klocki-Sluban Miasto (85 el.) <text:s/>/955177/</text:p>
          </table:table-cell>
          <table:table-cell table:formula="of:=[.E907]-[.D907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353" calcext:value-type="float">
            <text:p>5353</text:p>
          </table:table-cell>
          <table:table-cell office:value-type="string" calcext:value-type="string">
            <text:p>LALKA+MAŁA Z WÓZKIEM NA KARCIE /MPA20197/ <text:s text:c="6"/>201970</text:p>
          </table:table-cell>
          <table:table-cell table:formula="of:=[.E908]-[.D908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357" calcext:value-type="float">
            <text:p>5357</text:p>
          </table:table-cell>
          <table:table-cell office:value-type="string" calcext:value-type="string">
            <text:p>Para z dzieckiem + akc. <text:s/>948328</text:p>
          </table:table-cell>
          <table:table-cell table:formula="of:=[.E909]-[.D909]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359" calcext:value-type="float">
            <text:p>5359</text:p>
          </table:table-cell>
          <table:table-cell office:value-type="string" calcext:value-type="string">
            <text:p>Auto na baterie 4 wz /412158/</text:p>
          </table:table-cell>
          <table:table-cell table:formula="of:=[.E910]-[.D910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363" calcext:value-type="float">
            <text:p>5363</text:p>
          </table:table-cell>
          <table:table-cell office:value-type="string" calcext:value-type="string">
            <text:p>Układanka - pierwsze cyferki /803115/</text:p>
          </table:table-cell>
          <table:table-cell table:formula="of:=[.E911]-[.D91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64" calcext:value-type="float">
            <text:p>5364</text:p>
          </table:table-cell>
          <table:table-cell office:value-type="string" calcext:value-type="string">
            <text:p>EDU 2+2 <text:s/>/804013/</text:p>
          </table:table-cell>
          <table:table-cell table:formula="of:=[.E912]-[.D91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66" calcext:value-type="float">
            <text:p>5366</text:p>
          </table:table-cell>
          <table:table-cell office:value-type="string" calcext:value-type="string">
            <text:p>Zestaw lalek 11' /MPI10702x/107029/</text:p>
          </table:table-cell>
          <table:table-cell table:formula="of:=[.E913]-[.D913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5368" calcext:value-type="float">
            <text:p>5368</text:p>
          </table:table-cell>
          <table:table-cell office:value-type="string" calcext:value-type="string">
            <text:p>Mikrofon na baterie /717877/ MPE71787</text:p>
          </table:table-cell>
          <table:table-cell table:formula="of:=[.E914]-[.D914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369" calcext:value-type="float">
            <text:p>5369</text:p>
          </table:table-cell>
          <table:table-cell office:value-type="string" calcext:value-type="string">
            <text:p>Klocki 54 el. <text:s/>/544473/ MPD54447X</text:p>
          </table:table-cell>
          <table:table-cell table:formula="of:=[.E915]-[.D915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370" calcext:value-type="float">
            <text:p>5370</text:p>
          </table:table-cell>
          <table:table-cell office:value-type="string" calcext:value-type="string">
            <text:p>Traktor 109912</text:p>
          </table:table-cell>
          <table:table-cell table:formula="of:=[.E916]-[.D916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5372" calcext:value-type="float">
            <text:p>5372</text:p>
          </table:table-cell>
          <table:table-cell office:value-type="string" calcext:value-type="string">
            <text:p>Lalka sikająca/B764/133154/</text:p>
          </table:table-cell>
          <table:table-cell table:formula="of:=[.E917]-[.D917]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5373" calcext:value-type="float">
            <text:p>5373</text:p>
          </table:table-cell>
          <table:table-cell office:value-type="string" calcext:value-type="string">
            <text:p>Kareta /B753/133178/</text:p>
          </table:table-cell>
          <table:table-cell table:formula="of:=[.E918]-[.D918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374" calcext:value-type="float">
            <text:p>5374</text:p>
          </table:table-cell>
          <table:table-cell office:value-type="string" calcext:value-type="string">
            <text:p>Auto TIR 3 poziomy /994155/</text:p>
          </table:table-cell>
          <table:table-cell table:formula="of:=[.E919]-[.D91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375" calcext:value-type="float">
            <text:p>5375</text:p>
          </table:table-cell>
          <table:table-cell office:value-type="string" calcext:value-type="string">
            <text:p>Traktor z narzędziem <text:s/>/992984/ </text:p>
          </table:table-cell>
          <table:table-cell table:formula="of:=[.E920]-[.D920]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string" calcext:value-type="string">
            <text:p>Auto /993974/</text:p>
          </table:table-cell>
          <table:table-cell table:formula="of:=[.E921]-[.D921]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377" calcext:value-type="float">
            <text:p>5377</text:p>
          </table:table-cell>
          <table:table-cell office:value-type="string" calcext:value-type="string">
            <text:p>Auto TIR /994131/</text:p>
          </table:table-cell>
          <table:table-cell table:formula="of:=[.E922]-[.D922]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5378" calcext:value-type="float">
            <text:p>5378</text:p>
          </table:table-cell>
          <table:table-cell office:value-type="string" calcext:value-type="string">
            <text:p>Lalka przytulanka z dźwiękiem /G076180/971504/</text:p>
          </table:table-cell>
          <table:table-cell table:formula="of:=[.E923]-[.D923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379" calcext:value-type="float">
            <text:p>5379</text:p>
          </table:table-cell>
          <table:table-cell office:value-type="string" calcext:value-type="string">
            <text:p>Samochodziki w worku, frict. 3wz 396358</text:p>
          </table:table-cell>
          <table:table-cell table:formula="of:=[.E924]-[.D924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380" calcext:value-type="float">
            <text:p>5380</text:p>
          </table:table-cell>
          <table:table-cell office:value-type="string" calcext:value-type="string">
            <text:p>JEEP WOJSKOWY Z PRZYCZEPĄ ORAZ ARMATĄ 46 CM /994018/</text:p>
          </table:table-cell>
          <table:table-cell table:formula="of:=[.E925]-[.D925]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381" calcext:value-type="float">
            <text:p>5381</text:p>
          </table:table-cell>
          <table:table-cell office:value-type="string" calcext:value-type="string">
            <text:p>Karabin na wodę /134078/</text:p>
          </table:table-cell>
          <table:table-cell table:formula="of:=[.E926]-[.D926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382" calcext:value-type="float">
            <text:p>5382</text:p>
          </table:table-cell>
          <table:table-cell office:value-type="string" calcext:value-type="string">
            <text:p>Karabin na wodę /133970/</text:p>
          </table:table-cell>
          <table:table-cell table:formula="of:=[.E927]-[.D927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383" calcext:value-type="float">
            <text:p>5383</text:p>
          </table:table-cell>
          <table:table-cell office:value-type="string" calcext:value-type="string">
            <text:p>Karabin na wodę /134281/</text:p>
          </table:table-cell>
          <table:table-cell table:formula="of:=[.E928]-[.D928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384" calcext:value-type="float">
            <text:p>5384</text:p>
          </table:table-cell>
          <table:table-cell office:value-type="string" calcext:value-type="string">
            <text:p>Karabin na wodę /133864/</text:p>
          </table:table-cell>
          <table:table-cell table:formula="of:=[.E929]-[.D92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85" calcext:value-type="float">
            <text:p>5385</text:p>
          </table:table-cell>
          <table:table-cell office:value-type="string" calcext:value-type="string">
            <text:p>Karabin na wodę /133826/</text:p>
          </table:table-cell>
          <table:table-cell table:formula="of:=[.E930]-[.D930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386" calcext:value-type="float">
            <text:p>5386</text:p>
          </table:table-cell>
          <table:table-cell office:value-type="string" calcext:value-type="string">
            <text:p>Karabin na wodę /122318/</text:p>
          </table:table-cell>
          <table:table-cell table:formula="of:=[.E931]-[.D931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387" calcext:value-type="float">
            <text:p>5387</text:p>
          </table:table-cell>
          <table:table-cell office:value-type="string" calcext:value-type="string">
            <text:p>Pistolet na wodę + zbiornik /134298/</text:p>
          </table:table-cell>
          <table:table-cell table:formula="of:=[.E932]-[.D932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388" calcext:value-type="float">
            <text:p>5388</text:p>
          </table:table-cell>
          <table:table-cell office:value-type="string" calcext:value-type="string">
            <text:p>Pistolet na wodę133949</text:p>
          </table:table-cell>
          <table:table-cell table:formula="of:=[.E933]-[.D933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389" calcext:value-type="float">
            <text:p>5389</text:p>
          </table:table-cell>
          <table:table-cell office:value-type="string" calcext:value-type="string">
            <text:p>Pistolet na wodę /133932/</text:p>
          </table:table-cell>
          <table:table-cell table:formula="of:=[.E934]-[.D934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5391" calcext:value-type="float">
            <text:p>5391</text:p>
          </table:table-cell>
          <table:table-cell office:value-type="string" calcext:value-type="string">
            <text:p>Lalka147351</text:p>
          </table:table-cell>
          <table:table-cell table:formula="of:=[.E935]-[.D935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5393" calcext:value-type="float">
            <text:p>5393</text:p>
          </table:table-cell>
          <table:table-cell office:value-type="string" calcext:value-type="string">
            <text:p>Lalka689978</text:p>
          </table:table-cell>
          <table:table-cell table:formula="of:=[.E936]-[.D936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395" calcext:value-type="float">
            <text:p>5395</text:p>
          </table:table-cell>
          <table:table-cell office:value-type="string" calcext:value-type="string">
            <text:p>Zestaw kuchenny361391</text:p>
          </table:table-cell>
          <table:table-cell table:formula="of:=[.E937]-[.D937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396" calcext:value-type="float">
            <text:p>5396</text:p>
          </table:table-cell>
          <table:table-cell office:value-type="string" calcext:value-type="string">
            <text:p>Pistolet na wodę133925</text:p>
          </table:table-cell>
          <table:table-cell table:formula="of:=[.E938]-[.D938]"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5398" calcext:value-type="float">
            <text:p>5398</text:p>
          </table:table-cell>
          <table:table-cell office:value-type="string" calcext:value-type="string">
            <text:p>Lornetka 6szt/Display <text:s/>179606</text:p>
          </table:table-cell>
          <table:table-cell table:formula="of:=[.E939]-[.D939]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399" calcext:value-type="float">
            <text:p>5399</text:p>
          </table:table-cell>
          <table:table-cell office:value-type="string" calcext:value-type="string">
            <text:p>Piłka Magiczna <text:s/>791211</text:p>
          </table:table-cell>
          <table:table-cell table:formula="of:=[.E940]-[.D940]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string" calcext:value-type="string">
            <text:p>Doktor z akcesoriami, efekty świetlne 390653</text:p>
          </table:table-cell>
          <table:table-cell table:formula="of:=[.E941]-[.D941]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5402" calcext:value-type="float">
            <text:p>5402</text:p>
          </table:table-cell>
          <table:table-cell office:value-type="string" calcext:value-type="string">
            <text:p>Zestaw fryzjerka 056090</text:p>
          </table:table-cell>
          <table:table-cell table:formula="of:=[.E942]-[.D942]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418" calcext:value-type="float">
            <text:p>5418</text:p>
          </table:table-cell>
          <table:table-cell office:value-type="string" calcext:value-type="string">
            <text:p>Torebka Cekin Średnia</text:p>
          </table:table-cell>
          <table:table-cell table:formula="of:=[.E943]-[.D943]"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string" calcext:value-type="string">
            <text:p>Zabawka na bat Żaba YJ-3008 0048817</text:p>
          </table:table-cell>
          <table:table-cell table:formula="of:=[.E944]-[.D944]"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5452" calcext:value-type="float">
            <text:p>5452</text:p>
          </table:table-cell>
          <table:table-cell office:value-type="string" calcext:value-type="string">
            <text:p>Zestaw wędka z rybkami 814958</text:p>
          </table:table-cell>
          <table:table-cell table:formula="of:=[.E945]-[.D945]"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5453" calcext:value-type="float">
            <text:p>5453</text:p>
          </table:table-cell>
          <table:table-cell office:value-type="string" calcext:value-type="string">
            <text:p>Auto policja terenowa 811384</text:p>
          </table:table-cell>
          <table:table-cell table:formula="of:=[.E946]-[.D946]"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5454" calcext:value-type="float">
            <text:p>5454</text:p>
          </table:table-cell>
          <table:table-cell office:value-type="string" calcext:value-type="string">
            <text:p>Traktor budowlany 800852</text:p>
          </table:table-cell>
          <table:table-cell table:formula="of:=[.E947]-[.D947]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5455" calcext:value-type="float">
            <text:p>5455</text:p>
          </table:table-cell>
          <table:table-cell office:value-type="string" calcext:value-type="string">
            <text:p>Pistolet na bańki 798838</text:p>
          </table:table-cell>
          <table:table-cell table:formula="of:=[.E948]-[.D948]"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0467" calcext:value-type="float">
            <text:p>10467</text:p>
          </table:table-cell>
          <table:table-cell office:value-type="string" calcext:value-type="string">
            <text:p>Wózek "Zuzia"</text:p>
          </table:table-cell>
          <table:table-cell table:formula="of:=[.E949]-[.D949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811" calcext:value-type="float">
            <text:p>11811</text:p>
          </table:table-cell>
          <table:table-cell office:value-type="string" calcext:value-type="string">
            <text:p>W-60 HULAJNOGA</text:p>
          </table:table-cell>
          <table:table-cell table:formula="of:=[.E950]-[.D95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ZESTAW RYCERSKI Z HEŁMEM /62339/ <text:s/>BC <text:s text:c="11"/>962339</text:p>
          </table:table-cell>
          <table:table-cell table:formula="of:=[.E951]-[.D951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2812" calcext:value-type="float">
            <text:p>12812</text:p>
          </table:table-cell>
          <table:table-cell office:value-type="string" calcext:value-type="string">
            <text:p>Kosiarka 2</text:p>
          </table:table-cell>
          <table:table-cell table:formula="of:=[.E952]-[.D952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3044" calcext:value-type="float">
            <text:p>13044</text:p>
          </table:table-cell>
          <table:table-cell office:value-type="string" calcext:value-type="string">
            <text:p>Wózek marketowy </text:p>
          </table:table-cell>
          <table:table-cell table:formula="of:=[.E953]-[.D953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4351" calcext:value-type="float">
            <text:p>14351</text:p>
          </table:table-cell>
          <table:table-cell office:value-type="string" calcext:value-type="string">
            <text:p>Wózek Ania</text:p>
          </table:table-cell>
          <table:table-cell table:formula="of:=[.E954]-[.D954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4471" calcext:value-type="float">
            <text:p>14471</text:p>
          </table:table-cell>
          <table:table-cell office:value-type="string" calcext:value-type="string">
            <text:p>PISTOLET SPRężYNOWY 200195</text:p>
          </table:table-cell>
          <table:table-cell table:formula="of:=[.E955]-[.D955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4474" calcext:value-type="float">
            <text:p>14474</text:p>
          </table:table-cell>
          <table:table-cell office:value-type="string" calcext:value-type="string">
            <text:p>PISTOLET SPRężYNOWY</text:p>
          </table:table-cell>
          <table:table-cell table:formula="of:=[.E956]-[.D956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4475" calcext:value-type="float">
            <text:p>14475</text:p>
          </table:table-cell>
          <table:table-cell office:value-type="string" calcext:value-type="string">
            <text:p>PISTOLET SPRężYNOWY</text:p>
          </table:table-cell>
          <table:table-cell table:formula="of:=[.E957]-[.D957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5034" calcext:value-type="float">
            <text:p>15034</text:p>
          </table:table-cell>
          <table:table-cell office:value-type="string" calcext:value-type="string">
            <text:p>Żabka skacząca /10szt w op/ </text:p>
          </table:table-cell>
          <table:table-cell table:formula="of:=[.E958]-[.D958]"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15036" calcext:value-type="float">
            <text:p>15036</text:p>
          </table:table-cell>
          <table:table-cell office:value-type="string" calcext:value-type="string">
            <text:p>Skaczący pająk czarny /10szt w op/</text:p>
          </table:table-cell>
          <table:table-cell table:formula="of:=[.E959]-[.D959]" office:value-type="float" office:value="279" calcext:value-type="float">
            <text:p>279</text:p>
          </table:table-cell>
          <table:table-cell office:value-type="float" office:value="243" calcext:value-type="float">
            <text:p>243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float" office:value="15176" calcext:value-type="float">
            <text:p>15176</text:p>
          </table:table-cell>
          <table:table-cell office:value-type="string" calcext:value-type="string">
            <text:p>Bańki x24</text:p>
          </table:table-cell>
          <table:table-cell table:formula="of:=[.E960]-[.D960]" office:value-type="float" office:value="35.4167" calcext:value-type="float">
            <text:p>35.4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.4167</text:p>
          </table:table-cell>
          <table:table-cell/>
        </table:table-row>
        <table:table-row table:style-name="ro1">
          <table:table-cell office:value-type="float" office:value="15297" calcext:value-type="float">
            <text:p>15297</text:p>
          </table:table-cell>
          <table:table-cell office:value-type="string" calcext:value-type="string">
            <text:p>Gra piłkarze</text:p>
          </table:table-cell>
          <table:table-cell table:formula="of:=[.E961]-[.D961]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020" calcext:value-type="float">
            <text:p>20020</text:p>
          </table:table-cell>
          <table:table-cell office:value-type="string" calcext:value-type="string">
            <text:p>Piesek </text:p>
          </table:table-cell>
          <table:table-cell table:formula="of:=[.E962]-[.D962]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30319" calcext:value-type="float">
            <text:p>30319</text:p>
          </table:table-cell>
          <table:table-cell office:value-type="string" calcext:value-type="string">
            <text:p>UBRANKO DLA LALEK /KAR/ <text:s text:c="24"/>150016</text:p>
          </table:table-cell>
          <table:table-cell table:formula="of:=[.E963]-[.D963]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32732" calcext:value-type="float">
            <text:p>32732</text:p>
          </table:table-cell>
          <table:table-cell office:value-type="string" calcext:value-type="string">
            <text:p>Kręgle Maxi 6+1 /050483/</text:p>
          </table:table-cell>
          <table:table-cell table:formula="of:=[.E964]-[.D96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2735" calcext:value-type="float">
            <text:p>32735</text:p>
          </table:table-cell>
          <table:table-cell office:value-type="string" calcext:value-type="string">
            <text:p>Motorek "Mati" /050360/</text:p>
          </table:table-cell>
          <table:table-cell table:formula="of:=[.E965]-[.D96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36" calcext:value-type="float">
            <text:p>32736</text:p>
          </table:table-cell>
          <table:table-cell office:value-type="string" calcext:value-type="string">
            <text:p>Motorek "Sport New" /050179/</text:p>
          </table:table-cell>
          <table:table-cell table:formula="of:=[.E966]-[.D96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243" calcext:value-type="float">
            <text:p>33243</text:p>
          </table:table-cell>
          <table:table-cell office:value-type="string" calcext:value-type="string">
            <text:p>Tablica do pisania-Ekologic</text:p>
          </table:table-cell>
          <table:table-cell table:formula="of:=[.E967]-[.D967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4217" calcext:value-type="float">
            <text:p>34217</text:p>
          </table:table-cell>
          <table:table-cell office:value-type="string" calcext:value-type="string">
            <text:p>KLOCKI ZESTAW śREDNI <text:s text:c="27"/>300255</text:p>
          </table:table-cell>
          <table:table-cell table:formula="of:=[.E968]-[.D96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229" calcext:value-type="float">
            <text:p>34229</text:p>
          </table:table-cell>
          <table:table-cell office:value-type="string" calcext:value-type="string">
            <text:p>KASA NA BATERIE</text:p>
          </table:table-cell>
          <table:table-cell table:formula="of:=[.E969]-[.D969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0164" calcext:value-type="float">
            <text:p>70164</text:p>
          </table:table-cell>
          <table:table-cell office:value-type="string" calcext:value-type="string">
            <text:p>Komplet zamek z konewką 163063</text:p>
          </table:table-cell>
          <table:table-cell table:formula="of:=[.E970]-[.D970]"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70165" calcext:value-type="float">
            <text:p>70165</text:p>
          </table:table-cell>
          <table:table-cell office:value-type="string" calcext:value-type="string">
            <text:p>Komplet zamek 163056</text:p>
          </table:table-cell>
          <table:table-cell table:formula="of:=[.E971]-[.D971]"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70166" calcext:value-type="float">
            <text:p>70166</text:p>
          </table:table-cell>
          <table:table-cell office:value-type="string" calcext:value-type="string">
            <text:p>Łopatka duża 163025</text:p>
          </table:table-cell>
          <table:table-cell table:formula="of:=[.E972]-[.D972]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70231" calcext:value-type="float">
            <text:p>70231</text:p>
          </table:table-cell>
          <table:table-cell office:value-type="string" calcext:value-type="string">
            <text:p>Konewka duża 050469</text:p>
          </table:table-cell>
          <table:table-cell table:formula="of:=[.E973]-[.D973]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70460" calcext:value-type="float">
            <text:p>70460</text:p>
          </table:table-cell>
          <table:table-cell office:value-type="string" calcext:value-type="string">
            <text:p>Renifer</text:p>
          </table:table-cell>
          <table:table-cell table:formula="of:=[.E974]-[.D97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754" calcext:value-type="float">
            <text:p>70754</text:p>
          </table:table-cell>
          <table:table-cell office:value-type="string" calcext:value-type="string">
            <text:p>ŁOPATA VIKING /PLAST/ 163142</text:p>
          </table:table-cell>
          <table:table-cell table:formula="of:=[.E975]-[.D975]"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72288" calcext:value-type="float">
            <text:p>72288</text:p>
          </table:table-cell>
          <table:table-cell office:value-type="string" calcext:value-type="string">
            <text:p>Auto na baterie FW-2033A Transf 0207935</text:p>
          </table:table-cell>
          <table:table-cell table:formula="of:=[.E976]-[.D976]"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72330" calcext:value-type="float">
            <text:p>72330</text:p>
          </table:table-cell>
          <table:table-cell office:value-type="string" calcext:value-type="string">
            <text:p>Traktor z przyczepą /872245/</text:p>
          </table:table-cell>
          <table:table-cell table:formula="of:=[.E977]-[.D977]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2540" calcext:value-type="float">
            <text:p>72540</text:p>
          </table:table-cell>
          <table:table-cell office:value-type="string" calcext:value-type="string">
            <text:p>Sygnałowy pistolet 20103-1</text:p>
          </table:table-cell>
          <table:table-cell table:formula="of:=[.E978]-[.D978]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2542" calcext:value-type="float">
            <text:p>72542</text:p>
          </table:table-cell>
          <table:table-cell office:value-type="string" calcext:value-type="string">
            <text:p>Sygnałowy pistolet 140-1</text:p>
          </table:table-cell>
          <table:table-cell table:formula="of:=[.E979]-[.D979]"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72543" calcext:value-type="float">
            <text:p>72543</text:p>
          </table:table-cell>
          <table:table-cell office:value-type="string" calcext:value-type="string">
            <text:p>Sygnałowy pistolet LX6511</text:p>
          </table:table-cell>
          <table:table-cell table:formula="of:=[.E980]-[.D980]"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72544" calcext:value-type="float">
            <text:p>72544</text:p>
          </table:table-cell>
          <table:table-cell office:value-type="string" calcext:value-type="string">
            <text:p>Sygnałowy pistolet świecący rf223-1</text:p>
          </table:table-cell>
          <table:table-cell table:formula="of:=[.E981]-[.D981]"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72733" calcext:value-type="float">
            <text:p>72733</text:p>
          </table:table-cell>
          <table:table-cell office:value-type="string" calcext:value-type="string">
            <text:p>Motorek "Cross" 050186</text:p>
          </table:table-cell>
          <table:table-cell table:formula="of:=[.E982]-[.D98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2734" calcext:value-type="float">
            <text:p>72734</text:p>
          </table:table-cell>
          <table:table-cell office:value-type="string" calcext:value-type="string">
            <text:p>Motorek "Cross 2" 050261</text:p>
          </table:table-cell>
          <table:table-cell table:formula="of:=[.E983]-[.D98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2778" calcext:value-type="float">
            <text:p>72778</text:p>
          </table:table-cell>
          <table:table-cell office:value-type="string" calcext:value-type="string">
            <text:p>Pies powtarzający 3113</text:p>
          </table:table-cell>
          <table:table-cell table:formula="of:=[.E984]-[.D984]"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72902" calcext:value-type="float">
            <text:p>72902</text:p>
          </table:table-cell>
          <table:table-cell office:value-type="string" calcext:value-type="string">
            <text:p>Lornetka Plastik 6x30 0070716</text:p>
          </table:table-cell>
          <table:table-cell table:formula="of:=[.E985]-[.D985]"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73120" calcext:value-type="float">
            <text:p>73120</text:p>
          </table:table-cell>
          <table:table-cell office:value-type="string" calcext:value-type="string">
            <text:p>Traktor wielki 150712</text:p>
          </table:table-cell>
          <table:table-cell table:formula="of:=[.E986]-[.D986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73121" calcext:value-type="float">
            <text:p>73121</text:p>
          </table:table-cell>
          <table:table-cell office:value-type="string" calcext:value-type="string">
            <text:p>Traktor wielki /060773/</text:p>
          </table:table-cell>
          <table:table-cell table:formula="of:=[.E987]-[.D987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3122" calcext:value-type="float">
            <text:p>73122</text:p>
          </table:table-cell>
          <table:table-cell office:value-type="string" calcext:value-type="string">
            <text:p>Traktor wielki /922914/</text:p>
          </table:table-cell>
          <table:table-cell table:formula="of:=[.E988]-[.D988]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73172" calcext:value-type="float">
            <text:p>73172</text:p>
          </table:table-cell>
          <table:table-cell office:value-type="string" calcext:value-type="string">
            <text:p>Pistolet na kulki NR-M37-1 201178</text:p>
          </table:table-cell>
          <table:table-cell table:formula="of:=[.E989]-[.D989]"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73330" calcext:value-type="float">
            <text:p>73330</text:p>
          </table:table-cell>
          <table:table-cell office:value-type="string" calcext:value-type="string">
            <text:p>Pistolet na kulki NR-338-1 200836</text:p>
          </table:table-cell>
          <table:table-cell table:formula="of:=[.E990]-[.D990]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73331" calcext:value-type="float">
            <text:p>73331</text:p>
          </table:table-cell>
          <table:table-cell office:value-type="string" calcext:value-type="string">
            <text:p>Pistolet na kulki NR-1538D 200690</text:p>
          </table:table-cell>
          <table:table-cell table:formula="of:=[.E991]-[.D991]"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73332" calcext:value-type="float">
            <text:p>73332</text:p>
          </table:table-cell>
          <table:table-cell office:value-type="string" calcext:value-type="string">
            <text:p>Pistolet na kulki NR-M41 776873</text:p>
          </table:table-cell>
          <table:table-cell table:formula="of:=[.E992]-[.D992]"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73560" calcext:value-type="float">
            <text:p>73560</text:p>
          </table:table-cell>
          <table:table-cell office:value-type="string" calcext:value-type="string">
            <text:p>Magiczne Koła 1348-2</text:p>
          </table:table-cell>
          <table:table-cell table:formula="of:=[.E993]-[.D993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3566" calcext:value-type="float">
            <text:p>73566</text:p>
          </table:table-cell>
          <table:table-cell office:value-type="string" calcext:value-type="string">
            <text:p>Lalka 558-C 417317</text:p>
          </table:table-cell>
          <table:table-cell table:formula="of:=[.E994]-[.D994]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73567" calcext:value-type="float">
            <text:p>73567</text:p>
          </table:table-cell>
          <table:table-cell office:value-type="string" calcext:value-type="string">
            <text:p>Lalka 5682A-2 422823</text:p>
          </table:table-cell>
          <table:table-cell table:formula="of:=[.E995]-[.D995]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73959" calcext:value-type="float">
            <text:p>73959</text:p>
          </table:table-cell>
          <table:table-cell office:value-type="string" calcext:value-type="string">
            <text:p>Glut Owoc</text:p>
          </table:table-cell>
          <table:table-cell table:formula="of:=[.E996]-[.D996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74178" calcext:value-type="float">
            <text:p>74178</text:p>
          </table:table-cell>
          <table:table-cell office:value-type="string" calcext:value-type="string">
            <text:p>Kolejka na baterie YJ88-25 110799</text:p>
          </table:table-cell>
          <table:table-cell table:formula="of:=[.E997]-[.D997]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74219" calcext:value-type="float">
            <text:p>74219</text:p>
          </table:table-cell>
          <table:table-cell office:value-type="string" calcext:value-type="string">
            <text:p>Auto przewrotka stunt 999G-19A</text:p>
          </table:table-cell>
          <table:table-cell table:formula="of:=[.E998]-[.D998]"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74221" calcext:value-type="float">
            <text:p>74221</text:p>
          </table:table-cell>
          <table:table-cell office:value-type="string" calcext:value-type="string">
            <text:p>buda doktor kot 147801</text:p>
          </table:table-cell>
          <table:table-cell table:formula="of:=[.E999]-[.D999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74225" calcext:value-type="float">
            <text:p>74225</text:p>
          </table:table-cell>
          <table:table-cell office:value-type="string" calcext:value-type="string">
            <text:p>buda duza + pies 121</text:p>
          </table:table-cell>
          <table:table-cell table:formula="of:=[.E1000]-[.D1000]"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74226" calcext:value-type="float">
            <text:p>74226</text:p>
          </table:table-cell>
          <table:table-cell office:value-type="string" calcext:value-type="string">
            <text:p>HELIKOPTER NA BATERIE</text:p>
          </table:table-cell>
          <table:table-cell table:formula="of:=[.E1001]-[.D1001]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74246" calcext:value-type="float">
            <text:p>74246</text:p>
          </table:table-cell>
          <table:table-cell office:value-type="string" calcext:value-type="string">
            <text:p>Żelowy Pistolet M03+ Blister</text:p>
          </table:table-cell>
          <table:table-cell table:formula="of:=[.E1002]-[.D1002]"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74418" calcext:value-type="float">
            <text:p>74418</text:p>
          </table:table-cell>
          <table:table-cell office:value-type="string" calcext:value-type="string">
            <text:p>Wiertarka na baterie /571818/</text:p>
          </table:table-cell>
          <table:table-cell table:formula="of:=[.E1003]-[.D1003]"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4455" calcext:value-type="float">
            <text:p>74455</text:p>
          </table:table-cell>
          <table:table-cell office:value-type="string" calcext:value-type="string">
            <text:p>BUDA DUżA DOKTOR 183 561974</text:p>
          </table:table-cell>
          <table:table-cell table:formula="of:=[.E1004]-[.D1004]"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74457" calcext:value-type="float">
            <text:p>74457</text:p>
          </table:table-cell>
          <table:table-cell office:value-type="string" calcext:value-type="string">
            <text:p>DINOZAUR Z ROGAMI</text:p>
          </table:table-cell>
          <table:table-cell table:formula="of:=[.E1005]-[.D1005]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4461" calcext:value-type="float">
            <text:p>74461</text:p>
          </table:table-cell>
          <table:table-cell office:value-type="string" calcext:value-type="string">
            <text:p>KULKI 800 SZT GRANAT 707167</text:p>
          </table:table-cell>
          <table:table-cell table:formula="of:=[.E1006]-[.D1006]" office:value-type="float" office:value="331" calcext:value-type="float">
            <text:p>331</text:p>
          </table:table-cell>
          <table:table-cell office:value-type="float" office:value="230" calcext:value-type="float">
            <text:p>230</text:p>
          </table:table-cell>
          <table:table-cell office:value-type="float" office:value="561" calcext:value-type="float">
            <text:p>561</text:p>
          </table:table-cell>
          <table:table-cell/>
        </table:table-row>
        <table:table-row table:style-name="ro1">
          <table:table-cell office:value-type="float" office:value="74469" calcext:value-type="float">
            <text:p>74469</text:p>
          </table:table-cell>
          <table:table-cell office:value-type="string" calcext:value-type="string">
            <text:p>Pistolet na kulki <text:s/>MP40</text:p>
          </table:table-cell>
          <table:table-cell table:formula="of:=[.E1007]-[.D1007]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74472" calcext:value-type="float">
            <text:p>74472</text:p>
          </table:table-cell>
          <table:table-cell office:value-type="string" calcext:value-type="string">
            <text:p>PISTOLET SPRężYNOWY</text:p>
          </table:table-cell>
          <table:table-cell table:formula="of:=[.E1008]-[.D1008]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74473" calcext:value-type="float">
            <text:p>74473</text:p>
          </table:table-cell>
          <table:table-cell office:value-type="string" calcext:value-type="string">
            <text:p>PISTOLET SPRężYNOWY</text:p>
          </table:table-cell>
          <table:table-cell table:formula="of:=[.E1009]-[.D1009]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74477" calcext:value-type="float">
            <text:p>74477</text:p>
          </table:table-cell>
          <table:table-cell office:value-type="string" calcext:value-type="string">
            <text:p>Ptak na baterie HL517EFGH 028031</text:p>
          </table:table-cell>
          <table:table-cell table:formula="of:=[.E1010]-[.D1010]"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74481" calcext:value-type="float">
            <text:p>74481</text:p>
          </table:table-cell>
          <table:table-cell office:value-type="string" calcext:value-type="string">
            <text:p>Tablet edukacyjny QC1059PL 423226</text:p>
          </table:table-cell>
          <table:table-cell table:formula="of:=[.E1011]-[.D1011]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74523" calcext:value-type="float">
            <text:p>74523</text:p>
          </table:table-cell>
          <table:table-cell office:value-type="string" calcext:value-type="string">
            <text:p>Kulki 6mm 719565</text:p>
          </table:table-cell>
          <table:table-cell table:formula="of:=[.E1012]-[.D1012]"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74538" calcext:value-type="float">
            <text:p>74538</text:p>
          </table:table-cell>
          <table:table-cell office:value-type="string" calcext:value-type="string">
            <text:p>Pistolet na kulki NR-M306B 777863 777863</text:p>
          </table:table-cell>
          <table:table-cell table:formula="of:=[.E1013]-[.D1013]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74545" calcext:value-type="float">
            <text:p>74545</text:p>
          </table:table-cell>
          <table:table-cell office:value-type="string" calcext:value-type="string">
            <text:p>Kombajn duży zboże 8089,960304, 005070</text:p>
          </table:table-cell>
          <table:table-cell table:formula="of:=[.E1014]-[.D1014]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74546" calcext:value-type="float">
            <text:p>74546</text:p>
          </table:table-cell>
          <table:table-cell office:value-type="string" calcext:value-type="string">
            <text:p>KOMBAJN DUZY do kukurydzy 971183, 005087</text:p>
          </table:table-cell>
          <table:table-cell table:formula="of:=[.E1015]-[.D1015]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74551" calcext:value-type="float">
            <text:p>74551</text:p>
          </table:table-cell>
          <table:table-cell office:value-type="string" calcext:value-type="string">
            <text:p>Broń karabin /60069/</text:p>
          </table:table-cell>
          <table:table-cell table:formula="of:=[.E1016]-[.D1016]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74552" calcext:value-type="float">
            <text:p>74552</text:p>
          </table:table-cell>
          <table:table-cell office:value-type="string" calcext:value-type="string">
            <text:p>Pistolet na kulki NR-4 Snajp 014333</text:p>
          </table:table-cell>
          <table:table-cell table:formula="of:=[.E1017]-[.D1017]"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74553" calcext:value-type="float">
            <text:p>74553</text:p>
          </table:table-cell>
          <table:table-cell office:value-type="string" calcext:value-type="string">
            <text:p>Żelowy pistolet plansza AK47-2</text:p>
          </table:table-cell>
          <table:table-cell table:formula="of:=[.E1018]-[.D1018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5082" calcext:value-type="float">
            <text:p>75082</text:p>
          </table:table-cell>
          <table:table-cell office:value-type="string" calcext:value-type="string">
            <text:p>Wiewiórka z karuzelką </text:p>
          </table:table-cell>
          <table:table-cell table:formula="of:=[.E1019]-[.D1019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75092" calcext:value-type="float">
            <text:p>75092</text:p>
          </table:table-cell>
          <table:table-cell office:value-type="string" calcext:value-type="string">
            <text:p>W-51 Taczka stokrotka z łopatką i grabkami</text:p>
          </table:table-cell>
          <table:table-cell table:formula="of:=[.E1020]-[.D1020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5228" calcext:value-type="float">
            <text:p>75228</text:p>
          </table:table-cell>
          <table:table-cell office:value-type="string" calcext:value-type="string">
            <text:p>Koparka duża na napęd /0045569/</text:p>
          </table:table-cell>
          <table:table-cell table:formula="of:=[.E1021]-[.D1021]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75229" calcext:value-type="float">
            <text:p>75229</text:p>
          </table:table-cell>
          <table:table-cell office:value-type="string" calcext:value-type="string">
            <text:p>Spychach 0045568</text:p>
          </table:table-cell>
          <table:table-cell table:formula="of:=[.E1022]-[.D1022]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75390" calcext:value-type="float">
            <text:p>75390</text:p>
          </table:table-cell>
          <table:table-cell office:value-type="string" calcext:value-type="string">
            <text:p>Traktor Wielki 922822</text:p>
          </table:table-cell>
          <table:table-cell table:formula="of:=[.E1023]-[.D1023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75392" calcext:value-type="float">
            <text:p>75392</text:p>
          </table:table-cell>
          <table:table-cell office:value-type="string" calcext:value-type="string">
            <text:p>Traktor Wielki792808</text:p>
          </table:table-cell>
          <table:table-cell table:formula="of:=[.E1024]-[.D1024]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75403" calcext:value-type="float">
            <text:p>75403</text:p>
          </table:table-cell>
          <table:table-cell office:value-type="string" calcext:value-type="string">
            <text:p>Traktor wielki z belownicą922730</text:p>
          </table:table-cell>
          <table:table-cell table:formula="of:=[.E1025]-[.D1025]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75405" calcext:value-type="float">
            <text:p>75405</text:p>
          </table:table-cell>
          <table:table-cell office:value-type="string" calcext:value-type="string">
            <text:p>Buda doktor pies 147795</text:p>
          </table:table-cell>
          <table:table-cell table:formula="of:=[.E1026]-[.D1026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5407" calcext:value-type="float">
            <text:p>75407</text:p>
          </table:table-cell>
          <table:table-cell office:value-type="string" calcext:value-type="string">
            <text:p>Pistolet na kulki 9621 201307</text:p>
          </table:table-cell>
          <table:table-cell table:formula="of:=[.E1027]-[.D1027]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75409" calcext:value-type="float">
            <text:p>75409</text:p>
          </table:table-cell>
          <table:table-cell office:value-type="string" calcext:value-type="string">
            <text:p>Pistolet na kulki M039-3 201260</text:p>
          </table:table-cell>
          <table:table-cell table:formula="of:=[.E1028]-[.D1028]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75411" calcext:value-type="float">
            <text:p>75411</text:p>
          </table:table-cell>
          <table:table-cell office:value-type="string" calcext:value-type="string">
            <text:p>Plusz Kot Polska Muzyka 112030</text:p>
          </table:table-cell>
          <table:table-cell table:formula="of:=[.E1029]-[.D1029]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5412" calcext:value-type="float">
            <text:p>75412</text:p>
          </table:table-cell>
          <table:table-cell office:value-type="string" calcext:value-type="string">
            <text:p>Plusz Pies Polska Muzyka 112061</text:p>
          </table:table-cell>
          <table:table-cell table:formula="of:=[.E1030]-[.D1030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5416" calcext:value-type="float">
            <text:p>75416</text:p>
          </table:table-cell>
          <table:table-cell office:value-type="string" calcext:value-type="string">
            <text:p>Ptak na baterie HL513EFGH <text:s/>712887</text:p>
          </table:table-cell>
          <table:table-cell table:formula="of:=[.E1031]-[.D1031]"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75417" calcext:value-type="float">
            <text:p>75417</text:p>
          </table:table-cell>
          <table:table-cell office:value-type="string" calcext:value-type="string">
            <text:p>Ptak na baterie HL519B 712924</text:p>
          </table:table-cell>
          <table:table-cell table:formula="of:=[.E1032]-[.D1032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5420" calcext:value-type="float">
            <text:p>75420</text:p>
          </table:table-cell>
          <table:table-cell office:value-type="string" calcext:value-type="string">
            <text:p>Torebka z pieskiem /12 szt pakowane/</text:p>
          </table:table-cell>
          <table:table-cell table:formula="of:=[.E1033]-[.D1033]" office:value-type="float" office:value="241" calcext:value-type="float">
            <text:p>241</text:p>
          </table:table-cell>
          <table:table-cell office:value-type="float" office:value="357" calcext:value-type="float">
            <text:p>357</text:p>
          </table:table-cell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75421" calcext:value-type="float">
            <text:p>75421</text:p>
          </table:table-cell>
          <table:table-cell office:value-type="string" calcext:value-type="string">
            <text:p>PTAK NA BATERIE HL510B 917856</text:p>
          </table:table-cell>
          <table:table-cell table:formula="of:=[.E1034]-[.D1034]"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75425" calcext:value-type="float">
            <text:p>75425</text:p>
          </table:table-cell>
          <table:table-cell office:value-type="string" calcext:value-type="string">
            <text:p>Pistolet Gonher 125/6</text:p>
          </table:table-cell>
          <table:table-cell table:formula="of:=[.E1035]-[.D1035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5427" calcext:value-type="float">
            <text:p>75427</text:p>
          </table:table-cell>
          <table:table-cell office:value-type="string" calcext:value-type="string">
            <text:p>Pistolet Gonher 73/6</text:p>
          </table:table-cell>
          <table:table-cell table:formula="of:=[.E1036]-[.D103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5428" calcext:value-type="float">
            <text:p>75428</text:p>
          </table:table-cell>
          <table:table-cell office:value-type="string" calcext:value-type="string">
            <text:p>Pistolet Gonher 80/0</text:p>
          </table:table-cell>
          <table:table-cell table:formula="of:=[.E1037]-[.D1037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5430" calcext:value-type="float">
            <text:p>75430</text:p>
          </table:table-cell>
          <table:table-cell office:value-type="string" calcext:value-type="string">
            <text:p>Pistolet Gonher 88/0</text:p>
          </table:table-cell>
          <table:table-cell table:formula="of:=[.E1038]-[.D1038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5435" calcext:value-type="float">
            <text:p>75435</text:p>
          </table:table-cell>
          <table:table-cell office:value-type="string" calcext:value-type="string">
            <text:p>Pistolet Gonher 33/0</text:p>
          </table:table-cell>
          <table:table-cell table:formula="of:=[.E1039]-[.D1039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5437" calcext:value-type="float">
            <text:p>75437</text:p>
          </table:table-cell>
          <table:table-cell office:value-type="string" calcext:value-type="string">
            <text:p>Pistolet Gonher 39/6</text:p>
          </table:table-cell>
          <table:table-cell table:formula="of:=[.E1040]-[.D1040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5451" calcext:value-type="float">
            <text:p>75451</text:p>
          </table:table-cell>
          <table:table-cell office:value-type="string" calcext:value-type="string">
            <text:p>Buda duża pies + dr 122</text:p>
          </table:table-cell>
          <table:table-cell table:formula="of:=[.E1041]-[.D1041]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75458" calcext:value-type="float">
            <text:p>75458</text:p>
          </table:table-cell>
          <table:table-cell office:value-type="string" calcext:value-type="string">
            <text:p>Żelowy Pistolet M16-2</text:p>
          </table:table-cell>
          <table:table-cell table:formula="of:=[.E1042]-[.D1042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75461" calcext:value-type="float">
            <text:p>75461</text:p>
          </table:table-cell>
          <table:table-cell office:value-type="string" calcext:value-type="string">
            <text:p>Żelowe Uzupełnienie YT-001 /24szt displ/</text:p>
          </table:table-cell>
          <table:table-cell table:formula="of:=[.E1043]-[.D1043]"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CS12850</text:p>
          </table:table-cell>
          <table:table-cell office:value-type="string" calcext:value-type="string">
            <text:p>Diabełki 6/50</text:p>
          </table:table-cell>
          <table:table-cell table:formula="of:=[.E1044]-[.D1044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0002</text:p>
          </table:table-cell>
          <table:table-cell office:value-type="string" calcext:value-type="string">
            <text:p>Fajerwerki</text:p>
          </table:table-cell>
          <table:table-cell table:formula="of:=[.E1045]-[.D1045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XG105</text:p>
          </table:table-cell>
          <table:table-cell office:value-type="string" calcext:value-type="string">
            <text:p>Diabełki 6/50</text:p>
          </table:table-cell>
          <table:table-cell table:formula="of:=[.E1046]-[.D1046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YT1301</text:p>
          </table:table-cell>
          <table:table-cell office:value-type="string" calcext:value-type="string">
            <text:p>Diabełki 6/50</text:p>
          </table:table-cell>
          <table:table-cell table:formula="of:=[.E1047]-[.D1047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YT1303</text:p>
          </table:table-cell>
          <table:table-cell office:value-type="string" calcext:value-type="string">
            <text:p>Diabły 6/50</text:p>
          </table:table-cell>
          <table:table-cell table:formula="of:=[.E1048]-[.D104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  <table:database-ranges>
        <table:database-range table:name="__Anonymous_Sheet_DB__0" table:target-range-address="wynik.C1:wynik.C104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4T19:57:20.791956935</dc:date>
    <meta:editing-duration>PT1M11S</meta:editing-duration>
    <meta:editing-cycles>2</meta:editing-cycles>
    <meta:generator>LibreOffice/6.0.3.2$Linux_X86_64 LibreOffice_project/00m0$Build-2</meta:generator>
    <meta:document-statistic meta:table-count="1" meta:cell-count="5240" meta:object-count="0"/>
  </office:meta>
</office:document-meta>
</file>